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page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51cm" fo:margin-left="0.018cm" fo:margin-top="0cm" fo:margin-bottom="0cm" table:align="left" style:writing-mode="page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9" style:family="table-row">
      <style:table-row-properties style:min-row-height="0.741cm" fo:keep-together="auto"/>
    </style:style>
    <style:style style:name="Tabla10" style:family="table">
      <style:table-properties style:width="16.498cm" fo:margin-left="0.018cm" fo:margin-top="0cm" fo:margin-bottom="0cm" fo:break-before="page" table:align="left" style:writing-mode="page"/>
    </style:style>
    <style:style style:name="Tabla10.A" style:family="table-column">
      <style:table-column-properties style:column-width="8.255cm"/>
    </style:style>
    <style:style style:name="Tabla10.B" style:family="table-column">
      <style:table-column-properties style:column-width="8.24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.9" style:family="table-row">
      <style:table-row-properties style:min-row-height="0.741cm" fo:keep-together="auto"/>
    </style:style>
    <style:style style:name="Tabla10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" style:family="table">
      <style:table-properties style:width="16.51cm" fo:margin-left="0.018cm" fo:margin-top="0cm" fo:margin-bottom="0cm" table:align="left" style:writing-mode="page"/>
    </style:style>
    <style:style style:name="Tabla1.A" style:family="table-column">
      <style:table-column-properties style:column-width="8.25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9" style:family="table">
      <style:table-properties style:width="16.51cm" fo:margin-left="0.018cm" fo:margin-top="0cm" fo:margin-bottom="0cm" table:align="left" style:writing-mode="page"/>
    </style:style>
    <style:style style:name="Tabla9.A" style:family="table-column">
      <style:table-column-properties style:column-width="8.25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6.51cm" fo:margin-left="0.018cm" fo:margin-top="0cm" fo:margin-bottom="0cm" table:align="left" style:writing-mode="page"/>
    </style:style>
    <style:style style:name="Tabla11.A" style:family="table-column">
      <style:table-column-properties style:column-width="8.25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9" style:family="table-row">
      <style:table-row-properties style:min-row-height="0.741cm" fo:keep-together="auto"/>
    </style:style>
    <style:style style:name="Tabla1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" style:family="table">
      <style:table-properties style:width="16.51cm" fo:margin-left="0.018cm" fo:margin-top="0cm" fo:margin-bottom="0cm" table:align="left" style:writing-mode="page"/>
    </style:style>
    <style:style style:name="Tabla5.A" style:family="table-column">
      <style:table-column-properties style:column-width="8.2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6.51cm" fo:margin-left="0.018cm" fo:margin-top="0cm" fo:margin-bottom="0cm" table:align="left" style:writing-mode="page"/>
    </style:style>
    <style:style style:name="Tabla6.A" style:family="table-column">
      <style:table-column-properties style:column-width="8.25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.9" style:family="table-row">
      <style:table-row-properties style:min-row-height="0.741cm" fo:keep-together="auto"/>
    </style:style>
    <style:style style:name="Tabla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16.51cm" fo:margin-left="0.018cm" fo:margin-top="0cm" fo:margin-bottom="0cm" table:align="left" style:writing-mode="page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51cm" fo:margin-left="0.018cm" fo:margin-top="0cm" fo:margin-bottom="0cm" table:align="left" style:writing-mode="page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9" style:family="table-row">
      <style:table-row-properties style:min-row-height="0.741cm" fo:keep-together="auto"/>
    </style:style>
    <style:style style:name="Table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1" style:family="table">
      <style:table-properties style:width="16.51cm" fo:margin-left="0.018cm" fo:margin-top="0cm" fo:margin-bottom="0cm" table:align="left" style:writing-mode="page"/>
    </style:style>
    <style:style style:name="Table51.A" style:family="table-column">
      <style:table-column-properties style:column-width="8.25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" style:family="table">
      <style:table-properties style:width="16.51cm" fo:margin-left="0.018cm" fo:margin-top="0cm" fo:margin-bottom="0cm" table:align="left" style:writing-mode="page"/>
    </style:style>
    <style:style style:name="Table52.A" style:family="table-column">
      <style:table-column-properties style:column-width="8.25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.9" style:family="table-row">
      <style:table-row-properties style:min-row-height="0.741cm" fo:keep-together="auto"/>
    </style:style>
    <style:style style:name="Table52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7" style:family="table">
      <style:table-properties style:width="16.51cm" fo:margin-left="0.018cm" fo:margin-top="0cm" fo:margin-bottom="0cm" table:align="left" style:writing-mode="page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0.018cm" fo:margin-top="0cm" fo:margin-bottom="0cm" table:align="left" style:writing-mode="page"/>
    </style:style>
    <style:style style:name="Tabla2.A" style:family="table-column">
      <style:table-column-properties style:column-width="8.25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9" style:family="table-row">
      <style:table-row-properties style:min-row-height="0.741cm" fo:keep-together="auto"/>
    </style:style>
    <style:style style:name="Tabla2.10" style:family="table-row">
      <style:table-row-properties style:min-row-height="0.963cm" fo:keep-together="auto"/>
    </style:style>
    <style:style style:name="Tabla2.A1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9" style:family="table">
      <style:table-properties style:width="16.51cm" fo:margin-left="0.018cm" fo:margin-top="0cm" fo:margin-bottom="0cm" table:align="left" style:writing-mode="page"/>
    </style:style>
    <style:style style:name="Table59.A" style:family="table-column">
      <style:table-column-properties style:column-width="8.25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" style:family="table">
      <style:table-properties style:width="16.51cm" fo:margin-left="0.018cm" fo:margin-top="0cm" fo:margin-bottom="0cm" table:align="left" style:writing-mode="page"/>
    </style:style>
    <style:style style:name="Table60.A" style:family="table-column">
      <style:table-column-properties style:column-width="8.255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.9" style:family="table-row">
      <style:table-row-properties style:min-row-height="0.741cm" fo:keep-together="auto"/>
    </style:style>
    <style:style style:name="Table35" style:family="table">
      <style:table-properties style:width="16.51cm" fo:margin-left="0.018cm" fo:margin-top="0cm" fo:margin-bottom="0cm" table:align="left" style:writing-mode="page"/>
    </style:style>
    <style:style style:name="Table35.A" style:family="table-column">
      <style:table-column-properties style:column-width="8.25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" style:family="table">
      <style:table-properties style:width="16.476cm" fo:margin-left="0.042cm" fo:margin-top="0cm" fo:margin-bottom="0cm" table:align="left" style:writing-mode="page"/>
    </style:style>
    <style:style style:name="Table36.A" style:family="table-column">
      <style:table-column-properties style:column-width="8.221cm"/>
    </style:style>
    <style:style style:name="Table36.B" style:family="table-column">
      <style:table-column-properties style:column-width="8.25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.3" style:family="table-row">
      <style:table-row-properties style:min-row-height="0.665cm" fo:keep-together="auto"/>
    </style:style>
    <style:style style:name="Table36.9" style:family="table-row">
      <style:table-row-properties style:min-row-height="0.741cm" fo:keep-together="auto"/>
    </style:style>
    <style:style style:name="Table3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6.51cm" fo:margin-left="0.018cm" fo:margin-top="0cm" fo:margin-bottom="0cm" table:align="left" style:writing-mode="page"/>
    </style:style>
    <style:style style:name="Tabla3.A" style:family="table-column">
      <style:table-column-properties style:column-width="8.25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6.476cm" fo:margin-left="0.042cm" fo:margin-top="0cm" fo:margin-bottom="0cm" table:align="left" style:writing-mode="page"/>
    </style:style>
    <style:style style:name="Tabla4.A" style:family="table-column">
      <style:table-column-properties style:column-width="8.221cm"/>
    </style:style>
    <style:style style:name="Tabla4.B" style:family="table-column">
      <style:table-column-properties style:column-width="8.2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3" style:family="table-row">
      <style:table-row-properties style:min-row-height="0.665cm" fo:keep-together="auto"/>
    </style:style>
    <style:style style:name="Tabla4.9" style:family="table-row">
      <style:table-row-properties style:min-row-height="0.741cm" fo:keep-together="auto"/>
    </style:style>
    <style:style style:name="Tabla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7" style:family="table">
      <style:table-properties style:width="16.51cm" fo:margin-left="0.018cm" fo:margin-top="0cm" fo:margin-bottom="0cm" table:align="left" style:writing-mode="page"/>
    </style:style>
    <style:style style:name="Tabla7.A" style:family="table-column">
      <style:table-column-properties style:column-width="8.25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6.476cm" fo:margin-left="0.042cm" fo:margin-top="0cm" fo:margin-bottom="0cm" table:align="left" style:writing-mode="page"/>
    </style:style>
    <style:style style:name="Tabla8.A" style:family="table-column">
      <style:table-column-properties style:column-width="8.221cm"/>
    </style:style>
    <style:style style:name="Tabla8.B" style:family="table-column">
      <style:table-column-properties style:column-width="8.25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3" style:family="table-row">
      <style:table-row-properties style:min-row-height="0.665cm" fo:keep-together="auto"/>
    </style:style>
    <style:style style:name="Tabla8.9" style:family="table-row">
      <style:table-row-properties style:min-row-height="0.741cm" fo:keep-together="auto"/>
    </style:style>
    <style:style style:name="Tabla8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6.51cm" fo:margin-left="0.018cm" fo:margin-top="0cm" fo:margin-bottom="0cm" table:align="left" style:writing-mode="page"/>
    </style:style>
    <style:style style:name="Tabla12.A" style:family="table-column">
      <style:table-column-properties style:column-width="8.25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6.476cm" fo:margin-left="0.042cm" fo:margin-top="0cm" fo:margin-bottom="0cm" table:align="left" style:writing-mode="page"/>
    </style:style>
    <style:style style:name="Tabla13.A" style:family="table-column">
      <style:table-column-properties style:column-width="8.221cm"/>
    </style:style>
    <style:style style:name="Tabla13.B" style:family="table-column">
      <style:table-column-properties style:column-width="8.25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.3" style:family="table-row">
      <style:table-row-properties style:min-row-height="0.665cm" fo:keep-together="auto"/>
    </style:style>
    <style:style style:name="Tabla13.9" style:family="table-row">
      <style:table-row-properties style:min-row-height="0.741cm" fo:keep-together="auto"/>
    </style:style>
    <style:style style:name="Tabla1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4" style:family="table">
      <style:table-properties style:width="16.51cm" fo:margin-left="0.018cm" fo:margin-top="0cm" fo:margin-bottom="0cm" table:align="left" style:writing-mode="page"/>
    </style:style>
    <style:style style:name="Tabla14.A" style:family="table-column">
      <style:table-column-properties style:column-width="8.25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" style:family="table">
      <style:table-properties style:width="16.476cm" fo:margin-left="0.042cm" fo:margin-top="0cm" fo:margin-bottom="0cm" table:align="left" style:writing-mode="page"/>
    </style:style>
    <style:style style:name="Tabla15.A" style:family="table-column">
      <style:table-column-properties style:column-width="8.221cm"/>
    </style:style>
    <style:style style:name="Tabla15.B" style:family="table-column">
      <style:table-column-properties style:column-width="8.25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.9" style:family="table-row">
      <style:table-row-properties style:min-row-height="0.741cm" fo:keep-together="auto"/>
    </style:style>
    <style:style style:name="Tabla1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6" style:family="table">
      <style:table-properties style:width="16.51cm" fo:margin-left="0.018cm" fo:margin-top="0cm" fo:margin-bottom="0cm" table:align="left" style:writing-mode="page"/>
    </style:style>
    <style:style style:name="Tabla16.A" style:family="table-column">
      <style:table-column-properties style:column-width="8.25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" style:family="table">
      <style:table-properties style:width="16.476cm" fo:margin-left="0.042cm" fo:margin-top="0cm" fo:margin-bottom="0cm" table:align="left" style:writing-mode="page"/>
    </style:style>
    <style:style style:name="Tabla17.A" style:family="table-column">
      <style:table-column-properties style:column-width="8.221cm"/>
    </style:style>
    <style:style style:name="Tabla17.B" style:family="table-column">
      <style:table-column-properties style:column-width="8.25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.9" style:family="table-row">
      <style:table-row-properties style:min-row-height="0.741cm" fo:keep-together="auto"/>
    </style:style>
    <style:style style:name="Tabla1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7.16" style:family="table-row">
      <style:table-row-properties style:min-row-height="0.979cm" fo:keep-together="auto"/>
    </style:style>
    <style:style style:name="Tabla18" style:family="table">
      <style:table-properties style:width="16.51cm" fo:margin-left="0.018cm" fo:margin-top="0cm" fo:margin-bottom="0cm" table:align="left" style:writing-mode="page"/>
    </style:style>
    <style:style style:name="Tabla18.A" style:family="table-column">
      <style:table-column-properties style:column-width="8.25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" style:family="table">
      <style:table-properties style:width="16.476cm" fo:margin-left="0.042cm" fo:margin-top="0cm" fo:margin-bottom="0cm" table:align="left" style:writing-mode="page"/>
    </style:style>
    <style:style style:name="Tabla19.A" style:family="table-column">
      <style:table-column-properties style:column-width="8.221cm"/>
    </style:style>
    <style:style style:name="Tabla19.B" style:family="table-column">
      <style:table-column-properties style:column-width="8.255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.9" style:family="table-row">
      <style:table-row-properties style:min-row-height="0.741cm" fo:keep-together="auto"/>
    </style:style>
    <style:style style:name="Tabla1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9.15" style:family="table-row">
      <style:table-row-properties style:min-row-height="0.979cm" fo:keep-together="auto"/>
    </style:style>
    <style:style style:name="Tabla20" style:family="table">
      <style:table-properties style:width="16.51cm" fo:margin-left="0.018cm" fo:margin-top="0cm" fo:margin-bottom="0cm" table:align="left" style:writing-mode="page"/>
    </style:style>
    <style:style style:name="Tabla20.A" style:family="table-column">
      <style:table-column-properties style:column-width="8.25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" style:family="table">
      <style:table-properties style:width="16.476cm" fo:margin-left="0.042cm" fo:margin-top="0cm" fo:margin-bottom="0cm" table:align="left" style:writing-mode="page"/>
    </style:style>
    <style:style style:name="Tabla21.A" style:family="table-column">
      <style:table-column-properties style:column-width="8.221cm"/>
    </style:style>
    <style:style style:name="Tabla21.B" style:family="table-column">
      <style:table-column-properties style:column-width="8.25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.4" style:family="table-row">
      <style:table-row-properties style:min-row-height="1.191cm" fo:keep-together="auto"/>
    </style:style>
    <style:style style:name="Tabla21.9" style:family="table-row">
      <style:table-row-properties style:min-row-height="0.741cm" fo:keep-together="auto"/>
    </style:style>
    <style:style style:name="Tabla2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2" style:family="table">
      <style:table-properties style:width="16.51cm" fo:margin-left="0.018cm" fo:margin-top="0cm" fo:margin-bottom="0cm" table:align="left" style:writing-mode="page"/>
    </style:style>
    <style:style style:name="Tabla22.A" style:family="table-column">
      <style:table-column-properties style:column-width="8.255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" style:family="table">
      <style:table-properties style:width="16.476cm" fo:margin-left="0.042cm" fo:margin-top="0cm" fo:margin-bottom="0cm" table:align="left" style:writing-mode="page"/>
    </style:style>
    <style:style style:name="Tabla23.A" style:family="table-column">
      <style:table-column-properties style:column-width="8.221cm"/>
    </style:style>
    <style:style style:name="Tabla23.B" style:family="table-column">
      <style:table-column-properties style:column-width="8.25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.4" style:family="table-row">
      <style:table-row-properties style:min-row-height="1.191cm" fo:keep-together="auto"/>
    </style:style>
    <style:style style:name="Tabla23.9" style:family="table-row">
      <style:table-row-properties style:min-row-height="0.741cm" fo:keep-together="auto"/>
    </style:style>
    <style:style style:name="Tabla2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3.13" style:family="table-row">
      <style:table-row-properties style:min-row-height="0.803cm" fo:keep-together="auto"/>
    </style:style>
    <style:style style:name="Tabla24" style:family="table">
      <style:table-properties style:width="16.51cm" fo:margin-left="0.018cm" fo:margin-top="0cm" fo:margin-bottom="0cm" table:align="left" style:writing-mode="page"/>
    </style:style>
    <style:style style:name="Tabla24.A" style:family="table-column">
      <style:table-column-properties style:column-width="8.25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" style:family="table">
      <style:table-properties style:width="16.476cm" fo:margin-left="0.042cm" fo:margin-top="0cm" fo:margin-bottom="0cm" table:align="left" style:writing-mode="page"/>
    </style:style>
    <style:style style:name="Tabla25.A" style:family="table-column">
      <style:table-column-properties style:column-width="8.221cm"/>
    </style:style>
    <style:style style:name="Tabla25.B" style:family="table-column">
      <style:table-column-properties style:column-width="8.255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.4" style:family="table-row">
      <style:table-row-properties style:min-row-height="1.191cm" fo:keep-together="auto"/>
    </style:style>
    <style:style style:name="Tabla25.9" style:family="table-row">
      <style:table-row-properties style:min-row-height="0.741cm" fo:keep-together="auto"/>
    </style:style>
    <style:style style:name="Tabla2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5.13" style:family="table-row">
      <style:table-row-properties style:min-row-height="0.803cm" fo:keep-together="auto"/>
    </style:style>
    <style:style style:name="P1" style:family="paragraph" style:parent-style-name="Standard">
      <style:text-properties officeooo:paragraph-rsid="000c66b2"/>
    </style:style>
    <style:style style:name="P2" style:family="paragraph" style:parent-style-name="normal">
      <style:paragraph-properties fo:line-height="100%" fo:orphans="0" fo:widows="0"/>
      <style:text-properties fo:language="es" fo:country="ES" fo:font-weight="bold" officeooo:paragraph-rsid="0000b3ac" style:font-weight-asian="bold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0b3ac" style:font-weight-asian="bold"/>
    </style:style>
    <style:style style:name="P4" style:family="paragraph" style:parent-style-name="normal">
      <style:paragraph-properties fo:line-height="100%" fo:orphans="0" fo:widows="0"/>
      <style:text-properties fo:language="es" fo:country="ES" fo:font-weight="bold" officeooo:paragraph-rsid="000c66b2" style:font-weight-asian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66b2" style:font-weight-asian="bold"/>
    </style:style>
    <style:style style:name="P6" style:family="paragraph" style:parent-style-name="normal">
      <style:paragraph-properties fo:line-height="100%" fo:orphans="0" fo:widows="0"/>
      <style:text-properties fo:language="es" fo:country="ES" fo:font-weight="bold" officeooo:paragraph-rsid="000ce53a" style:font-weight-asian="bold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e53a" style:font-weight-asian="bold"/>
    </style:style>
    <style:style style:name="P8" style:family="paragraph" style:parent-style-name="normal">
      <style:paragraph-properties fo:line-height="100%" fo:orphans="0" fo:widows="0"/>
      <style:text-properties fo:language="es" fo:country="ES" fo:font-weight="bold" officeooo:paragraph-rsid="0012b8ce" style:font-weight-asian="bold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2b8ce" style:font-weight-asian="bold"/>
    </style:style>
    <style:style style:name="P10" style:family="paragraph" style:parent-style-name="normal">
      <style:paragraph-properties fo:line-height="100%" fo:orphans="0" fo:widows="0"/>
      <style:text-properties fo:language="es" fo:country="ES" fo:font-weight="bold" officeooo:paragraph-rsid="00142cc8" style:font-weight-asian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42cc8" style:font-weight-asian="bold"/>
    </style:style>
    <style:style style:name="P12" style:family="paragraph" style:parent-style-name="normal">
      <style:paragraph-properties fo:line-height="100%" fo:orphans="0" fo:widows="0"/>
      <style:text-properties fo:language="es" fo:country="ES" fo:font-weight="bold" officeooo:paragraph-rsid="0017f71a" style:font-weight-asian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7f71a" style:font-weight-asian="bold"/>
    </style:style>
    <style:style style:name="P14" style:family="paragraph" style:parent-style-name="normal">
      <style:paragraph-properties fo:line-height="100%" fo:orphans="0" fo:widows="0"/>
      <style:text-properties fo:language="es" fo:country="ES" fo:font-weight="bold" officeooo:paragraph-rsid="001acef8" style:font-weight-asian="bold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acef8" style:font-weight-asian="bold"/>
    </style:style>
    <style:style style:name="P16" style:family="paragraph" style:parent-style-name="normal">
      <style:paragraph-properties fo:line-height="100%" fo:orphans="0" fo:widows="0"/>
      <style:text-properties fo:language="es" fo:country="ES" fo:font-weight="bold" officeooo:paragraph-rsid="001d47bb" style:font-weight-asian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d47bb" style:font-weight-asian="bold"/>
    </style:style>
    <style:style style:name="P18" style:family="paragraph" style:parent-style-name="normal">
      <style:paragraph-properties fo:line-height="100%" fo:orphans="0" fo:widows="0"/>
      <style:text-properties fo:language="es" fo:country="ES" fo:font-weight="bold" officeooo:paragraph-rsid="001ea10a" style:font-weight-asian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ea10a" style:font-weight-asian="bold"/>
    </style:style>
    <style:style style:name="P20" style:family="paragraph" style:parent-style-name="normal">
      <style:paragraph-properties fo:line-height="100%" fo:orphans="0" fo:widows="0"/>
      <style:text-properties fo:language="es" fo:country="ES" fo:font-weight="bold" officeooo:paragraph-rsid="0020a649" style:font-weight-asian="bold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0a649" style:font-weight-asian="bold"/>
    </style:style>
    <style:style style:name="P22" style:family="paragraph" style:parent-style-name="normal">
      <style:paragraph-properties fo:line-height="100%" fo:orphans="0" fo:widows="0"/>
      <style:text-properties fo:language="es" fo:country="ES" fo:font-weight="bold" officeooo:paragraph-rsid="0026a94d" style:font-weight-asian="bold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6a94d" style:font-weight-asian="bold"/>
    </style:style>
    <style:style style:name="P24" style:family="paragraph" style:parent-style-name="normal">
      <style:paragraph-properties fo:line-height="100%" fo:orphans="0" fo:widows="0"/>
      <style:text-properties fo:language="es" fo:country="ES" fo:font-weight="bold" officeooo:paragraph-rsid="00295ad8" style:font-weight-asian="bold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95ad8" style:font-weight-asian="bold"/>
    </style:style>
    <style:style style:name="P26" style:family="paragraph" style:parent-style-name="normal">
      <style:paragraph-properties fo:line-height="100%" fo:orphans="0" fo:widows="0"/>
      <style:text-properties fo:language="es" fo:country="ES" fo:font-weight="bold" officeooo:paragraph-rsid="002b5529" style:font-weight-asian="bold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b5529" style:font-weight-asian="bold"/>
    </style:style>
    <style:style style:name="P28" style:family="paragraph" style:parent-style-name="normal">
      <style:paragraph-properties fo:line-height="100%" fo:orphans="0" fo:widows="0"/>
      <style:text-properties fo:language="es" fo:country="ES" fo:font-weight="bold" officeooo:paragraph-rsid="002c7edd" style:font-weight-asian="bold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c7edd" style:font-weight-asian="bold"/>
    </style:style>
    <style:style style:name="P30" style:family="paragraph" style:parent-style-name="normal">
      <style:paragraph-properties fo:line-height="100%" fo:orphans="0" fo:widows="0"/>
      <style:text-properties fo:language="es" fo:country="ES" fo:font-weight="bold" officeooo:paragraph-rsid="003219f1" style:font-weight-asian="bold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219f1" style:font-weight-asian="bold"/>
    </style:style>
    <style:style style:name="P32" style:family="paragraph" style:parent-style-name="normal">
      <style:paragraph-properties fo:line-height="100%" fo:orphans="0" fo:widows="0"/>
      <style:text-properties fo:language="es" fo:country="ES" fo:font-weight="bold" officeooo:paragraph-rsid="0035577b" style:font-weight-asian="bold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5577b" style:font-weight-asian="bold"/>
    </style:style>
    <style:style style:name="P34" style:family="paragraph" style:parent-style-name="normal">
      <style:paragraph-properties fo:line-height="100%" fo:orphans="0" fo:widows="0"/>
      <style:text-properties fo:language="es" fo:country="ES" fo:font-weight="bold" officeooo:paragraph-rsid="0038dffb" style:font-weight-asian="bold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8dffb" style:font-weight-asian="bold"/>
    </style:style>
    <style:style style:name="P36" style:family="paragraph" style:parent-style-name="normal">
      <style:text-properties fo:language="es" fo:country="ES" fo:font-weight="bold" officeooo:rsid="000b3bcb" officeooo:paragraph-rsid="0013f19a" style:font-weight-asian="bold" style:font-weight-complex="bold"/>
    </style:style>
    <style:style style:name="P37" style:family="paragraph" style:parent-style-name="normal">
      <style:text-properties fo:language="es" fo:country="ES" fo:font-weight="bold" officeooo:rsid="000b3bcb" officeooo:paragraph-rsid="00142cc8" style:font-weight-asian="bold" style:font-weight-complex="bold"/>
    </style:style>
    <style:style style:name="P38" style:family="paragraph" style:parent-style-name="normal">
      <style:text-properties fo:language="es" fo:country="ES" fo:font-weight="bold" officeooo:rsid="000b3bcb" officeooo:paragraph-rsid="0017f71a" style:font-weight-asian="bold" style:font-weight-complex="bold"/>
    </style:style>
    <style:style style:name="P39" style:family="paragraph" style:parent-style-name="normal">
      <style:text-properties fo:language="es" fo:country="ES" fo:font-weight="bold" officeooo:rsid="000b3bcb" officeooo:paragraph-rsid="001acef8" style:font-weight-asian="bold" style:font-weight-complex="bold"/>
    </style:style>
    <style:style style:name="P40" style:family="paragraph" style:parent-style-name="normal">
      <style:text-properties fo:language="es" fo:country="ES" fo:font-weight="bold" officeooo:rsid="000b3bcb" officeooo:paragraph-rsid="001d47bb" style:font-weight-asian="bold" style:font-weight-complex="bold"/>
    </style:style>
    <style:style style:name="P41" style:family="paragraph" style:parent-style-name="normal">
      <style:text-properties fo:language="es" fo:country="ES" fo:font-weight="bold" officeooo:rsid="000b3bcb" officeooo:paragraph-rsid="001ea10a" style:font-weight-asian="bold" style:font-weight-complex="bold"/>
    </style:style>
    <style:style style:name="P42" style:family="paragraph" style:parent-style-name="normal">
      <style:text-properties fo:language="es" fo:country="ES" fo:font-weight="bold" officeooo:rsid="000b3bcb" officeooo:paragraph-rsid="0020a649" style:font-weight-asian="bold" style:font-weight-complex="bold"/>
    </style:style>
    <style:style style:name="P43" style:family="paragraph" style:parent-style-name="normal">
      <style:text-properties fo:language="es" fo:country="ES" fo:font-weight="bold" officeooo:rsid="000b3bcb" officeooo:paragraph-rsid="0026a94d" style:font-weight-asian="bold" style:font-weight-complex="bold"/>
    </style:style>
    <style:style style:name="P44" style:family="paragraph" style:parent-style-name="normal">
      <style:text-properties fo:language="es" fo:country="ES" fo:font-weight="bold" officeooo:rsid="000b3bcb" officeooo:paragraph-rsid="00295ad8" style:font-weight-asian="bold" style:font-weight-complex="bold"/>
    </style:style>
    <style:style style:name="P45" style:family="paragraph" style:parent-style-name="normal">
      <style:text-properties fo:language="es" fo:country="ES" fo:font-weight="bold" officeooo:rsid="000b3bcb" officeooo:paragraph-rsid="002b5529" style:font-weight-asian="bold" style:font-weight-complex="bold"/>
    </style:style>
    <style:style style:name="P46" style:family="paragraph" style:parent-style-name="normal">
      <style:text-properties fo:language="es" fo:country="ES" fo:font-weight="bold" officeooo:rsid="000b3bcb" officeooo:paragraph-rsid="002c7edd" style:font-weight-asian="bold" style:font-weight-complex="bold"/>
    </style:style>
    <style:style style:name="P47" style:family="paragraph" style:parent-style-name="normal">
      <style:text-properties fo:language="es" fo:country="ES" fo:font-weight="bold" officeooo:rsid="000b3bcb" officeooo:paragraph-rsid="003219f1" style:font-weight-asian="bold" style:font-weight-complex="bold"/>
    </style:style>
    <style:style style:name="P48" style:family="paragraph" style:parent-style-name="normal">
      <style:text-properties fo:language="es" fo:country="ES" fo:font-weight="bold" officeooo:rsid="000b3bcb" officeooo:paragraph-rsid="0035577b" style:font-weight-asian="bold" style:font-weight-complex="bold"/>
    </style:style>
    <style:style style:name="P49" style:family="paragraph" style:parent-style-name="normal">
      <style:text-properties fo:language="es" fo:country="ES" fo:font-weight="bold" officeooo:rsid="000b3bcb" officeooo:paragraph-rsid="0038dffb" style:font-weight-asian="bold" style:font-weight-complex="bold"/>
    </style:style>
    <style:style style:name="P50" style:family="paragraph" style:parent-style-name="normal">
      <style:text-properties fo:language="es" fo:country="ES" fo:font-weight="bold" officeooo:paragraph-rsid="00142cc8" style:font-weight-asian="bold"/>
    </style:style>
    <style:style style:name="P51" style:family="paragraph" style:parent-style-name="normal">
      <style:text-properties fo:language="es" fo:country="ES" fo:font-weight="bold" officeooo:paragraph-rsid="0017f71a" style:font-weight-asian="bold"/>
    </style:style>
    <style:style style:name="P52" style:family="paragraph" style:parent-style-name="normal">
      <style:text-properties fo:language="es" fo:country="ES" fo:font-weight="bold" officeooo:paragraph-rsid="001acef8" style:font-weight-asian="bold"/>
    </style:style>
    <style:style style:name="P53" style:family="paragraph" style:parent-style-name="normal">
      <style:text-properties fo:language="es" fo:country="ES" fo:font-weight="bold" officeooo:paragraph-rsid="001d47bb" style:font-weight-asian="bold"/>
    </style:style>
    <style:style style:name="P54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45fc2" style:font-weight-asian="bold"/>
    </style:style>
    <style:style style:name="P55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6a94d" style:font-weight-asian="bold"/>
    </style:style>
    <style:style style:name="P56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c7edd" style:font-weight-asian="bold"/>
    </style:style>
    <style:style style:name="P57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39d455" style:font-weight-asian="bold"/>
    </style:style>
    <style:style style:name="P58" style:family="paragraph" style:parent-style-name="normal">
      <style:text-properties fo:language="es" fo:country="ES" fo:font-weight="bold" officeooo:paragraph-rsid="00295ad8" style:font-weight-asian="bold"/>
    </style:style>
    <style:style style:name="P59" style:family="paragraph" style:parent-style-name="normal">
      <style:text-properties fo:language="es" fo:country="ES" fo:font-weight="bold" officeooo:paragraph-rsid="002b5529" style:font-weight-asian="bold"/>
    </style:style>
    <style:style style:name="P60" style:family="paragraph" style:parent-style-name="normal">
      <style:text-properties fo:language="es" fo:country="ES" fo:font-weight="bold" officeooo:paragraph-rsid="002c7edd" style:font-weight-asian="bold"/>
    </style:style>
    <style:style style:name="P61" style:family="paragraph" style:parent-style-name="normal">
      <style:text-properties fo:language="es" fo:country="ES" fo:font-weight="bold" officeooo:paragraph-rsid="003219f1" style:font-weight-asian="bold"/>
    </style:style>
    <style:style style:name="P62" style:family="paragraph" style:parent-style-name="normal">
      <style:text-properties fo:language="es" fo:country="ES" fo:font-weight="bold" officeooo:paragraph-rsid="0035577b" style:font-weight-asian="bold"/>
    </style:style>
    <style:style style:name="P63" style:family="paragraph" style:parent-style-name="normal">
      <style:text-properties fo:language="es" fo:country="ES" fo:font-weight="bold" officeooo:paragraph-rsid="0038dffb" style:font-weight-asian="bold"/>
    </style:style>
    <style:style style:name="P64" style:family="paragraph" style:parent-style-name="normal">
      <style:paragraph-properties fo:line-height="100%" fo:orphans="0" fo:widows="0"/>
      <style:text-properties fo:language="es" fo:country="ES" officeooo:paragraph-rsid="0000b3ac"/>
    </style:style>
    <style:style style:name="P65" style:family="paragraph" style:parent-style-name="normal">
      <style:paragraph-properties fo:line-height="100%" fo:orphans="0" fo:widows="0"/>
      <style:text-properties fo:language="es" fo:country="ES" officeooo:paragraph-rsid="00080b26"/>
    </style:style>
    <style:style style:name="P66" style:family="paragraph" style:parent-style-name="normal">
      <style:paragraph-properties fo:line-height="100%" fo:orphans="0" fo:widows="0"/>
      <style:text-properties fo:language="es" fo:country="ES" officeooo:paragraph-rsid="000c66b2"/>
    </style:style>
    <style:style style:name="P67" style:family="paragraph" style:parent-style-name="normal">
      <style:paragraph-properties fo:line-height="100%" fo:orphans="0" fo:widows="0"/>
      <style:text-properties fo:language="es" fo:country="ES" officeooo:paragraph-rsid="000ce53a"/>
    </style:style>
    <style:style style:name="P68" style:family="paragraph" style:parent-style-name="normal">
      <style:paragraph-properties fo:line-height="100%" fo:orphans="0" fo:widows="0"/>
      <style:text-properties fo:language="es" fo:country="ES" officeooo:paragraph-rsid="000f8d5b"/>
    </style:style>
    <style:style style:name="P69" style:family="paragraph" style:parent-style-name="normal">
      <style:paragraph-properties fo:line-height="100%" fo:orphans="0" fo:widows="0"/>
      <style:text-properties fo:language="es" fo:country="ES" officeooo:paragraph-rsid="0012b8ce"/>
    </style:style>
    <style:style style:name="P70" style:family="paragraph" style:parent-style-name="normal">
      <style:paragraph-properties fo:line-height="100%" fo:orphans="0" fo:widows="0"/>
      <style:text-properties fo:language="es" fo:country="ES" officeooo:paragraph-rsid="00142cc8"/>
    </style:style>
    <style:style style:name="P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42cc8"/>
    </style:style>
    <style:style style:name="P72" style:family="paragraph" style:parent-style-name="normal">
      <style:paragraph-properties fo:line-height="100%" fo:orphans="0" fo:widows="0"/>
      <style:text-properties fo:language="es" fo:country="ES" officeooo:paragraph-rsid="00149a7f"/>
    </style:style>
    <style:style style:name="P73" style:family="paragraph" style:parent-style-name="normal">
      <style:paragraph-properties fo:line-height="100%" fo:orphans="0" fo:widows="0"/>
      <style:text-properties fo:language="es" fo:country="ES" officeooo:paragraph-rsid="0017f71a"/>
    </style:style>
    <style:style style:name="P74" style:family="paragraph" style:parent-style-name="normal">
      <style:paragraph-properties fo:line-height="100%" fo:orphans="0" fo:widows="0"/>
      <style:text-properties fo:language="es" fo:country="ES" officeooo:paragraph-rsid="001acef8"/>
    </style:style>
    <style:style style:name="P7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acef8"/>
    </style:style>
    <style:style style:name="P76" style:family="paragraph" style:parent-style-name="normal">
      <style:paragraph-properties fo:line-height="100%" fo:orphans="0" fo:widows="0"/>
      <style:text-properties fo:language="es" fo:country="ES" officeooo:paragraph-rsid="001b8c40"/>
    </style:style>
    <style:style style:name="P77" style:family="paragraph" style:parent-style-name="normal">
      <style:paragraph-properties fo:line-height="100%" fo:orphans="0" fo:widows="0"/>
      <style:text-properties fo:language="es" fo:country="ES" officeooo:paragraph-rsid="001d47bb"/>
    </style:style>
    <style:style style:name="P78" style:family="paragraph" style:parent-style-name="normal">
      <style:paragraph-properties fo:line-height="100%" fo:orphans="0" fo:widows="0"/>
      <style:text-properties fo:language="es" fo:country="ES" officeooo:paragraph-rsid="001ea10a"/>
    </style:style>
    <style:style style:name="P79" style:family="paragraph" style:parent-style-name="normal">
      <style:paragraph-properties fo:line-height="100%" fo:orphans="0" fo:widows="0"/>
      <style:text-properties fo:language="es" fo:country="ES" officeooo:paragraph-rsid="0020a649"/>
    </style:style>
    <style:style style:name="P80" style:family="paragraph" style:parent-style-name="normal">
      <style:paragraph-properties fo:line-height="100%" fo:orphans="0" fo:widows="0"/>
      <style:text-properties fo:language="es" fo:country="ES" officeooo:paragraph-rsid="0026a94d"/>
    </style:style>
    <style:style style:name="P81" style:family="paragraph" style:parent-style-name="normal">
      <style:paragraph-properties fo:line-height="100%" fo:orphans="0" fo:widows="0"/>
      <style:text-properties fo:language="es" fo:country="ES" officeooo:paragraph-rsid="00295ad8"/>
    </style:style>
    <style:style style:name="P82" style:family="paragraph" style:parent-style-name="normal">
      <style:paragraph-properties fo:line-height="100%" fo:orphans="0" fo:widows="0"/>
      <style:text-properties fo:language="es" fo:country="ES" officeooo:paragraph-rsid="002b5529"/>
    </style:style>
    <style:style style:name="P83" style:family="paragraph" style:parent-style-name="normal">
      <style:paragraph-properties fo:line-height="100%" fo:orphans="0" fo:widows="0"/>
      <style:text-properties fo:language="es" fo:country="ES" officeooo:paragraph-rsid="002c7edd"/>
    </style:style>
    <style:style style:name="P84" style:family="paragraph" style:parent-style-name="normal">
      <style:paragraph-properties fo:line-height="100%" fo:orphans="0" fo:widows="0"/>
      <style:text-properties fo:language="es" fo:country="ES" officeooo:paragraph-rsid="003219f1"/>
    </style:style>
    <style:style style:name="P85" style:family="paragraph" style:parent-style-name="normal">
      <style:paragraph-properties fo:line-height="100%" fo:orphans="0" fo:widows="0"/>
      <style:text-properties fo:language="es" fo:country="ES" officeooo:paragraph-rsid="0035577b"/>
    </style:style>
    <style:style style:name="P86" style:family="paragraph" style:parent-style-name="normal">
      <style:paragraph-properties fo:line-height="100%" fo:orphans="0" fo:widows="0"/>
      <style:text-properties fo:language="es" fo:country="ES" officeooo:paragraph-rsid="00377be7"/>
    </style:style>
    <style:style style:name="P87" style:family="paragraph" style:parent-style-name="normal">
      <style:paragraph-properties fo:line-height="100%" fo:orphans="0" fo:widows="0"/>
      <style:text-properties fo:language="es" fo:country="ES" officeooo:paragraph-rsid="0038dffb"/>
    </style:style>
    <style:style style:name="P88" style:family="paragraph" style:parent-style-name="normal">
      <style:paragraph-properties fo:line-height="100%" fo:orphans="0" fo:widows="0"/>
      <style:text-properties fo:language="es" fo:country="ES" officeooo:rsid="001d63d7" officeooo:paragraph-rsid="0000b3ac"/>
    </style:style>
    <style:style style:name="P89" style:family="paragraph" style:parent-style-name="normal">
      <style:paragraph-properties fo:line-height="100%" fo:orphans="0" fo:widows="0"/>
      <style:text-properties fo:language="es" fo:country="ES" officeooo:rsid="001d63d7" officeooo:paragraph-rsid="0017f71a"/>
    </style:style>
    <style:style style:name="P90" style:family="paragraph" style:parent-style-name="normal">
      <style:paragraph-properties fo:line-height="100%" fo:orphans="0" fo:widows="0"/>
      <style:text-properties fo:language="es" fo:country="ES" officeooo:rsid="001d63d7" officeooo:paragraph-rsid="001d47bb"/>
    </style:style>
    <style:style style:name="P91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0b3ac" style:font-style-asian="normal" style:font-weight-asian="normal" style:font-style-complex="normal" style:font-weight-complex="normal"/>
    </style:style>
    <style:style style:name="P92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80b26" style:font-style-asian="normal" style:font-weight-asian="normal" style:font-style-complex="normal" style:font-weight-complex="normal"/>
    </style:style>
    <style:style style:name="P93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c66b2" style:font-style-asian="normal" style:font-weight-asian="normal" style:font-style-complex="normal" style:font-weight-complex="normal"/>
    </style:style>
    <style:style style:name="P94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42cc8" style:font-style-asian="normal" style:font-weight-asian="normal" style:font-style-complex="normal" style:font-weight-complex="normal"/>
    </style:style>
    <style:style style:name="P95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7f71a" style:font-style-asian="normal" style:font-weight-asian="normal" style:font-style-complex="normal" style:font-weight-complex="normal"/>
    </style:style>
    <style:style style:name="P96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acef8" style:font-style-asian="normal" style:font-weight-asian="normal" style:font-style-complex="normal" style:font-weight-complex="normal"/>
    </style:style>
    <style:style style:name="P97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d47bb" style:font-style-asian="normal" style:font-weight-asian="normal" style:font-style-complex="normal" style:font-weight-complex="normal"/>
    </style:style>
    <style:style style:name="P9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9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00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01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02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a8fc3" style:font-style-asian="normal" style:font-weight-asian="normal" style:font-style-complex="normal" style:font-weight-complex="normal"/>
    </style:style>
    <style:style style:name="P10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0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0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0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0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ad8" style:font-style-asian="normal" style:font-weight-asian="normal" style:font-style-complex="normal" style:font-weight-complex="normal"/>
    </style:style>
    <style:style style:name="P108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0c66b2" style:font-style-asian="normal" style:font-weight-asian="normal" style:font-style-complex="normal" style:font-weight-complex="normal"/>
    </style:style>
    <style:style style:name="P109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e2a27" style:font-style-asian="normal" style:font-weight-asian="normal" style:font-style-complex="normal" style:font-weight-complex="normal"/>
    </style:style>
    <style:style style:name="P110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f8d5b" style:font-style-asian="normal" style:font-weight-asian="normal" style:font-style-complex="normal" style:font-weight-complex="normal"/>
    </style:style>
    <style:style style:name="P111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12b8ce" style:font-style-asian="normal" style:font-weight-asian="normal" style:font-style-complex="normal" style:font-weight-complex="normal"/>
    </style:style>
    <style:style style:name="P11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1ea10a" style:font-style-asian="normal" style:font-weight-asian="normal" style:font-style-complex="normal" style:font-weight-complex="normal"/>
    </style:style>
    <style:style style:name="P11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0a649" style:font-style-asian="normal" style:font-weight-asian="normal" style:font-style-complex="normal" style:font-weight-complex="normal"/>
    </style:style>
    <style:style style:name="P11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6a94d" style:font-style-asian="normal" style:font-weight-asian="normal" style:font-style-complex="normal" style:font-weight-complex="normal"/>
    </style:style>
    <style:style style:name="P11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b5529" style:font-style-asian="normal" style:font-weight-asian="normal" style:font-style-complex="normal" style:font-weight-complex="normal"/>
    </style:style>
    <style:style style:name="P11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c68c3" style:font-style-asian="normal" style:font-weight-asian="normal" style:font-style-complex="normal" style:font-weight-complex="normal"/>
    </style:style>
    <style:style style:name="P11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68c3" style:font-style-asian="normal" style:font-weight-asian="normal" style:font-style-complex="normal" style:font-weight-complex="normal"/>
    </style:style>
    <style:style style:name="P11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7edd" style:font-style-asian="normal" style:font-weight-asian="normal" style:font-style-complex="normal" style:font-weight-complex="normal"/>
    </style:style>
    <style:style style:name="P11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c7edd" style:font-style-asian="normal" style:font-weight-asian="normal" style:font-style-complex="normal" style:font-weight-complex="normal"/>
    </style:style>
    <style:style style:name="P12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e5db8" style:font-style-asian="normal" style:font-weight-asian="normal" style:font-style-complex="normal" style:font-weight-complex="normal"/>
    </style:style>
    <style:style style:name="P12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219f1" style:font-style-asian="normal" style:font-weight-asian="normal" style:font-style-complex="normal" style:font-weight-complex="normal"/>
    </style:style>
    <style:style style:name="P12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5577b" style:font-style-asian="normal" style:font-weight-asian="normal" style:font-style-complex="normal" style:font-weight-complex="normal"/>
    </style:style>
    <style:style style:name="P12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75371" style:font-style-asian="normal" style:font-weight-asian="normal" style:font-style-complex="normal" style:font-weight-complex="normal"/>
    </style:style>
    <style:style style:name="P12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8dffb" style:font-style-asian="normal" style:font-weight-asian="normal" style:font-style-complex="normal" style:font-weight-complex="normal"/>
    </style:style>
    <style:style style:name="P12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9d455" style:font-style-asian="normal" style:font-weight-asian="normal" style:font-style-complex="normal" style:font-weight-complex="normal"/>
    </style:style>
    <style:style style:name="P12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40c53" style:font-style-asian="normal" style:font-weight-asian="normal" style:font-style-complex="normal" style:font-weight-complex="normal"/>
    </style:style>
    <style:style style:name="P12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5577b" style:font-style-asian="normal" style:font-weight-asian="normal" style:font-style-complex="normal" style:font-weight-complex="normal"/>
    </style:style>
    <style:style style:name="P12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8dffb" style:font-style-asian="normal" style:font-weight-asian="normal" style:font-style-complex="normal" style:font-weight-complex="normal"/>
    </style:style>
    <style:style style:name="P129" style:family="paragraph" style:parent-style-name="normal">
      <style:paragraph-properties fo:line-height="100%" fo:orphans="0" fo:widows="0"/>
      <style:text-properties fo:language="es" fo:country="ES" officeooo:rsid="000b3bcb" officeooo:paragraph-rsid="0000b3ac"/>
    </style:style>
    <style:style style:name="P130" style:family="paragraph" style:parent-style-name="normal">
      <style:paragraph-properties fo:line-height="100%" fo:orphans="0" fo:widows="0"/>
      <style:text-properties fo:language="es" fo:country="ES" officeooo:rsid="000b3bcb" officeooo:paragraph-rsid="000f8d5b"/>
    </style:style>
    <style:style style:name="P131" style:family="paragraph" style:parent-style-name="normal">
      <style:paragraph-properties fo:line-height="100%" fo:orphans="0" fo:widows="0"/>
      <style:text-properties fo:language="es" fo:country="ES" officeooo:rsid="000b3bcb" officeooo:paragraph-rsid="00142cc8"/>
    </style:style>
    <style:style style:name="P13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42cc8"/>
    </style:style>
    <style:style style:name="P133" style:family="paragraph" style:parent-style-name="normal">
      <style:paragraph-properties fo:line-height="100%" fo:orphans="0" fo:widows="0"/>
      <style:text-properties fo:language="es" fo:country="ES" officeooo:rsid="000b3bcb" officeooo:paragraph-rsid="0017f71a"/>
    </style:style>
    <style:style style:name="P134" style:family="paragraph" style:parent-style-name="normal">
      <style:paragraph-properties fo:line-height="100%" fo:orphans="0" fo:widows="0"/>
      <style:text-properties fo:language="es" fo:country="ES" officeooo:rsid="000b3bcb" officeooo:paragraph-rsid="001acef8"/>
    </style:style>
    <style:style style:name="P1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acef8"/>
    </style:style>
    <style:style style:name="P136" style:family="paragraph" style:parent-style-name="normal">
      <style:paragraph-properties fo:line-height="100%" fo:orphans="0" fo:widows="0"/>
      <style:text-properties fo:language="es" fo:country="ES" officeooo:rsid="001316dc" officeooo:paragraph-rsid="0000b3ac"/>
    </style:style>
    <style:style style:name="P137" style:family="paragraph" style:parent-style-name="normal">
      <style:paragraph-properties fo:line-height="100%" fo:orphans="0" fo:widows="0"/>
      <style:text-properties fo:language="es" fo:country="ES" officeooo:rsid="001316dc" officeooo:paragraph-rsid="000c66b2"/>
    </style:style>
    <style:style style:name="P138" style:family="paragraph" style:parent-style-name="normal">
      <style:paragraph-properties fo:line-height="100%" fo:orphans="0" fo:widows="0"/>
      <style:text-properties fo:language="es" fo:country="ES" officeooo:rsid="001316dc" officeooo:paragraph-rsid="000ce53a"/>
    </style:style>
    <style:style style:name="P139" style:family="paragraph" style:parent-style-name="normal">
      <style:paragraph-properties fo:line-height="100%" fo:orphans="0" fo:widows="0"/>
      <style:text-properties fo:language="es" fo:country="ES" officeooo:rsid="001316dc" officeooo:paragraph-rsid="000f8d5b"/>
    </style:style>
    <style:style style:name="P140" style:family="paragraph" style:parent-style-name="normal">
      <style:paragraph-properties fo:line-height="100%" fo:orphans="0" fo:widows="0"/>
      <style:text-properties fo:language="es" fo:country="ES" officeooo:rsid="001316dc" officeooo:paragraph-rsid="0012b8ce"/>
    </style:style>
    <style:style style:name="P141" style:family="paragraph" style:parent-style-name="normal">
      <style:paragraph-properties fo:line-height="100%" fo:orphans="0" fo:widows="0"/>
      <style:text-properties fo:language="es" fo:country="ES" officeooo:rsid="001316dc" officeooo:paragraph-rsid="00142cc8"/>
    </style:style>
    <style:style style:name="P142" style:family="paragraph" style:parent-style-name="normal">
      <style:paragraph-properties fo:line-height="100%" fo:orphans="0" fo:widows="0"/>
      <style:text-properties fo:language="es" fo:country="ES" officeooo:rsid="001316dc" officeooo:paragraph-rsid="001ea10a"/>
    </style:style>
    <style:style style:name="P143" style:family="paragraph" style:parent-style-name="normal">
      <style:paragraph-properties fo:line-height="100%" fo:orphans="0" fo:widows="0"/>
      <style:text-properties fo:language="es" fo:country="ES" officeooo:rsid="001316dc" officeooo:paragraph-rsid="0020a649"/>
    </style:style>
    <style:style style:name="P144" style:family="paragraph" style:parent-style-name="normal">
      <style:paragraph-properties fo:line-height="100%" fo:orphans="0" fo:widows="0"/>
      <style:text-properties fo:language="es" fo:country="ES" officeooo:rsid="001316dc" officeooo:paragraph-rsid="0026a94d"/>
    </style:style>
    <style:style style:name="P145" style:family="paragraph" style:parent-style-name="normal">
      <style:paragraph-properties fo:line-height="100%" fo:orphans="0" fo:widows="0"/>
      <style:text-properties fo:language="es" fo:country="ES" officeooo:rsid="001316dc" officeooo:paragraph-rsid="00295ad8"/>
    </style:style>
    <style:style style:name="P146" style:family="paragraph" style:parent-style-name="normal">
      <style:paragraph-properties fo:line-height="100%" fo:orphans="0" fo:widows="0"/>
      <style:text-properties fo:language="es" fo:country="ES" officeooo:rsid="001316dc" officeooo:paragraph-rsid="002b5529"/>
    </style:style>
    <style:style style:name="P147" style:family="paragraph" style:parent-style-name="normal">
      <style:paragraph-properties fo:line-height="100%" fo:orphans="0" fo:widows="0"/>
      <style:text-properties fo:language="es" fo:country="ES" officeooo:rsid="001316dc" officeooo:paragraph-rsid="002c7edd"/>
    </style:style>
    <style:style style:name="P148" style:family="paragraph" style:parent-style-name="normal">
      <style:paragraph-properties fo:line-height="100%" fo:orphans="0" fo:widows="0"/>
      <style:text-properties fo:language="es" fo:country="ES" officeooo:rsid="001316dc" officeooo:paragraph-rsid="003219f1"/>
    </style:style>
    <style:style style:name="P149" style:family="paragraph" style:parent-style-name="normal">
      <style:paragraph-properties fo:line-height="100%" fo:orphans="0" fo:widows="0"/>
      <style:text-properties fo:language="es" fo:country="ES" officeooo:rsid="001316dc" officeooo:paragraph-rsid="0035577b"/>
    </style:style>
    <style:style style:name="P150" style:family="paragraph" style:parent-style-name="normal">
      <style:paragraph-properties fo:line-height="100%" fo:orphans="0" fo:widows="0"/>
      <style:text-properties fo:language="es" fo:country="ES" officeooo:rsid="001316dc" officeooo:paragraph-rsid="0038dffb"/>
    </style:style>
    <style:style style:name="P151" style:family="paragraph" style:parent-style-name="normal">
      <style:paragraph-properties fo:line-height="100%" fo:orphans="0" fo:widows="0"/>
      <style:text-properties fo:language="es" fo:country="ES" officeooo:rsid="0019886e" officeooo:paragraph-rsid="0000b3ac"/>
    </style:style>
    <style:style style:name="P1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447da"/>
    </style:style>
    <style:style style:name="P1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c66b2"/>
    </style:style>
    <style:style style:name="P154" style:family="paragraph" style:parent-style-name="normal">
      <style:paragraph-properties fo:line-height="100%" fo:orphans="0" fo:widows="0"/>
      <style:text-properties fo:language="es" fo:country="ES" officeooo:rsid="0019886e" officeooo:paragraph-rsid="000c66b2"/>
    </style:style>
    <style:style style:name="P155" style:family="paragraph" style:parent-style-name="normal">
      <style:paragraph-properties fo:line-height="100%" fo:orphans="0" fo:widows="0"/>
      <style:text-properties fo:language="es" fo:country="ES" officeooo:rsid="0019886e" officeooo:paragraph-rsid="000f8d5b"/>
    </style:style>
    <style:style style:name="P15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f8d5b"/>
    </style:style>
    <style:style style:name="P157" style:family="paragraph" style:parent-style-name="normal">
      <style:paragraph-properties fo:line-height="100%" fo:orphans="0" fo:widows="0"/>
      <style:text-properties fo:language="es" fo:country="ES" officeooo:rsid="0019886e" officeooo:paragraph-rsid="0012b8ce"/>
    </style:style>
    <style:style style:name="P15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2b8ce"/>
    </style:style>
    <style:style style:name="P159" style:family="paragraph" style:parent-style-name="normal">
      <style:paragraph-properties fo:line-height="100%" fo:orphans="0" fo:widows="0"/>
      <style:text-properties fo:language="es" fo:country="ES" officeooo:rsid="0019886e" officeooo:paragraph-rsid="001acef8"/>
    </style:style>
    <style:style style:name="P16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acef8"/>
    </style:style>
    <style:style style:name="P161" style:family="paragraph" style:parent-style-name="normal">
      <style:paragraph-properties fo:line-height="100%" fo:orphans="0" fo:widows="0"/>
      <style:text-properties fo:language="es" fo:country="ES" officeooo:rsid="0019886e" officeooo:paragraph-rsid="001d47bb"/>
    </style:style>
    <style:style style:name="P16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9d5f7"/>
    </style:style>
    <style:style style:name="P1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acef8"/>
    </style:style>
    <style:style style:name="P164" style:family="paragraph" style:parent-style-name="normal">
      <style:paragraph-properties fo:line-height="100%" fo:orphans="0" fo:widows="0"/>
      <style:text-properties fo:language="es" fo:country="ES" officeooo:rsid="000c225e" officeooo:paragraph-rsid="001d47bb"/>
    </style:style>
    <style:style style:name="P1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c225e" officeooo:paragraph-rsid="001d47bb"/>
    </style:style>
    <style:style style:name="P166" style:family="paragraph" style:parent-style-name="normal">
      <style:paragraph-properties fo:line-height="100%" fo:orphans="0" fo:widows="0"/>
      <style:text-properties fo:language="es" fo:country="ES" officeooo:rsid="000c225e" officeooo:paragraph-rsid="001ea10a"/>
    </style:style>
    <style:style style:name="P167" style:family="paragraph" style:parent-style-name="normal">
      <style:paragraph-properties fo:line-height="100%" fo:orphans="0" fo:widows="0"/>
      <style:text-properties fo:language="es" fo:country="ES" officeooo:rsid="000c225e" officeooo:paragraph-rsid="0020a649"/>
    </style:style>
    <style:style style:name="P168" style:family="paragraph" style:parent-style-name="normal">
      <style:paragraph-properties fo:line-height="100%" fo:orphans="0" fo:widows="0"/>
      <style:text-properties fo:language="es" fo:country="ES" officeooo:rsid="000c225e" officeooo:paragraph-rsid="0026a94d"/>
    </style:style>
    <style:style style:name="P169" style:family="paragraph" style:parent-style-name="normal">
      <style:paragraph-properties fo:line-height="100%" fo:orphans="0" fo:widows="0"/>
      <style:text-properties fo:language="es" fo:country="ES" officeooo:rsid="000c225e" officeooo:paragraph-rsid="00295ad8"/>
    </style:style>
    <style:style style:name="P170" style:family="paragraph" style:parent-style-name="normal">
      <style:paragraph-properties fo:line-height="100%" fo:orphans="0" fo:widows="0"/>
      <style:text-properties fo:language="es" fo:country="ES" officeooo:rsid="000c225e" officeooo:paragraph-rsid="002b5529"/>
    </style:style>
    <style:style style:name="P171" style:family="paragraph" style:parent-style-name="normal">
      <style:paragraph-properties fo:line-height="100%" fo:orphans="0" fo:widows="0"/>
      <style:text-properties fo:language="es" fo:country="ES" officeooo:rsid="000c225e" officeooo:paragraph-rsid="002c7edd"/>
    </style:style>
    <style:style style:name="P172" style:family="paragraph" style:parent-style-name="normal">
      <style:paragraph-properties fo:line-height="100%" fo:orphans="0" fo:widows="0"/>
      <style:text-properties fo:language="es" fo:country="ES" officeooo:rsid="000c225e" officeooo:paragraph-rsid="003219f1"/>
    </style:style>
    <style:style style:name="P173" style:family="paragraph" style:parent-style-name="normal">
      <style:paragraph-properties fo:line-height="100%" fo:orphans="0" fo:widows="0"/>
      <style:text-properties fo:language="es" fo:country="ES" officeooo:rsid="000c225e" officeooo:paragraph-rsid="0035577b"/>
    </style:style>
    <style:style style:name="P174" style:family="paragraph" style:parent-style-name="normal">
      <style:paragraph-properties fo:line-height="100%" fo:orphans="0" fo:widows="0"/>
      <style:text-properties fo:language="es" fo:country="ES" officeooo:rsid="000c225e" officeooo:paragraph-rsid="0038dffb"/>
    </style:style>
    <style:style style:name="P175" style:family="paragraph" style:parent-style-name="normal">
      <style:text-properties fo:language="es" fo:country="ES" fo:font-weight="normal" officeooo:rsid="00145f0a" officeooo:paragraph-rsid="001ea10a" style:font-weight-asian="normal" style:font-weight-complex="normal"/>
    </style:style>
    <style:style style:name="P176" style:family="paragraph" style:parent-style-name="normal">
      <style:text-properties fo:language="es" fo:country="ES" fo:font-weight="normal" officeooo:rsid="00145f0a" officeooo:paragraph-rsid="0020a649" style:font-weight-asian="normal" style:font-weight-complex="normal"/>
    </style:style>
    <style:style style:name="P177" style:family="paragraph" style:parent-style-name="normal">
      <style:text-properties fo:language="es" fo:country="ES" fo:font-weight="normal" officeooo:rsid="00145f0a" officeooo:paragraph-rsid="0026a94d" style:font-weight-asian="normal" style:font-weight-complex="normal"/>
    </style:style>
    <style:style style:name="P178" style:family="paragraph" style:parent-style-name="normal">
      <style:text-properties fo:language="es" fo:country="ES" fo:font-weight="normal" officeooo:rsid="00145f0a" officeooo:paragraph-rsid="00295ad8" style:font-weight-asian="normal" style:font-weight-complex="normal"/>
    </style:style>
    <style:style style:name="P179" style:family="paragraph" style:parent-style-name="normal">
      <style:text-properties fo:language="es" fo:country="ES" fo:font-weight="normal" officeooo:rsid="00145f0a" officeooo:paragraph-rsid="002b5529" style:font-weight-asian="normal" style:font-weight-complex="normal"/>
    </style:style>
    <style:style style:name="P180" style:family="paragraph" style:parent-style-name="normal">
      <style:text-properties fo:language="es" fo:country="ES" fo:font-weight="normal" officeooo:rsid="00145f0a" officeooo:paragraph-rsid="002c7edd" style:font-weight-asian="normal" style:font-weight-complex="normal"/>
    </style:style>
    <style:style style:name="P181" style:family="paragraph" style:parent-style-name="normal">
      <style:text-properties fo:language="es" fo:country="ES" fo:font-weight="normal" officeooo:rsid="00145f0a" officeooo:paragraph-rsid="003219f1" style:font-weight-asian="normal" style:font-weight-complex="normal"/>
    </style:style>
    <style:style style:name="P182" style:family="paragraph" style:parent-style-name="normal">
      <style:text-properties fo:language="es" fo:country="ES" fo:font-weight="normal" officeooo:rsid="00145f0a" officeooo:paragraph-rsid="0035577b" style:font-weight-asian="normal" style:font-weight-complex="normal"/>
    </style:style>
    <style:style style:name="P183" style:family="paragraph" style:parent-style-name="normal">
      <style:text-properties fo:language="es" fo:country="ES" fo:font-weight="normal" officeooo:rsid="00145f0a" officeooo:paragraph-rsid="0038dffb" style:font-weight-asian="normal" style:font-weight-complex="normal"/>
    </style:style>
    <style:style style:name="P184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45fc2" style:font-weight-asian="normal" style:font-weight-complex="normal"/>
    </style:style>
    <style:style style:name="P185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6a94d" style:font-weight-asian="normal" style:font-weight-complex="normal"/>
    </style:style>
    <style:style style:name="P186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95ad8" style:font-weight-asian="normal" style:font-weight-complex="normal"/>
    </style:style>
    <style:style style:name="P187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c7edd" style:font-weight-asian="normal" style:font-weight-complex="normal"/>
    </style:style>
    <style:style style:name="P188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3219f1" style:font-weight-asian="normal" style:font-weight-complex="normal"/>
    </style:style>
    <style:style style:name="P189" style:family="paragraph" style:parent-style-name="normal">
      <style:paragraph-properties fo:line-height="100%" fo:orphans="0" fo:widows="0"/>
      <style:text-properties fo:language="es" fo:country="ES" fo:font-weight="normal" officeooo:rsid="00208549" officeooo:paragraph-rsid="003a3ba1" style:font-weight-asian="normal" style:font-weight-complex="normal"/>
    </style:style>
    <style:style style:name="P190" style:family="paragraph" style:parent-style-name="normal">
      <style:paragraph-properties fo:line-height="100%" fo:orphans="0" fo:widows="0"/>
      <style:text-properties fo:language="es" fo:country="ES" officeooo:rsid="0013bcd9" officeooo:paragraph-rsid="001ea10a"/>
    </style:style>
    <style:style style:name="P19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1ea10a"/>
    </style:style>
    <style:style style:name="P192" style:family="paragraph" style:parent-style-name="normal">
      <style:paragraph-properties fo:line-height="100%" fo:orphans="0" fo:widows="0"/>
      <style:text-properties fo:language="es" fo:country="ES" officeooo:rsid="0013bcd9" officeooo:paragraph-rsid="0020a649"/>
    </style:style>
    <style:style style:name="P1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0a649"/>
    </style:style>
    <style:style style:name="P194" style:family="paragraph" style:parent-style-name="normal">
      <style:paragraph-properties fo:line-height="100%" fo:orphans="0" fo:widows="0"/>
      <style:text-properties fo:language="es" fo:country="ES" officeooo:rsid="0013bcd9" officeooo:paragraph-rsid="0026a94d"/>
    </style:style>
    <style:style style:name="P19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6a94d"/>
    </style:style>
    <style:style style:name="P196" style:family="paragraph" style:parent-style-name="normal">
      <style:paragraph-properties fo:line-height="100%" fo:orphans="0" fo:widows="0"/>
      <style:text-properties fo:language="es" fo:country="ES" officeooo:rsid="0013bcd9" officeooo:paragraph-rsid="00295ad8"/>
    </style:style>
    <style:style style:name="P19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a8fc3"/>
    </style:style>
    <style:style style:name="P198" style:family="paragraph" style:parent-style-name="normal">
      <style:paragraph-properties fo:line-height="100%" fo:orphans="0" fo:widows="0"/>
      <style:text-properties fo:language="es" fo:country="ES" officeooo:rsid="0013bcd9" officeooo:paragraph-rsid="002b5529"/>
    </style:style>
    <style:style style:name="P19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b5529"/>
    </style:style>
    <style:style style:name="P200" style:family="paragraph" style:parent-style-name="normal">
      <style:paragraph-properties fo:line-height="100%" fo:orphans="0" fo:widows="0"/>
      <style:text-properties fo:language="es" fo:country="ES" officeooo:rsid="0013bcd9" officeooo:paragraph-rsid="002c7edd"/>
    </style:style>
    <style:style style:name="P20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c7edd"/>
    </style:style>
    <style:style style:name="P202" style:family="paragraph" style:parent-style-name="normal">
      <style:paragraph-properties fo:line-height="100%" fo:orphans="0" fo:widows="0"/>
      <style:text-properties fo:language="es" fo:country="ES" officeooo:rsid="0013bcd9" officeooo:paragraph-rsid="003219f1"/>
    </style:style>
    <style:style style:name="P20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219f1"/>
    </style:style>
    <style:style style:name="P204" style:family="paragraph" style:parent-style-name="normal">
      <style:paragraph-properties fo:line-height="100%" fo:orphans="0" fo:widows="0"/>
      <style:text-properties fo:language="es" fo:country="ES" officeooo:rsid="0013bcd9" officeooo:paragraph-rsid="0035577b"/>
    </style:style>
    <style:style style:name="P20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5577b"/>
    </style:style>
    <style:style style:name="P206" style:family="paragraph" style:parent-style-name="normal">
      <style:paragraph-properties fo:line-height="100%" fo:orphans="0" fo:widows="0"/>
      <style:text-properties fo:language="es" fo:country="ES" officeooo:rsid="0013bcd9" officeooo:paragraph-rsid="0038dffb"/>
    </style:style>
    <style:style style:name="P20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8dffb"/>
    </style:style>
    <style:style style:name="P208" style:family="paragraph" style:parent-style-name="normal">
      <style:paragraph-properties fo:line-height="100%" fo:orphans="0" fo:widows="0"/>
      <style:text-properties fo:language="es" fo:country="ES" officeooo:rsid="00145f0a" officeooo:paragraph-rsid="001ea10a"/>
    </style:style>
    <style:style style:name="P20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1ea10a"/>
    </style:style>
    <style:style style:name="P210" style:family="paragraph" style:parent-style-name="normal">
      <style:paragraph-properties fo:line-height="100%" fo:orphans="0" fo:widows="0"/>
      <style:text-properties fo:language="es" fo:country="ES" officeooo:rsid="00145f0a" officeooo:paragraph-rsid="0020a649"/>
    </style:style>
    <style:style style:name="P2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0a649"/>
    </style:style>
    <style:style style:name="P212" style:family="paragraph" style:parent-style-name="normal">
      <style:paragraph-properties fo:line-height="100%" fo:orphans="0" fo:widows="0"/>
      <style:text-properties fo:language="es" fo:country="ES" officeooo:rsid="00145f0a" officeooo:paragraph-rsid="0026a94d"/>
    </style:style>
    <style:style style:name="P2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6a94d"/>
    </style:style>
    <style:style style:name="P214" style:family="paragraph" style:parent-style-name="normal" style:master-page-name="Standard">
      <style:paragraph-properties style:page-number="1" fo:break-before="page"/>
      <style:text-properties fo:language="es" fo:country="ES" officeooo:paragraph-rsid="0000b3ac"/>
    </style:style>
    <style:style style:name="P215" style:family="paragraph" style:parent-style-name="normal">
      <style:text-properties fo:language="es" fo:country="ES" officeooo:paragraph-rsid="0000b3ac"/>
    </style:style>
    <style:style style:name="P216" style:family="paragraph" style:parent-style-name="normal">
      <style:text-properties fo:language="es" fo:country="ES" officeooo:paragraph-rsid="00080b26"/>
    </style:style>
    <style:style style:name="P217" style:family="paragraph" style:parent-style-name="normal">
      <style:paragraph-properties fo:line-height="100%" fo:orphans="0" fo:widows="0"/>
      <style:text-properties fo:language="es" fo:country="ES" officeooo:rsid="00097a34" officeooo:paragraph-rsid="0009dbec"/>
    </style:style>
    <style:style style:name="P218" style:family="paragraph" style:parent-style-name="normal">
      <style:paragraph-properties fo:line-height="100%" fo:orphans="0" fo:widows="0"/>
      <style:text-properties fo:language="es" fo:country="ES" officeooo:rsid="00097a34" officeooo:paragraph-rsid="000c66b2"/>
    </style:style>
    <style:style style:name="P219" style:family="paragraph" style:parent-style-name="normal">
      <style:paragraph-properties fo:line-height="100%" fo:orphans="0" fo:widows="0"/>
      <style:text-properties fo:language="es" fo:country="ES" officeooo:rsid="00097b89" officeooo:paragraph-rsid="00097b89"/>
    </style:style>
    <style:style style:name="P220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221" style:family="paragraph" style:parent-style-name="normal">
      <style:paragraph-properties fo:line-height="100%" fo:orphans="0" fo:widows="0"/>
      <style:text-properties fo:language="es" fo:country="ES" officeooo:rsid="0009dbec" officeooo:paragraph-rsid="000c66b2"/>
    </style:style>
    <style:style style:name="P22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9dbec" officeooo:paragraph-rsid="000c66b2"/>
    </style:style>
    <style:style style:name="P223" style:family="paragraph" style:parent-style-name="normal">
      <style:paragraph-properties fo:line-height="100%" fo:orphans="0" fo:widows="0"/>
      <style:text-properties fo:language="es" fo:country="ES" officeooo:rsid="000b1e15" officeooo:paragraph-rsid="000c66b2"/>
    </style:style>
    <style:style style:name="P22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0c66b2"/>
    </style:style>
    <style:style style:name="P225" style:family="paragraph" style:parent-style-name="normal">
      <style:paragraph-properties fo:line-height="100%" fo:orphans="0" fo:widows="0"/>
      <style:text-properties fo:language="es" fo:country="ES" officeooo:rsid="000b453d" officeooo:paragraph-rsid="000c66b2"/>
    </style:style>
    <style:style style:name="P226" style:family="paragraph" style:parent-style-name="normal">
      <style:text-properties fo:language="es" fo:country="ES" officeooo:paragraph-rsid="000ce53a"/>
    </style:style>
    <style:style style:name="P227" style:family="paragraph" style:parent-style-name="normal" style:master-page-name="Standard">
      <style:paragraph-properties style:page-number="1" fo:break-before="page"/>
      <style:text-properties fo:language="es" fo:country="ES" officeooo:paragraph-rsid="000ce53a"/>
    </style:style>
    <style:style style:name="P228" style:family="paragraph" style:parent-style-name="normal">
      <style:paragraph-properties fo:line-height="100%" fo:orphans="0" fo:widows="0"/>
      <style:text-properties fo:language="es" fo:country="ES" officeooo:rsid="000e2a27" officeooo:paragraph-rsid="000e2a27"/>
    </style:style>
    <style:style style:name="P229" style:family="paragraph" style:parent-style-name="normal">
      <style:paragraph-properties fo:line-height="100%" fo:orphans="0" fo:widows="0"/>
      <style:text-properties fo:language="es" fo:country="ES" officeooo:rsid="000f8d5b" officeooo:paragraph-rsid="000f8d5b"/>
    </style:style>
    <style:style style:name="P230" style:family="paragraph" style:parent-style-name="normal">
      <style:paragraph-properties fo:line-height="100%" fo:orphans="0" fo:widows="0"/>
      <style:text-properties fo:language="es" fo:country="ES" officeooo:rsid="0010dbe0" officeooo:paragraph-rsid="0010dbe0"/>
    </style:style>
    <style:style style:name="P2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0dbe0" officeooo:paragraph-rsid="0010dbe0"/>
    </style:style>
    <style:style style:name="P232" style:family="paragraph" style:parent-style-name="normal">
      <style:text-properties fo:language="es" fo:country="ES" officeooo:paragraph-rsid="0012b8ce"/>
    </style:style>
    <style:style style:name="P233" style:family="paragraph" style:parent-style-name="normal">
      <style:paragraph-properties fo:line-height="100%" fo:orphans="0" fo:widows="0"/>
      <style:text-properties fo:language="es" fo:country="ES" officeooo:rsid="0012b8ce" officeooo:paragraph-rsid="0012b8ce"/>
    </style:style>
    <style:style style:name="P234" style:family="paragraph" style:parent-style-name="normal">
      <style:text-properties fo:language="es" fo:country="ES" officeooo:paragraph-rsid="00142cc8"/>
    </style:style>
    <style:style style:name="P235" style:family="paragraph" style:parent-style-name="normal">
      <style:paragraph-properties fo:line-height="100%" fo:orphans="0" fo:widows="0"/>
      <style:text-properties fo:language="es" fo:country="ES" officeooo:rsid="00149a7f" officeooo:paragraph-rsid="00149a7f"/>
    </style:style>
    <style:style style:name="P23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9a7f" officeooo:paragraph-rsid="00149a7f"/>
    </style:style>
    <style:style style:name="P237" style:family="paragraph" style:parent-style-name="normal">
      <style:text-properties fo:language="es" fo:country="ES" officeooo:paragraph-rsid="0017f71a"/>
    </style:style>
    <style:style style:name="P238" style:family="paragraph" style:parent-style-name="normal">
      <style:paragraph-properties fo:line-height="100%" fo:orphans="0" fo:widows="0"/>
      <style:text-properties fo:language="es" fo:country="ES" officeooo:rsid="0019d5f7" officeooo:paragraph-rsid="0019d5f7"/>
    </style:style>
    <style:style style:name="P239" style:family="paragraph" style:parent-style-name="normal">
      <style:paragraph-properties fo:line-height="100%" fo:orphans="0" fo:widows="0"/>
      <style:text-properties fo:language="es" fo:country="ES" officeooo:rsid="001acef8" officeooo:paragraph-rsid="001acef8"/>
    </style:style>
    <style:style style:name="P24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acef8" officeooo:paragraph-rsid="001acef8"/>
    </style:style>
    <style:style style:name="P241" style:family="paragraph" style:parent-style-name="normal">
      <style:text-properties fo:language="es" fo:country="ES" officeooo:paragraph-rsid="001acef8"/>
    </style:style>
    <style:style style:name="P242" style:family="paragraph" style:parent-style-name="normal">
      <style:text-properties fo:language="es" fo:country="ES" officeooo:paragraph-rsid="001d47bb"/>
    </style:style>
    <style:style style:name="P243" style:family="paragraph" style:parent-style-name="normal">
      <style:text-properties fo:language="es" fo:country="ES" officeooo:paragraph-rsid="001ea10a"/>
    </style:style>
    <style:style style:name="P244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245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246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247" style:family="paragraph" style:parent-style-name="normal">
      <style:paragraph-properties fo:line-height="100%" fo:orphans="0" fo:widows="0"/>
      <style:text-properties fo:language="es" fo:country="ES" officeooo:rsid="00208549" officeooo:paragraph-rsid="00208549"/>
    </style:style>
    <style:style style:name="P24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8549"/>
    </style:style>
    <style:style style:name="P249" style:family="paragraph" style:parent-style-name="normal">
      <style:paragraph-properties fo:line-height="100%" fo:orphans="0" fo:widows="0"/>
      <style:text-properties fo:language="es" fo:country="ES" officeooo:rsid="00208549" officeooo:paragraph-rsid="0020a649"/>
    </style:style>
    <style:style style:name="P25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a649"/>
    </style:style>
    <style:style style:name="P251" style:family="paragraph" style:parent-style-name="normal">
      <style:paragraph-properties fo:line-height="100%" fo:orphans="0" fo:widows="0"/>
      <style:text-properties fo:language="es" fo:country="ES" officeooo:rsid="00208549" officeooo:paragraph-rsid="0025e7e1"/>
    </style:style>
    <style:style style:name="P252" style:family="paragraph" style:parent-style-name="normal">
      <style:paragraph-properties fo:line-height="100%" fo:orphans="0" fo:widows="0"/>
      <style:text-properties fo:language="es" fo:country="ES" officeooo:rsid="00208549" officeooo:paragraph-rsid="0026a94d"/>
    </style:style>
    <style:style style:name="P2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6a94d"/>
    </style:style>
    <style:style style:name="P254" style:family="paragraph" style:parent-style-name="normal">
      <style:text-properties fo:language="es" fo:country="ES" officeooo:paragraph-rsid="0020a649"/>
    </style:style>
    <style:style style:name="P255" style:family="paragraph" style:parent-style-name="normal">
      <style:paragraph-properties fo:line-height="100%" fo:orphans="0" fo:widows="0"/>
      <style:text-properties fo:language="es" fo:country="ES" officeooo:rsid="0021c265" officeooo:paragraph-rsid="0021c265"/>
    </style:style>
    <style:style style:name="P256" style:family="paragraph" style:parent-style-name="normal">
      <style:paragraph-properties fo:line-height="100%" fo:orphans="0" fo:widows="0"/>
      <style:text-properties fo:language="es" fo:country="ES" officeooo:rsid="0021c265" officeooo:paragraph-rsid="0026a94d"/>
    </style:style>
    <style:style style:name="P2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5e7e1"/>
    </style:style>
    <style:style style:name="P25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6a94d"/>
    </style:style>
    <style:style style:name="P259" style:family="paragraph" style:parent-style-name="normal">
      <style:text-properties fo:language="es" fo:country="ES" officeooo:paragraph-rsid="0026a94d"/>
    </style:style>
    <style:style style:name="P260" style:family="paragraph" style:parent-style-name="normal">
      <style:paragraph-properties fo:line-height="100%" fo:orphans="0" fo:widows="0"/>
      <style:text-properties fo:language="es" fo:country="ES" officeooo:rsid="0026a94d" officeooo:paragraph-rsid="0026a94d"/>
    </style:style>
    <style:style style:name="P261" style:family="paragraph" style:parent-style-name="normal">
      <style:paragraph-properties fo:line-height="100%" fo:orphans="0" fo:widows="0"/>
      <style:text-properties fo:language="es" fo:country="ES" officeooo:rsid="0029512a" officeooo:paragraph-rsid="0029512a"/>
    </style:style>
    <style:style style:name="P262" style:family="paragraph" style:parent-style-name="normal">
      <style:text-properties fo:language="es" fo:country="ES" officeooo:paragraph-rsid="00295ad8"/>
    </style:style>
    <style:style style:name="P263" style:family="paragraph" style:parent-style-name="normal">
      <style:paragraph-properties fo:line-height="100%" fo:orphans="0" fo:widows="0"/>
      <style:text-properties fo:language="es" fo:country="ES" officeooo:rsid="002b5529" officeooo:paragraph-rsid="002b5529"/>
    </style:style>
    <style:style style:name="P26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b5529"/>
    </style:style>
    <style:style style:name="P265" style:family="paragraph" style:parent-style-name="normal">
      <style:paragraph-properties fo:line-height="100%" fo:orphans="0" fo:widows="0"/>
      <style:text-properties fo:language="es" fo:country="ES" officeooo:rsid="002b5529" officeooo:paragraph-rsid="002c7edd"/>
    </style:style>
    <style:style style:name="P26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c7edd"/>
    </style:style>
    <style:style style:name="P267" style:family="paragraph" style:parent-style-name="normal">
      <style:text-properties fo:language="es" fo:country="ES" officeooo:paragraph-rsid="002b5529"/>
    </style:style>
    <style:style style:name="P268" style:family="paragraph" style:parent-style-name="normal">
      <style:paragraph-properties fo:line-height="100%" fo:orphans="0" fo:widows="0"/>
      <style:text-properties fo:language="es" fo:country="ES" officeooo:rsid="002c7edd" officeooo:paragraph-rsid="002c7edd"/>
    </style:style>
    <style:style style:name="P26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c7edd" officeooo:paragraph-rsid="002c7edd"/>
    </style:style>
    <style:style style:name="P270" style:family="paragraph" style:parent-style-name="normal">
      <style:paragraph-properties fo:line-height="100%" fo:orphans="0" fo:widows="0"/>
      <style:text-properties fo:language="es" fo:country="ES" officeooo:rsid="002c7edd" officeooo:paragraph-rsid="003219f1"/>
    </style:style>
    <style:style style:name="P271" style:family="paragraph" style:parent-style-name="normal">
      <style:paragraph-properties fo:line-height="100%" fo:orphans="0" fo:widows="0"/>
      <style:text-properties fo:language="es" fo:country="ES" officeooo:rsid="002c7edd" officeooo:paragraph-rsid="0035577b"/>
    </style:style>
    <style:style style:name="P272" style:family="paragraph" style:parent-style-name="normal">
      <style:paragraph-properties fo:line-height="100%" fo:orphans="0" fo:widows="0"/>
      <style:text-properties fo:language="es" fo:country="ES" officeooo:rsid="002c7edd" officeooo:paragraph-rsid="0038dffb"/>
    </style:style>
    <style:style style:name="P273" style:family="paragraph" style:parent-style-name="normal">
      <style:text-properties fo:language="es" fo:country="ES" officeooo:paragraph-rsid="002c7edd"/>
    </style:style>
    <style:style style:name="P27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219f1"/>
    </style:style>
    <style:style style:name="P275" style:family="paragraph" style:parent-style-name="normal">
      <style:paragraph-properties fo:line-height="100%" fo:orphans="0" fo:widows="0"/>
      <style:text-properties fo:language="es" fo:country="ES" officeooo:rsid="003219f1" officeooo:paragraph-rsid="003219f1"/>
    </style:style>
    <style:style style:name="P27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5577b"/>
    </style:style>
    <style:style style:name="P277" style:family="paragraph" style:parent-style-name="normal">
      <style:paragraph-properties fo:line-height="100%" fo:orphans="0" fo:widows="0"/>
      <style:text-properties fo:language="es" fo:country="ES" officeooo:rsid="003219f1" officeooo:paragraph-rsid="0035577b"/>
    </style:style>
    <style:style style:name="P278" style:family="paragraph" style:parent-style-name="normal">
      <style:paragraph-properties fo:line-height="100%" fo:orphans="0" fo:widows="0"/>
      <style:text-properties fo:language="es" fo:country="ES" officeooo:rsid="003219f1" officeooo:paragraph-rsid="0038dffb"/>
    </style:style>
    <style:style style:name="P27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8dffb"/>
    </style:style>
    <style:style style:name="P280" style:family="paragraph" style:parent-style-name="normal">
      <style:text-properties fo:language="es" fo:country="ES" officeooo:paragraph-rsid="003219f1"/>
    </style:style>
    <style:style style:name="P2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5577b"/>
    </style:style>
    <style:style style:name="P28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77be7"/>
    </style:style>
    <style:style style:name="P28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8dffb"/>
    </style:style>
    <style:style style:name="P284" style:family="paragraph" style:parent-style-name="normal">
      <style:text-properties fo:language="es" fo:country="ES" officeooo:paragraph-rsid="0035577b"/>
    </style:style>
    <style:style style:name="P285" style:family="paragraph" style:parent-style-name="normal">
      <style:paragraph-properties fo:line-height="100%" fo:orphans="0" fo:widows="0"/>
      <style:text-properties fo:language="es" fo:country="ES" officeooo:rsid="00377be7" officeooo:paragraph-rsid="00377be7"/>
    </style:style>
    <style:style style:name="P286" style:family="paragraph" style:parent-style-name="normal">
      <style:paragraph-properties fo:line-height="100%" fo:orphans="0" fo:widows="0"/>
      <style:text-properties fo:language="es" fo:country="ES" officeooo:rsid="00377be7" officeooo:paragraph-rsid="0038096d"/>
    </style:style>
    <style:style style:name="P287" style:family="paragraph" style:parent-style-name="normal">
      <style:paragraph-properties fo:line-height="100%" fo:orphans="0" fo:widows="0"/>
      <style:text-properties fo:language="es" fo:country="ES" officeooo:rsid="00377be7" officeooo:paragraph-rsid="0038dffb"/>
    </style:style>
    <style:style style:name="P288" style:family="paragraph" style:parent-style-name="normal">
      <style:text-properties fo:language="es" fo:country="ES" officeooo:paragraph-rsid="0038dff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b3bcb" style:font-weight-asian="bold" style:font-weight-complex="bold"/>
    </style:style>
    <style:style style:name="T3" style:family="text">
      <style:text-properties fo:font-weight="bold" officeooo:rsid="000d414c" style:font-weight-asian="bold" style:font-weight-complex="bold"/>
    </style:style>
    <style:style style:name="T4" style:family="text">
      <style:text-properties officeooo:rsid="00198fdf"/>
    </style:style>
    <style:style style:name="T5" style:family="text">
      <style:text-properties officeooo:rsid="000b3bcb"/>
    </style:style>
    <style:style style:name="T6" style:family="text">
      <style:text-properties officeooo:rsid="001d63d7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d63d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886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b3bc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47d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9dbe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a7cf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1e1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b453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c66b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e2a2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8d5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2b8c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3f19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f71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d5f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cef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45f0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c66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a8fc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68c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c7ed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e5db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045a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5577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077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7537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77be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9d455" style:font-style-asian="normal" style:font-weight-asian="normal" style:font-style-complex="normal" style:font-weight-complex="normal"/>
    </style:style>
    <style:style style:name="T36" style:family="text">
      <style:text-properties officeooo:rsid="0019886e"/>
    </style:style>
    <style:style style:name="T37" style:family="text">
      <style:text-properties officeooo:rsid="000c225e"/>
    </style:style>
    <style:style style:name="T38" style:family="text">
      <style:text-properties officeooo:rsid="000d414c"/>
    </style:style>
    <style:style style:name="T39" style:family="text">
      <style:text-properties officeooo:rsid="001e3691"/>
    </style:style>
    <style:style style:name="T40" style:family="text">
      <style:text-properties officeooo:rsid="001facda"/>
    </style:style>
    <style:style style:name="T41" style:family="text">
      <style:text-properties officeooo:rsid="001316dc"/>
    </style:style>
    <style:style style:name="T42" style:family="text">
      <style:text-properties officeooo:rsid="0011e312"/>
    </style:style>
    <style:style style:name="T43" style:family="text">
      <style:text-properties officeooo:rsid="000c2dd7"/>
    </style:style>
    <style:style style:name="T44" style:family="text">
      <style:text-properties officeooo:rsid="0013bcd9"/>
    </style:style>
    <style:style style:name="T45" style:family="text">
      <style:text-properties officeooo:rsid="000effa2"/>
    </style:style>
    <style:style style:name="T46" style:family="text">
      <style:text-properties officeooo:rsid="00145f0a"/>
    </style:style>
    <style:style style:name="T47" style:family="text">
      <style:text-properties officeooo:rsid="0016bcbb"/>
    </style:style>
    <style:style style:name="T48" style:family="text">
      <style:text-properties officeooo:rsid="0017c66e"/>
    </style:style>
    <style:style style:name="T49" style:family="text">
      <style:text-properties officeooo:rsid="001a6647"/>
    </style:style>
    <style:style style:name="T50" style:family="text">
      <style:text-properties officeooo:rsid="00015b1c"/>
    </style:style>
    <style:style style:name="T51" style:family="text">
      <style:text-properties officeooo:rsid="00025342"/>
    </style:style>
    <style:style style:name="T52" style:family="text">
      <style:text-properties officeooo:rsid="00033cd4"/>
    </style:style>
    <style:style style:name="T53" style:family="text">
      <style:text-properties officeooo:rsid="000447da"/>
    </style:style>
    <style:style style:name="T54" style:family="text">
      <style:text-properties officeooo:rsid="00097a34"/>
    </style:style>
    <style:style style:name="T55" style:family="text">
      <style:text-properties officeooo:rsid="00097b89"/>
    </style:style>
    <style:style style:name="T56" style:family="text">
      <style:text-properties officeooo:rsid="0009dbec"/>
    </style:style>
    <style:style style:name="T57" style:family="text">
      <style:text-properties officeooo:rsid="000a7cfe"/>
    </style:style>
    <style:style style:name="T58" style:family="text">
      <style:text-properties officeooo:rsid="000b1e15"/>
    </style:style>
    <style:style style:name="T59" style:family="text">
      <style:text-properties officeooo:rsid="000c66b2"/>
    </style:style>
    <style:style style:name="T60" style:family="text">
      <style:text-properties officeooo:rsid="000ce53a"/>
    </style:style>
    <style:style style:name="T61" style:family="text">
      <style:text-properties officeooo:rsid="000e2a27"/>
    </style:style>
    <style:style style:name="T62" style:family="text">
      <style:text-properties officeooo:rsid="000f8d5b"/>
    </style:style>
    <style:style style:name="T63" style:family="text">
      <style:text-properties officeooo:rsid="0010dbe0"/>
    </style:style>
    <style:style style:name="T64" style:family="text">
      <style:text-properties officeooo:rsid="0012b8ce"/>
    </style:style>
    <style:style style:name="T65" style:family="text">
      <style:text-properties officeooo:rsid="0013f19a"/>
    </style:style>
    <style:style style:name="T66" style:family="text">
      <style:text-properties officeooo:rsid="00142cc8"/>
    </style:style>
    <style:style style:name="T67" style:family="text">
      <style:text-properties officeooo:rsid="00149a7f"/>
    </style:style>
    <style:style style:name="T68" style:family="text">
      <style:text-properties officeooo:rsid="00168fa7"/>
    </style:style>
    <style:style style:name="T69" style:family="text">
      <style:text-properties officeooo:rsid="00179957"/>
    </style:style>
    <style:style style:name="T70" style:family="text">
      <style:text-properties officeooo:rsid="0017f71a"/>
    </style:style>
    <style:style style:name="T71" style:family="text">
      <style:text-properties officeooo:rsid="0019d5f7"/>
    </style:style>
    <style:style style:name="T72" style:family="text">
      <style:text-properties officeooo:rsid="001acef8"/>
    </style:style>
    <style:style style:name="T73" style:family="text">
      <style:text-properties officeooo:rsid="001b5e2e"/>
    </style:style>
    <style:style style:name="T74" style:family="text">
      <style:text-properties officeooo:rsid="001b8c40"/>
    </style:style>
    <style:style style:name="T75" style:family="text">
      <style:text-properties officeooo:rsid="001bbba1"/>
    </style:style>
    <style:style style:name="T76" style:family="text">
      <style:text-properties officeooo:rsid="001d47bb"/>
    </style:style>
    <style:style style:name="T77" style:family="text">
      <style:text-properties officeooo:rsid="001d7542"/>
    </style:style>
    <style:style style:name="T78" style:family="text">
      <style:text-properties officeooo:rsid="001deaab"/>
    </style:style>
    <style:style style:name="T79" style:family="text">
      <style:text-properties officeooo:rsid="001ea10a"/>
    </style:style>
    <style:style style:name="T80" style:family="text">
      <style:text-properties officeooo:rsid="00208549"/>
    </style:style>
    <style:style style:name="T81" style:family="text">
      <style:text-properties officeooo:rsid="0020a649"/>
    </style:style>
    <style:style style:name="T82" style:family="text">
      <style:text-properties officeooo:rsid="0021c265"/>
    </style:style>
    <style:style style:name="T83" style:family="text">
      <style:text-properties officeooo:rsid="0023866a"/>
    </style:style>
    <style:style style:name="T84" style:family="text">
      <style:text-properties officeooo:rsid="0023c341"/>
    </style:style>
    <style:style style:name="T85" style:family="text">
      <style:text-properties officeooo:rsid="00245fc2"/>
    </style:style>
    <style:style style:name="T86" style:family="text">
      <style:text-properties officeooo:rsid="0025e7e1"/>
    </style:style>
    <style:style style:name="T87" style:family="text">
      <style:text-properties officeooo:rsid="0026a94d"/>
    </style:style>
    <style:style style:name="T88" style:family="text">
      <style:text-properties officeooo:rsid="0029512a"/>
    </style:style>
    <style:style style:name="T89" style:family="text">
      <style:text-properties officeooo:rsid="00295ad8"/>
    </style:style>
    <style:style style:name="T90" style:family="text">
      <style:text-properties officeooo:rsid="002a8fc3"/>
    </style:style>
    <style:style style:name="T91" style:family="text">
      <style:text-properties officeooo:rsid="002b5529"/>
    </style:style>
    <style:style style:name="T92" style:family="text">
      <style:text-properties officeooo:rsid="002c68c3"/>
    </style:style>
    <style:style style:name="T93" style:family="text">
      <style:text-properties officeooo:rsid="002c7edd"/>
    </style:style>
    <style:style style:name="T94" style:family="text">
      <style:text-properties officeooo:rsid="002e5db8"/>
    </style:style>
    <style:style style:name="T95" style:family="text">
      <style:text-properties officeooo:rsid="003045a4"/>
    </style:style>
    <style:style style:name="T96" style:family="text">
      <style:text-properties officeooo:rsid="003219f1"/>
    </style:style>
    <style:style style:name="T97" style:family="text">
      <style:text-properties officeooo:rsid="00340c53"/>
    </style:style>
    <style:style style:name="T98" style:family="text">
      <style:text-properties officeooo:rsid="00355544"/>
    </style:style>
    <style:style style:name="T99" style:family="text">
      <style:text-properties officeooo:rsid="0035577b"/>
    </style:style>
    <style:style style:name="T100" style:family="text">
      <style:text-properties officeooo:rsid="00370779"/>
    </style:style>
    <style:style style:name="T101" style:family="text">
      <style:text-properties officeooo:rsid="00375371"/>
    </style:style>
    <style:style style:name="T102" style:family="text">
      <style:text-properties officeooo:rsid="00377be7"/>
    </style:style>
    <style:style style:name="T103" style:family="text">
      <style:text-properties officeooo:rsid="0038096d"/>
    </style:style>
    <style:style style:name="T104" style:family="text">
      <style:text-properties officeooo:rsid="0038dffb"/>
    </style:style>
    <style:style style:name="T105" style:family="text">
      <style:text-properties officeooo:rsid="0039d455"/>
    </style:style>
    <style:style style:name="T106" style:family="text">
      <style:text-properties style:text-underline-style="none" officeooo:rsid="0039d455"/>
    </style:style>
    <style:style style:name="T107" style:family="text">
      <style:text-properties officeooo:rsid="003a3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4"><text:span text:style-name="T2">C</text:span><text:span text:style-name="T3">ASO DE USO DE ALTO NIVEL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4">Número</text:p>
          </table:table-cell>
          <table:table-cell table:style-name="Table1.A1" office:value-type="string">
            <text:p text:style-name="P64">CU001</text:p>
          </table:table-cell>
        </table:table-row>
        <table:table-row table:style-name="Table1.1">
          <table:table-cell table:style-name="Table1.A1" office:value-type="string">
            <text:p text:style-name="P64">Nombre del Caso de Uso:</text:p>
          </table:table-cell>
          <table:table-cell table:style-name="Table1.A1" office:value-type="string">
            <text:p text:style-name="P88">Cargar datos</text:p>
          </table:table-cell>
        </table:table-row>
        <table:table-row table:style-name="Table1.1">
          <table:table-cell table:style-name="Table1.A1" office:value-type="string">
            <text:p text:style-name="P64">Actores</text:p>
          </table:table-cell>
          <table:table-cell table:style-name="Table1.A1" office:value-type="string">
            <text:p text:style-name="P64"><text:span text:style-name="T4">Todos los </text:span>Usuario<text:span text:style-name="T5">s</text:span> </text:p>
          </table:table-cell>
        </table:table-row>
        <table:table-row table:style-name="Table1.1">
          <table:table-cell table:style-name="Table1.A1" office:value-type="string">
            <text:p text:style-name="P64">Descripción</text:p>
          </table:table-cell>
          <table:table-cell table:style-name="Table1.A1" office:value-type="string">
            <text:p text:style-name="P91">El usuari<text:span text:style-name="T6">o sube el archivo para cargar todos los datos </text:span><text:span text:style-name="T53">de usuarios</text:span><text:span text:style-name="T5">.</text:span></text:p>
          </table:table-cell>
        </table:table-row>
        <table:table-row table:style-name="Table1.1">
          <table:table-cell table:style-name="Table1.A1" office:value-type="string">
            <text:p text:style-name="P64">Tipo</text:p>
          </table:table-cell>
          <table:table-cell table:style-name="Table1.A1" office:value-type="string">
            <text:p text:style-name="P64">Primario </text:p>
          </table:table-cell>
        </table:table-row>
      </table:table>
      <text:p text:style-name="P215"><text:span text:style-name="T1">EXPANDIDO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4">Número</text:p>
          </table:table-cell>
          <table:table-cell table:style-name="Table2.A1" office:value-type="string">
            <text:p text:style-name="P64">CU001</text:p>
          </table:table-cell>
        </table:table-row>
        <table:table-row table:style-name="Table2.1">
          <table:table-cell table:style-name="Table2.A1" office:value-type="string">
            <text:p text:style-name="P64">Nombre del Caso de Uso:</text:p>
          </table:table-cell>
          <table:table-cell table:style-name="Table2.A1" office:value-type="string">
            <text:p text:style-name="P129"><text:span text:style-name="T6">Cargar datos</text:span> </text:p>
          </table:table-cell>
        </table:table-row>
        <table:table-row table:style-name="Table2.1">
          <table:table-cell table:style-name="Table2.A1" office:value-type="string">
            <text:p text:style-name="P64">Actores</text:p>
          </table:table-cell>
          <table:table-cell table:style-name="Table2.A1" office:value-type="string">
            <text:p text:style-name="P64"><text:span text:style-name="T4">Todos los </text:span>Usuario<text:span text:style-name="T5">s</text:span></text:p>
          </table:table-cell>
        </table:table-row>
        <table:table-row table:style-name="Table2.1">
          <table:table-cell table:style-name="Table2.A1" office:value-type="string">
            <text:p text:style-name="P64">Propósito:</text:p>
          </table:table-cell>
          <table:table-cell table:style-name="Table2.A1" office:value-type="string">
            <text:p text:style-name="P88">Cargar Datos en la base de datos</text:p>
          </table:table-cell>
        </table:table-row>
        <table:table-row table:style-name="Table2.1">
          <table:table-cell table:style-name="Table2.A1" office:value-type="string">
            <text:p text:style-name="P64">Precondiciones</text:p>
          </table:table-cell>
          <table:table-cell table:style-name="Table2.A1" office:value-type="string">
            <text:p text:style-name="P129">Ningun<text:span text:style-name="T50">a</text:span></text:p>
          </table:table-cell>
        </table:table-row>
        <table:table-row table:style-name="Table2.1">
          <table:table-cell table:style-name="Table2.A1" office:value-type="string">
            <text:p text:style-name="P64">Resumen</text:p>
          </table:table-cell>
          <table:table-cell table:style-name="Table2.A1" office:value-type="string">
            <text:p text:style-name="P91">El <text:span text:style-name="T55">Usuario</text:span> <text:span text:style-name="T51">inicia</text:span> <text:span text:style-name="T51">en</text:span><text:span text:style-name="T5"> </text:span><text:span text:style-name="T51">e</text:span><text:span text:style-name="T6">l espacio de cargar datos donde tendrá que seleccionar </text:span><text:span text:style-name="T51">un</text:span><text:span text:style-name="T6"> archivo </text:span><text:span text:style-name="T52">JSON</text:span><text:span text:style-name="T51"> para</text:span><text:span text:style-name="T6"> <text:s/>subir</text:span><text:span text:style-name="T5">.</text:span></text:p>
          </table:table-cell>
        </table:table-row>
        <table:table-row table:style-name="Table2.1">
          <table:table-cell table:style-name="Table2.A1" office:value-type="string">
            <text:p text:style-name="P64">Tipo</text:p>
          </table:table-cell>
          <table:table-cell table:style-name="Table2.A1" office:value-type="string">
            <text:p text:style-name="P64">Primario, Esencial</text:p>
          </table:table-cell>
        </table:table-row>
        <table:table-row table:style-name="Table2.1">
          <table:table-cell table:style-name="Table2.A1" office:value-type="string">
            <text:p text:style-name="P64">Referencias:</text:p>
          </table:table-cell>
          <table:table-cell table:style-name="Table2.A1" office:value-type="string">
            <text:p text:style-name="P136">CU00<text:span text:style-name="T6">1</text:span></text:p>
          </table:table-cell>
        </table:table-row>
        <table:table-row table:style-name="Table2.9">
          <table:table-cell table:style-name="Table2.A1" table:number-columns-spanned="2" office:value-type="string">
            <text:p text:style-name="P2">Segunda sección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2">Acción de actores</text:p>
          </table:table-cell>
          <table:table-cell table:style-name="Table2.A1" office:value-type="string">
            <text:p text:style-name="P3">Respuesta del sistema</text:p>
          </table:table-cell>
        </table:table-row>
        <table:table-row table:style-name="Table2.9">
          <table:table-cell table:style-name="Table2.A1" office:value-type="string">
            <text:p text:style-name="P151">1. Seleccionar el <text:span text:style-name="T6">espacio y subir el archivo para cargar datos</text:span></text:p>
          </table:table-cell>
          <table:table-cell table:style-name="Table2.A1" office:value-type="string">
            <text:p text:style-name="P152">2. <text:span text:style-name="T7">El sistema </text:span><text:span text:style-name="T8">busca errores y </text:span><text:span text:style-name="T11">manda</text:span><text:span text:style-name="T8"> al usuario a la pantalla de </text:span><text:span text:style-name="T11">ofertas de empleo</text:span><text:span text:style-name="T13">.</text:span></text:p>
          </table:table-cell>
        </table:table-row>
      </table:table>
      <text:p text:style-name="P216"><text:span text:style-name="T2">C</text:span><text:span text:style-name="T3">ASO DE USO DE ALTO NIVEL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65">Número</text:p>
          </table:table-cell>
          <table:table-cell table:style-name="Tabla1.A1" office:value-type="string">
            <text:p text:style-name="P65">CU00<text:span text:style-name="T54">2</text:span></text:p>
          </table:table-cell>
        </table:table-row>
        <table:table-row table:style-name="Tabla1.1">
          <table:table-cell table:style-name="Tabla1.A1" office:value-type="string">
            <text:p text:style-name="P65">Nombre del Caso de Uso:</text:p>
          </table:table-cell>
          <table:table-cell table:style-name="Tabla1.A1" office:value-type="string">
            <text:p text:style-name="P217">Menú <text:span text:style-name="T56">Ofertas de </text:span>Empleo</text:p>
          </table:table-cell>
        </table:table-row>
        <table:table-row table:style-name="Tabla1.1">
          <table:table-cell table:style-name="Tabla1.A1" office:value-type="string">
            <text:p text:style-name="P65">Actores</text:p>
          </table:table-cell>
          <table:table-cell table:style-name="Tabla1.A1" office:value-type="string">
            <text:p text:style-name="P219">Todos los Usuarios</text:p>
          </table:table-cell>
        </table:table-row>
        <table:table-row table:style-name="Tabla1.1">
          <table:table-cell table:style-name="Tabla1.A1" office:value-type="string">
            <text:p text:style-name="P65">Descripción</text:p>
          </table:table-cell>
          <table:table-cell table:style-name="Tabla1.A1" office:value-type="string">
            <text:p text:style-name="P92">El usuari<text:span text:style-name="T6">o </text:span><text:span text:style-name="T54">Ingresa a la pagina </text:span><text:span text:style-name="T55">de </text:span><text:span text:style-name="T54">empleo</text:span><text:span text:style-name="T5">.</text:span></text:p>
          </table:table-cell>
        </table:table-row>
        <table:table-row table:style-name="Tabla1.1">
          <table:table-cell table:style-name="Tabla1.A1" office:value-type="string">
            <text:p text:style-name="P65">Tipo</text:p>
          </table:table-cell>
          <table:table-cell table:style-name="Tabla1.A1" office:value-type="string">
            <text:p text:style-name="P65"><text:span text:style-name="T55">Secundario</text:span> </text:p>
          </table:table-cell>
        </table:table-row>
      </table:table>
      <text:p text:style-name="P232"><text:span text:style-name="T1">EXPANDIDO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66">Número</text:p>
          </table:table-cell>
          <table:table-cell table:style-name="Tabla10.A1" office:value-type="string">
            <text:p text:style-name="P66">CU0<text:span text:style-name="T55">02</text:span></text:p>
          </table:table-cell>
        </table:table-row>
        <table:table-row table:style-name="Tabla10.1">
          <table:table-cell table:style-name="Tabla10.A1" office:value-type="string">
            <text:p text:style-name="P66">Nombre del Caso de Uso:</text:p>
          </table:table-cell>
          <table:table-cell table:style-name="Tabla10.A1" office:value-type="string">
            <text:p text:style-name="P218">Menú <text:span text:style-name="T56">Ofertas de </text:span>Empleo</text:p>
          </table:table-cell>
        </table:table-row>
        <table:table-row table:style-name="Tabla10.1">
          <table:table-cell table:style-name="Tabla10.A1" office:value-type="string">
            <text:p text:style-name="P66">Actores</text:p>
          </table:table-cell>
          <table:table-cell table:style-name="Tabla10.A1" office:value-type="string">
            <text:p text:style-name="P220">Todos los Usuarios</text:p>
          </table:table-cell>
        </table:table-row>
        <table:table-row table:style-name="Tabla10.1">
          <table:table-cell table:style-name="Tabla10.A1" office:value-type="string">
            <text:p text:style-name="P66">Propósito:</text:p>
          </table:table-cell>
          <table:table-cell table:style-name="Tabla10.A1" office:value-type="string">
            <text:p text:style-name="P108">El usuario <text:span text:style-name="T54">Ingre</text:span><text:span text:style-name="T55">sa a la pagina de empleo para aplicar.</text:span></text:p>
          </table:table-cell>
        </table:table-row>
        <table:table-row table:style-name="Tabla10.1">
          <table:table-cell table:style-name="Tabla10.A1" office:value-type="string">
            <text:p text:style-name="P66">Precondiciones</text:p>
          </table:table-cell>
          <table:table-cell table:style-name="Tabla10.A1" office:value-type="string">
            <text:p text:style-name="P137">CU00<text:span text:style-name="T6">1</text:span></text:p>
          </table:table-cell>
        </table:table-row>
        <table:table-row table:style-name="Tabla10.1">
          <table:table-cell table:style-name="Tabla10.A1" office:value-type="string">
            <text:p text:style-name="P66">Resumen</text:p>
          </table:table-cell>
          <table:table-cell table:style-name="Tabla10.A1" office:value-type="string">
            <text:p text:style-name="P93">El <text:span text:style-name="T55">Usuario Ingresa a la pagina de empleo, donde puede aplicar al empleo iniciando sesión o creando cuenta.</text:span></text:p>
          </table:table-cell>
        </table:table-row>
        <table:table-row table:style-name="Tabla10.1">
          <table:table-cell table:style-name="Tabla10.A1" office:value-type="string">
            <text:p text:style-name="P66">Tipo</text:p>
          </table:table-cell>
          <table:table-cell table:style-name="Tabla10.A1" office:value-type="string">
            <text:p text:style-name="P66"><text:span text:style-name="T55">Secundario</text:span></text:p>
          </table:table-cell>
        </table:table-row>
        <table:table-row table:style-name="Tabla10.1">
          <table:table-cell table:style-name="Tabla10.A1" office:value-type="string">
            <text:p text:style-name="P66">Referencias:</text:p>
          </table:table-cell>
          <table:table-cell table:style-name="Tabla10.A1" office:value-type="string">
            <text:p text:style-name="P137">CU00<text:span text:style-name="T6">1</text:span></text:p>
          </table:table-cell>
        </table:table-row>
        <table:table-row table:style-name="Tabla10.9">
          <table:table-cell table:style-name="Tabla10.A1" table:number-columns-spanned="2" office:value-type="string">
            <text:p text:style-name="P4">Segunda sección</text:p>
          </table:table-cell>
          <table:covered-table-cell/>
        </table:table-row>
        <table:table-row table:style-name="Tabla10.9">
          <table:table-cell table:style-name="Tabla10.A1" office:value-type="string">
            <text:p text:style-name="P4">Acción de actores</text:p>
          </table:table-cell>
          <table:table-cell table:style-name="Tabla10.A1" office:value-type="string">
            <text:p text:style-name="P5">Respuesta del sistema</text:p>
          </table:table-cell>
        </table:table-row>
        <table:table-row table:style-name="Tabla10.9">
          <table:table-cell table:style-name="Tabla10.A1" office:value-type="string">
            <text:p text:style-name="P225">1. El usuario ingresa a la pagina de ofertas de empleo.</text:p>
          </table:table-cell>
          <table:table-cell table:style-name="Tabla10.A1" office:value-type="string">
            <text:p text:style-name="P153"><text:span text:style-name="T15">2. </text:span><text:span text:style-name="T7">El sistema </text:span><text:span text:style-name="T15">genera un buscador con los filtros(categoría, modalidad, ubicación y salario), también genera el listado de empleos con los datos</text:span><text:span text:style-name="T14">(</text:span><text:span text:style-name="T13">Nombre, empresa o empleador, puesto, salario, descripció</text:span><text:span text:style-name="T18">n</text:span><text:span text:style-name="T14">). </text:span><text:span text:style-name="T16">A un lado</text:span><text:span text:style-name="T14"> de la oferta se generan dos botones crear usuario y iniciar sesión.</text:span><text:span text:style-name="T13">.</text:span></text:p>
          </table:table-cell>
        </table:table-row>
        <table:table-row table:style-name="Tabla10.9">
          <table:table-cell table:style-name="Tabla10.A12" office:value-type="string">
            <text:p text:style-name="P154"><text:span text:style-name="T59">3</text:span>. <text:span text:style-name="T56">El usuario </text:span><text:span text:style-name="T57">busca un empleo con o sin filtros.</text:span></text:p>
          </table:table-cell>
          <table:table-cell table:style-name="Tabla10.A12" office:value-type="string">
            <text:p text:style-name="P153"><text:span text:style-name="T59">4</text:span>. <text:span text:style-name="T7">El </text:span><text:span text:style-name="T12">sistema</text:span><text:span text:style-name="T7"> </text:span><text:span text:style-name="T12">genera los empleos filtrados y los muestra al usuario </text:span><text:span text:style-name="T14">las</text:span><text:span text:style-name="T13"> oferta</text:span><text:span text:style-name="T14">s</text:span><text:span text:style-name="T13"> con los datos(Nombre, empresa o empleador, puesto, salario, descripción) </text:span><text:span text:style-name="T14">y un botón para mas info</text:span><text:span text:style-name="T12">.</text:span></text:p>
          </table:table-cell>
        </table:table-row>
        <table:table-row table:style-name="Tabla10.9">
          <table:table-cell table:style-name="Tabla10.A12" office:value-type="string">
            <text:p text:style-name="P221"><text:span text:style-name="T59">5</text:span>. El usuario presiona el botón mas información de la oferta</text:p>
          </table:table-cell>
          <table:table-cell table:style-name="Tabla10.A12" office:value-type="string">
            <text:p text:style-name="P222"><text:span text:style-name="T59">6</text:span>. El sistema manda al usuario a la pagina de <text:span text:style-name="T58">la</text:span> oferta donde muestra <text:span text:style-name="T58">la información completa</text:span></text:p>
          </table:table-cell>
        </table:table-row>
        <table:table-row table:style-name="Tabla10.9">
          <table:table-cell table:style-name="Tabla10.A12" office:value-type="string">
            <text:p text:style-name="P223"><text:span text:style-name="T59">7</text:span>.El usuario presiona crear usuario</text:p>
          </table:table-cell>
          <table:table-cell table:style-name="Tabla10.A12" office:value-type="string">
            <text:p text:style-name="P224"><text:span text:style-name="T59">8</text:span>.El sistema manda al usuario a la pagina crear usuarios</text:p>
          </table:table-cell>
        </table:table-row>
        <table:table-row table:style-name="Tabla10.9">
          <table:table-cell table:style-name="Tabla10.A12" office:value-type="string">
            <text:p text:style-name="P223"><text:span text:style-name="T59">9</text:span>. El usuario presiona iniciar sesión</text:p>
          </table:table-cell>
          <table:table-cell table:style-name="Tabla10.A12" office:value-type="string">
            <text:p text:style-name="P224"><text:span text:style-name="T59">10</text:span>.El sistema manda al usuario a la pagina iniciar sesión</text:p>
          </table:table-cell>
        </table:table-row>
      </table:table>
      <text:p text:style-name="P1"/>
      <text:p text:style-name="P227"><text:span text:style-name="T2">C</text:span><text:span text:style-name="T3">ASO DE USO DE ALTO NIVEL</text:span></text:p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67">Número</text:p>
          </table:table-cell>
          <table:table-cell table:style-name="Tabla9.A1" office:value-type="string">
            <text:p text:style-name="P67">CU00<text:span text:style-name="T60">3</text:span></text:p>
          </table:table-cell>
        </table:table-row>
        <table:table-row table:style-name="Tabla9.1">
          <table:table-cell table:style-name="Tabla9.A1" office:value-type="string">
            <text:p text:style-name="P67">Nombre del Caso de Uso:</text:p>
          </table:table-cell>
          <table:table-cell table:style-name="Tabla9.A1" office:value-type="string">
            <text:p text:style-name="P228">Oferta</text:p>
          </table:table-cell>
        </table:table-row>
        <table:table-row table:style-name="Tabla9.1">
          <table:table-cell table:style-name="Tabla9.A1" office:value-type="string">
            <text:p text:style-name="P67">Actores</text:p>
          </table:table-cell>
          <table:table-cell table:style-name="Tabla9.A1" office:value-type="string">
            <text:p text:style-name="P67"><text:span text:style-name="T4">Todos los </text:span>Usuario<text:span text:style-name="T5">s</text:span> </text:p>
          </table:table-cell>
        </table:table-row>
        <table:table-row table:style-name="Tabla9.1">
          <table:table-cell table:style-name="Tabla9.A1" office:value-type="string">
            <text:p text:style-name="P67">Descripción</text:p>
          </table:table-cell>
          <table:table-cell table:style-name="Tabla9.A1" office:value-type="string">
            <text:p text:style-name="P109">El usuario ingresa a la pagina de <text:span text:style-name="T62">oferta</text:span></text:p>
          </table:table-cell>
        </table:table-row>
        <table:table-row table:style-name="Tabla9.1">
          <table:table-cell table:style-name="Tabla9.A1" office:value-type="string">
            <text:p text:style-name="P67">Tipo</text:p>
          </table:table-cell>
          <table:table-cell table:style-name="Tabla9.A1" office:value-type="string">
            <text:p text:style-name="P67">Primario </text:p>
          </table:table-cell>
        </table:table-row>
      </table:table>
      <text:p text:style-name="P226"><text:span text:style-name="T1">EXPANDIDO</text:span></text:p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67">Número</text:p>
          </table:table-cell>
          <table:table-cell table:style-name="Tabla11.A1" office:value-type="string">
            <text:p text:style-name="P68">CU00<text:span text:style-name="T60">3</text:span></text:p>
          </table:table-cell>
        </table:table-row>
        <table:table-row table:style-name="Tabla11.1">
          <table:table-cell table:style-name="Tabla11.A1" office:value-type="string">
            <text:p text:style-name="P67">Nombre del Caso de Uso:</text:p>
          </table:table-cell>
          <table:table-cell table:style-name="Tabla11.A1" office:value-type="string">
            <text:p text:style-name="P130"><text:span text:style-name="T61">Oferta</text:span> </text:p>
          </table:table-cell>
        </table:table-row>
        <table:table-row table:style-name="Tabla11.1">
          <table:table-cell table:style-name="Tabla11.A1" office:value-type="string">
            <text:p text:style-name="P67">Actores</text:p>
          </table:table-cell>
          <table:table-cell table:style-name="Tabla11.A1" office:value-type="string">
            <text:p text:style-name="P67"><text:span text:style-name="T4">Todos los </text:span>Usuario<text:span text:style-name="T5">s</text:span></text:p>
          </table:table-cell>
        </table:table-row>
        <table:table-row table:style-name="Tabla11.1">
          <table:table-cell table:style-name="Tabla11.A1" office:value-type="string">
            <text:p text:style-name="P67">Propósito:</text:p>
          </table:table-cell>
          <table:table-cell table:style-name="Tabla11.A1" office:value-type="string">
            <text:p text:style-name="P229">Obtener información completa de la oferta</text:p>
          </table:table-cell>
        </table:table-row>
        <table:table-row table:style-name="Tabla11.1">
          <table:table-cell table:style-name="Tabla11.A1" office:value-type="string">
            <text:p text:style-name="P67">Precondiciones</text:p>
          </table:table-cell>
          <table:table-cell table:style-name="Tabla11.A1" office:value-type="string">
            <text:p text:style-name="P139">CU00<text:span text:style-name="T6">1,</text:span><text:span text:style-name="T62">CU002</text:span></text:p>
          </table:table-cell>
        </table:table-row>
        <table:table-row table:style-name="Tabla11.1">
          <table:table-cell table:style-name="Tabla11.A1" office:value-type="string">
            <text:p text:style-name="P67">Resumen</text:p>
          </table:table-cell>
          <table:table-cell table:style-name="Tabla11.A1" office:value-type="string">
            <text:p text:style-name="P110">El usuario ingresa a la pagina de <text:span text:style-name="T62">oferta en ella puede acceder al perfil de la empresa y aplicar al empleo.</text:span></text:p>
          </table:table-cell>
        </table:table-row>
        <table:table-row table:style-name="Tabla11.1">
          <table:table-cell table:style-name="Tabla11.A1" office:value-type="string">
            <text:p text:style-name="P67">Tipo</text:p>
          </table:table-cell>
          <table:table-cell table:style-name="Tabla11.A1" office:value-type="string">
            <text:p text:style-name="P67">Primario, Esencial</text:p>
          </table:table-cell>
        </table:table-row>
        <table:table-row table:style-name="Tabla11.1">
          <table:table-cell table:style-name="Tabla11.A1" office:value-type="string">
            <text:p text:style-name="P67">Referencias:</text:p>
          </table:table-cell>
          <table:table-cell table:style-name="Tabla11.A1" office:value-type="string">
            <text:p text:style-name="P138">CU00<text:span text:style-name="T6">1,</text:span><text:span text:style-name="T62">CU002</text:span></text:p>
          </table:table-cell>
        </table:table-row>
        <table:table-row table:style-name="Tabla11.9">
          <table:table-cell table:style-name="Tabla11.A1" table:number-columns-spanned="2" office:value-type="string">
            <text:p text:style-name="P6">Segunda sección</text:p>
          </table:table-cell>
          <table:covered-table-cell/>
        </table:table-row>
        <table:table-row table:style-name="Tabla11.9">
          <table:table-cell table:style-name="Tabla11.A1" office:value-type="string">
            <text:p text:style-name="P6">Acción de actores</text:p>
          </table:table-cell>
          <table:table-cell table:style-name="Tabla11.A1" office:value-type="string">
            <text:p text:style-name="P7">Respuesta del sistema</text:p>
          </table:table-cell>
        </table:table-row>
        <table:table-row table:style-name="Tabla11.9">
          <table:table-cell table:style-name="Tabla11.A1" office:value-type="string">
            <text:p text:style-name="P155">1.<text:span text:style-name="T17">El usuario ingresa a la pagina de </text:span><text:span text:style-name="T18">la oferta</text:span></text:p>
          </table:table-cell>
          <table:table-cell table:style-name="Tabla11.A1" office:value-type="string">
            <text:p text:style-name="P156">2. <text:span text:style-name="T7">El</text:span><text:span text:style-name="T13"> </text:span><text:span text:style-name="T18">sistema de genera la información completa de la oferta </text:span><text:span text:style-name="T14">(</text:span><text:span text:style-name="T13">Nombre, empresa o empleador, puesto, salario, descripción</text:span><text:span text:style-name="T14">,perfil, requisitos, lugar o dirección) </text:span><text:span text:style-name="T18">y </text:span><text:span text:style-name="T14">se genera un mensaje “Cree una cuenta o inicie sesión para aplicar” y </text:span><text:span text:style-name="T18">dos botones crear usuario e iniciar sesión.</text:span></text:p>
          </table:table-cell>
        </table:table-row>
        <table:table-row table:style-name="Tabla11.9">
          <table:table-cell table:style-name="Tabla11.A12" office:value-type="string">
            <text:p text:style-name="P223"><text:span text:style-name="T63">3</text:span>.El usuario presiona crear usuario</text:p>
          </table:table-cell>
          <table:table-cell table:style-name="Tabla11.A12" office:value-type="string">
            <text:p text:style-name="P224"><text:span text:style-name="T63">4</text:span>.El sistema manda al usuario a la pagina crear usuarios</text:p>
          </table:table-cell>
        </table:table-row>
        <table:table-row table:style-name="Tabla11.9">
          <table:table-cell table:style-name="Tabla11.A12" office:value-type="string">
            <text:p text:style-name="P223"><text:span text:style-name="T63">5</text:span>. El usuario presiona iniciar sesión</text:p>
          </table:table-cell>
          <table:table-cell table:style-name="Tabla11.A12" office:value-type="string">
            <text:p text:style-name="P224"><text:span text:style-name="T63">6</text:span>.El sistema manda al usuario a la pagina iniciar sesión</text:p>
          </table:table-cell>
        </table:table-row>
        <table:table-row table:style-name="Tabla11.9">
          <table:table-cell table:style-name="Tabla11.A12" office:value-type="string">
            <text:p text:style-name="P230">7. <text:span text:style-name="T58">El usuario presiona </text:span>el perfil</text:p>
          </table:table-cell>
          <table:table-cell table:style-name="Tabla11.A12" office:value-type="string">
            <text:p text:style-name="P231">8. <text:span text:style-name="T58">El sistema manda al usuario a la pagina </text:span>de <text:soft-page-break/>perfil de la empresa o empleador.</text:p>
          </table:table-cell>
        </table:table-row>
      </table:table>
      <text:p text:style-name="P232"><text:span text:style-name="T2"/></text:p>
      <text:p text:style-name="P232"><text:span text:style-name="T2">C</text:span><text:span text:style-name="T3">ASO DE USO DE ALTO NIVEL</text:span></text:p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69">Número</text:p>
          </table:table-cell>
          <table:table-cell table:style-name="Tabla5.A1" office:value-type="string">
            <text:p text:style-name="P69">CU00<text:span text:style-name="T64">4</text:span></text:p>
          </table:table-cell>
        </table:table-row>
        <table:table-row table:style-name="Tabla5.1">
          <table:table-cell table:style-name="Tabla5.A1" office:value-type="string">
            <text:p text:style-name="P69">Nombre del Caso de Uso:</text:p>
          </table:table-cell>
          <table:table-cell table:style-name="Tabla5.A1" office:value-type="string">
            <text:p text:style-name="P233">Perfil Empresa/Empleador</text:p>
          </table:table-cell>
        </table:table-row>
        <table:table-row table:style-name="Tabla5.1">
          <table:table-cell table:style-name="Tabla5.A1" office:value-type="string">
            <text:p text:style-name="P69">Actores</text:p>
          </table:table-cell>
          <table:table-cell table:style-name="Tabla5.A1" office:value-type="string">
            <text:p text:style-name="P69"><text:span text:style-name="T4">Todos los </text:span>Usuario<text:span text:style-name="T5">s</text:span> </text:p>
          </table:table-cell>
        </table:table-row>
        <table:table-row table:style-name="Tabla5.1">
          <table:table-cell table:style-name="Tabla5.A1" office:value-type="string">
            <text:p text:style-name="P69">Descripción</text:p>
          </table:table-cell>
          <table:table-cell table:style-name="Tabla5.A1" office:value-type="string">
            <text:p text:style-name="P111">El usuario ingresa a la pagina de <text:span text:style-name="T64">perfil</text:span></text:p>
          </table:table-cell>
        </table:table-row>
        <table:table-row table:style-name="Tabla5.1">
          <table:table-cell table:style-name="Tabla5.A1" office:value-type="string">
            <text:p text:style-name="P69">Tipo</text:p>
          </table:table-cell>
          <table:table-cell table:style-name="Tabla5.A1" office:value-type="string">
            <text:p text:style-name="P69"><text:span text:style-name="T64">Secundario</text:span> </text:p>
          </table:table-cell>
        </table:table-row>
      </table:table>
      <text:p text:style-name="P232"><text:span text:style-name="T1">EXPANDIDO</text:span></text:p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69">Número</text:p>
          </table:table-cell>
          <table:table-cell table:style-name="Tabla6.A1" office:value-type="string">
            <text:p text:style-name="P69">CU00<text:span text:style-name="T64">4</text:span></text:p>
          </table:table-cell>
        </table:table-row>
        <table:table-row table:style-name="Tabla6.1">
          <table:table-cell table:style-name="Tabla6.A1" office:value-type="string">
            <text:p text:style-name="P69">Nombre del Caso de Uso:</text:p>
          </table:table-cell>
          <table:table-cell table:style-name="Tabla6.A1" office:value-type="string">
            <text:p text:style-name="P233">Perfil Empresa/Empleador</text:p>
          </table:table-cell>
        </table:table-row>
        <table:table-row table:style-name="Tabla6.1">
          <table:table-cell table:style-name="Tabla6.A1" office:value-type="string">
            <text:p text:style-name="P69">Actores</text:p>
          </table:table-cell>
          <table:table-cell table:style-name="Tabla6.A1" office:value-type="string">
            <text:p text:style-name="P69"><text:span text:style-name="T4">Todos los </text:span>Usuario<text:span text:style-name="T5">s</text:span> </text:p>
          </table:table-cell>
        </table:table-row>
        <table:table-row table:style-name="Tabla6.1">
          <table:table-cell table:style-name="Tabla6.A1" office:value-type="string">
            <text:p text:style-name="P69">Propósito:</text:p>
          </table:table-cell>
          <table:table-cell table:style-name="Tabla6.A1" office:value-type="string">
            <text:p text:style-name="P111">El usuario ingresa a la pagina de <text:span text:style-name="T64">perfil para obtener mas información</text:span></text:p>
          </table:table-cell>
        </table:table-row>
        <table:table-row table:style-name="Tabla6.1">
          <table:table-cell table:style-name="Tabla6.A1" office:value-type="string">
            <text:p text:style-name="P69">Precondiciones</text:p>
          </table:table-cell>
          <table:table-cell table:style-name="Tabla6.A1" office:value-type="string">
            <text:p text:style-name="P140">CU00<text:span text:style-name="T6">1,</text:span><text:span text:style-name="T62">CU00</text:span><text:span text:style-name="T64">3</text:span></text:p>
          </table:table-cell>
        </table:table-row>
        <table:table-row table:style-name="Tabla6.1">
          <table:table-cell table:style-name="Tabla6.A1" office:value-type="string">
            <text:p text:style-name="P69">Resumen</text:p>
          </table:table-cell>
          <table:table-cell table:style-name="Tabla6.A1" office:value-type="string">
            <text:p text:style-name="P111">El usuario ingresa a la pagina de <text:span text:style-name="T64">perfil de la empresa/empleador para ver que otras ofertas tiene y ampliar la información de la empresa.</text:span></text:p>
          </table:table-cell>
        </table:table-row>
        <table:table-row table:style-name="Tabla6.1">
          <table:table-cell table:style-name="Tabla6.A1" office:value-type="string">
            <text:p text:style-name="P69">Tipo</text:p>
          </table:table-cell>
          <table:table-cell table:style-name="Tabla6.A1" office:value-type="string">
            <text:p text:style-name="P233">Secundario</text:p>
          </table:table-cell>
        </table:table-row>
        <table:table-row table:style-name="Tabla6.1">
          <table:table-cell table:style-name="Tabla6.A1" office:value-type="string">
            <text:p text:style-name="P69">Referencias:</text:p>
          </table:table-cell>
          <table:table-cell table:style-name="Tabla6.A1" office:value-type="string">
            <text:p text:style-name="P140">CU00<text:span text:style-name="T6">1,</text:span><text:span text:style-name="T62">CU00</text:span><text:span text:style-name="T64">3</text:span></text:p>
          </table:table-cell>
        </table:table-row>
        <table:table-row table:style-name="Tabla6.9">
          <table:table-cell table:style-name="Tabla6.A1" table:number-columns-spanned="2" office:value-type="string">
            <text:p text:style-name="P8">Segunda sección</text:p>
          </table:table-cell>
          <table:covered-table-cell/>
        </table:table-row>
        <table:table-row table:style-name="Tabla6.9">
          <table:table-cell table:style-name="Tabla6.A1" office:value-type="string">
            <text:p text:style-name="P8">Acción de actores</text:p>
          </table:table-cell>
          <table:table-cell table:style-name="Tabla6.A1" office:value-type="string">
            <text:p text:style-name="P9">Respuesta del sistema</text:p>
          </table:table-cell>
        </table:table-row>
        <table:table-row table:style-name="Tabla6.9">
          <table:table-cell table:style-name="Tabla6.A1" office:value-type="string">
            <text:p text:style-name="P157">1.<text:span text:style-name="T17">El usuario ingresa a la pagina de </text:span><text:span text:style-name="T19">perfil</text:span></text:p>
          </table:table-cell>
          <table:table-cell table:style-name="Tabla6.A1" office:value-type="string">
            <text:p text:style-name="P158">2. <text:span text:style-name="T7">El</text:span><text:span text:style-name="T13"> </text:span><text:span text:style-name="T18">sistema de genera la información </text:span><text:span text:style-name="T20">de la empresa</text:span><text:span text:style-name="T18"> </text:span><text:span text:style-name="T14">(</text:span><text:span text:style-name="T13">Nombre, empresa o empleador,</text:span><text:span text:style-name="T20">información de la empresa(Misión y Visión)</text:span><text:span text:style-name="T13">, </text:span><text:span text:style-name="T14">lugar o dirección) </text:span><text:span text:style-name="T18">y </text:span><text:span text:style-name="T20">debajo de generan un listado de todo los empleos de la empresa con breve información(Oferta, Puesto y Salario) y un botón de mas información.</text:span></text:p>
          </table:table-cell>
        </table:table-row>
        <table:table-row table:style-name="Tabla6.9">
          <table:table-cell table:style-name="Tabla6.A12" office:value-type="string">
            <text:p text:style-name="P221"><text:span text:style-name="T65">3</text:span>. El usuario presiona el botón mas información de la oferta</text:p>
          </table:table-cell>
          <table:table-cell table:style-name="Tabla6.A12" office:value-type="string">
            <text:p text:style-name="P222"><text:span text:style-name="T65">4</text:span>. El sistema manda al usuario a la pagina de <text:span text:style-name="T58">la</text:span> oferta donde muestra <text:span text:style-name="T58">la información </text:span><text:soft-page-break/><text:span text:style-name="T58">completa</text:span></text:p>
          </table:table-cell>
        </table:table-row>
      </table:table>
      <text:p text:style-name="P36"><text:span text:style-name="T3"/></text:p>
      <text:p text:style-name="P37">C<text:span text:style-name="T38">ASO DE USO DE ALTO NIVEL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70">Número</text:p>
          </table:table-cell>
          <table:table-cell table:style-name="Table3.A1" office:value-type="string">
            <text:p text:style-name="P70">CU00<text:span text:style-name="T66">5</text:span></text:p>
          </table:table-cell>
        </table:table-row>
        <table:table-row table:style-name="Table3.1">
          <table:table-cell table:style-name="Table3.A1" office:value-type="string">
            <text:p text:style-name="P70">Nombre del Caso de Uso:</text:p>
          </table:table-cell>
          <table:table-cell table:style-name="Table3.A1" office:value-type="string">
            <text:p text:style-name="P131">Inicio de sesión</text:p>
          </table:table-cell>
        </table:table-row>
        <table:table-row table:style-name="Table3.1">
          <table:table-cell table:style-name="Table3.A1" office:value-type="string">
            <text:p text:style-name="P70">Actores</text:p>
          </table:table-cell>
          <table:table-cell table:style-name="Table3.A1" office:value-type="string">
            <text:p text:style-name="P70"><text:span text:style-name="T36">Todos los </text:span>Usuario<text:span text:style-name="T5">s</text:span> </text:p>
          </table:table-cell>
        </table:table-row>
        <table:table-row table:style-name="Table3.1">
          <table:table-cell table:style-name="Table3.A1" office:value-type="string">
            <text:p text:style-name="P70">Descripción</text:p>
          </table:table-cell>
          <table:table-cell table:style-name="Table3.A1" office:value-type="string">
            <text:p text:style-name="P94">El usuario <text:span text:style-name="T5">ingresa su nombre y contraseña</text:span>, <text:span text:style-name="T5">y presiona el botón para iniciar sesión.</text:span></text:p>
          </table:table-cell>
        </table:table-row>
        <table:table-row table:style-name="Table3.1">
          <table:table-cell table:style-name="Table3.A1" office:value-type="string">
            <text:p text:style-name="P70">Tipo</text:p>
          </table:table-cell>
          <table:table-cell table:style-name="Table3.A1" office:value-type="string">
            <text:p text:style-name="P70">Primario</text:p>
          </table:table-cell>
        </table:table-row>
      </table:table>
      <text:p text:style-name="P234"/>
      <text:p text:style-name="P50">EXPANDID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70">Número</text:p>
          </table:table-cell>
          <table:table-cell table:style-name="Table4.A1" office:value-type="string">
            <text:p text:style-name="P70">CU00<text:span text:style-name="T66">5</text:span></text:p>
          </table:table-cell>
        </table:table-row>
        <table:table-row table:style-name="Table4.1">
          <table:table-cell table:style-name="Table4.A1" office:value-type="string">
            <text:p text:style-name="P70">Nombre del Caso de Uso:</text:p>
          </table:table-cell>
          <table:table-cell table:style-name="Table4.A1" office:value-type="string">
            <text:p text:style-name="P131">Inicio de sesión </text:p>
          </table:table-cell>
        </table:table-row>
        <table:table-row table:style-name="Table4.1">
          <table:table-cell table:style-name="Table4.A1" office:value-type="string">
            <text:p text:style-name="P70">Actores</text:p>
          </table:table-cell>
          <table:table-cell table:style-name="Table4.A1" office:value-type="string">
            <text:p text:style-name="P70"><text:span text:style-name="T36">Todos los </text:span>Usuario<text:span text:style-name="T5">s</text:span></text:p>
          </table:table-cell>
        </table:table-row>
        <table:table-row table:style-name="Table4.1">
          <table:table-cell table:style-name="Table4.A1" office:value-type="string">
            <text:p text:style-name="P70">Propósito:</text:p>
          </table:table-cell>
          <table:table-cell table:style-name="Table4.A1" office:value-type="string">
            <text:p text:style-name="P70"><text:span text:style-name="T5">Iniciar sesión de usuario</text:span> </text:p>
          </table:table-cell>
        </table:table-row>
        <table:table-row table:style-name="Table4.1">
          <table:table-cell table:style-name="Table4.A1" office:value-type="string">
            <text:p text:style-name="P70">Precondiciones</text:p>
          </table:table-cell>
          <table:table-cell table:style-name="Table4.A1" office:value-type="string">
            <text:p text:style-name="P131">CU00<text:span text:style-name="T6">2</text:span> Registro</text:p>
          </table:table-cell>
        </table:table-row>
        <table:table-row table:style-name="Table4.1">
          <table:table-cell table:style-name="Table4.A1" office:value-type="string">
            <text:p text:style-name="P70">Resumen</text:p>
          </table:table-cell>
          <table:table-cell table:style-name="Table4.A1" office:value-type="string">
            <text:p text:style-name="P94">El usuario <text:span text:style-name="T5">ingresa su nombre y contraseña</text:span>, <text:span text:style-name="T5">y presiona el botón para iniciar sesión.</text:span></text:p>
          </table:table-cell>
        </table:table-row>
        <table:table-row table:style-name="Table4.1">
          <table:table-cell table:style-name="Table4.A1" office:value-type="string">
            <text:p text:style-name="P70">Tipo</text:p>
          </table:table-cell>
          <table:table-cell table:style-name="Table4.A1" office:value-type="string">
            <text:p text:style-name="P70">Primario, Esencial</text:p>
          </table:table-cell>
        </table:table-row>
        <table:table-row table:style-name="Table4.1">
          <table:table-cell table:style-name="Table4.A1" office:value-type="string">
            <text:p text:style-name="P70">Referencias:</text:p>
          </table:table-cell>
          <table:table-cell table:style-name="Table4.A1" office:value-type="string">
            <text:p text:style-name="P141">CU00<text:span text:style-name="T6">1, CU002</text:span>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Segunda sección</text:p>
          </table:table-cell>
          <table:covered-table-cell/>
        </table:table-row>
        <table:table-row table:style-name="Table4.9">
          <table:table-cell table:style-name="Table4.A1" office:value-type="string">
            <text:p text:style-name="P10">Acción de actores</text:p>
          </table:table-cell>
          <table:table-cell table:style-name="Table4.A1" office:value-type="string">
            <text:p text:style-name="P11">Respuesta del sistema</text:p>
          </table:table-cell>
        </table:table-row>
        <table:table-row table:style-name="Table4.9">
          <table:table-cell table:style-name="Table4.A1" office:value-type="string">
            <text:p text:style-name="P235">1. El usuario inicia la pagina de inicio de sesión</text:p>
          </table:table-cell>
          <table:table-cell table:style-name="Table4.A1" office:value-type="string">
            <text:p text:style-name="P236">2. El sistema genera un formulario de inicio de sesión para ingresar los datos(Usuario o correo y contraseña), el botón iniciar sesión y los links crear usuario y contraseña olvidada.</text:p>
          </table:table-cell>
        </table:table-row>
        <table:table-row table:style-name="Table4.9">
          <table:table-cell table:style-name="Table4.A12" office:value-type="string">
            <text:p text:style-name="P70"><text:span text:style-name="T67">3</text:span>. <text:span text:style-name="T66">El usuario Ingresa su nombre </text:span><text:span text:style-name="T67">de</text:span><text:span text:style-name="T66"> usuario o su correo electrónico.</text:span></text:p>
          </table:table-cell>
          <table:table-cell table:style-name="Table4.A12" office:value-type="string">
            <text:p text:style-name="P71"/>
          </table:table-cell>
        </table:table-row>
        <table:table-row table:style-name="Table4.9">
          <table:table-cell table:style-name="Table4.A1" office:value-type="string">
            <text:p text:style-name="P70"><text:span text:style-name="T67">4</text:span>. <text:span text:style-name="T66">El usuario Ingresa su </text:span><text:span text:style-name="T67">contraseña</text:span><text:span text:style-name="T5">.</text:span></text:p>
          </table:table-cell>
          <table:table-cell table:style-name="Table4.A1" office:value-type="string">
            <text:p text:style-name="P71"/>
          </table:table-cell>
        </table:table-row>
        <table:table-row table:style-name="Table4.9">
          <table:table-cell table:style-name="Table4.A1" office:value-type="string">
            <text:p text:style-name="P70"><text:span text:style-name="T67">5</text:span>. <text:span text:style-name="T5">Presionar el botón iniciar sesión.</text:span></text:p>
          </table:table-cell>
          <table:table-cell table:style-name="Table4.A1" office:value-type="string">
            <text:p text:style-name="P132"><text:span text:style-name="T69">6</text:span>. El sistema <text:span text:style-name="T67">manda al usuario a su pagina </text:span><text:soft-page-break/><text:span text:style-name="T67">principal dependiendo su rol(si es nuevo debe completar información y sera mandado a la pagina de completar información)</text:span> .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Tercera sección (escenarios alternos)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70">En paso 3, si el <text:span text:style-name="T5">usuario o </text:span><text:span text:style-name="T67">correo</text:span><text:span text:style-name="T5"> son incorrectos, se muestra el mensaje “usuario o </text:span><text:span text:style-name="T67">correo</text:span><text:span text:style-name="T5"> incorrectos”</text:span>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70">En paso 3, <text:span text:style-name="T5">si deja en blanco </text:span><text:span text:style-name="T68">el cuadro</text:span><text:span text:style-name="T5"> de texto, se muestra el mensaje ”ingrese usuario </text:span><text:span text:style-name="T68">o</text:span><text:span text:style-name="T5"> </text:span><text:span text:style-name="T68">correo</text:span><text:span text:style-name="T5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70">En paso <text:span text:style-name="T67">4</text:span>, si <text:span text:style-name="T67">la contraseña es incorrecta</text:span><text:span text:style-name="T5">, se muestra el mensaje “contraseña incorrec</text:span><text:span text:style-name="T67">ta</text:span><text:span text:style-name="T5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72">En paso <text:span text:style-name="T67">4</text:span>, <text:span text:style-name="T5">si deja en blanco </text:span><text:span text:style-name="T67">el</text:span><text:span text:style-name="T5"> cuadro de texto, se muestra el mensaje ”ingrese contraseña”</text:span></text:p>
          </table:table-cell>
          <table:covered-table-cell/>
        </table:table-row>
      </table:table>
      <text:p text:style-name="P37"/>
      <text:p text:style-name="P38">C<text:span text:style-name="T38">ASO DE USO DE ALTO NIVEL</text:span></text:p>
      <table:table table:name="Table51" table:style-name="Table51">
        <table:table-column table:style-name="Table51.A" table:number-columns-repeated="2"/>
        <table:table-row table:style-name="Table51.1">
          <table:table-cell table:style-name="Table51.A1" office:value-type="string">
            <text:p text:style-name="P73">Número</text:p>
          </table:table-cell>
          <table:table-cell table:style-name="Table51.A1" office:value-type="string">
            <text:p text:style-name="P73">CU00<text:span text:style-name="T70">6</text:span></text:p>
          </table:table-cell>
        </table:table-row>
        <table:table-row table:style-name="Table51.1">
          <table:table-cell table:style-name="Table51.A1" office:value-type="string">
            <text:p text:style-name="P73">Nombre del Caso de Uso:</text:p>
          </table:table-cell>
          <table:table-cell table:style-name="Table51.A1" office:value-type="string">
            <text:p text:style-name="P133"><text:span text:style-name="T6">Cerrar</text:span> sesión</text:p>
          </table:table-cell>
        </table:table-row>
        <table:table-row table:style-name="Table51.1">
          <table:table-cell table:style-name="Table51.A1" office:value-type="string">
            <text:p text:style-name="P73">Actores</text:p>
          </table:table-cell>
          <table:table-cell table:style-name="Table51.A1" office:value-type="string">
            <text:p text:style-name="P73"><text:span text:style-name="T36">Todos los </text:span>Usuario<text:span text:style-name="T5">s</text:span> </text:p>
          </table:table-cell>
        </table:table-row>
        <table:table-row table:style-name="Table51.1">
          <table:table-cell table:style-name="Table51.A1" office:value-type="string">
            <text:p text:style-name="P73">Descripción</text:p>
          </table:table-cell>
          <table:table-cell table:style-name="Table51.A1" office:value-type="string">
            <text:p text:style-name="P95">El usuario <text:span text:style-name="T6">presiona el apartado Cerrar Sesión.</text:span></text:p>
          </table:table-cell>
        </table:table-row>
        <table:table-row table:style-name="Table51.1">
          <table:table-cell table:style-name="Table51.A1" office:value-type="string">
            <text:p text:style-name="P73">Tipo</text:p>
          </table:table-cell>
          <table:table-cell table:style-name="Table51.A1" office:value-type="string">
            <text:p text:style-name="P73">Primario</text:p>
          </table:table-cell>
        </table:table-row>
      </table:table>
      <text:p text:style-name="P237"/>
      <text:p text:style-name="P51">EXPANDIDO</text:p>
      <table:table table:name="Table52" table:style-name="Table52">
        <table:table-column table:style-name="Table52.A" table:number-columns-repeated="2"/>
        <table:table-row table:style-name="Table52.1">
          <table:table-cell table:style-name="Table52.A1" office:value-type="string">
            <text:p text:style-name="P73">Número</text:p>
          </table:table-cell>
          <table:table-cell table:style-name="Table52.A1" office:value-type="string">
            <text:p text:style-name="P73">CU00<text:span text:style-name="T70">6</text:span></text:p>
          </table:table-cell>
        </table:table-row>
        <table:table-row table:style-name="Table52.1">
          <table:table-cell table:style-name="Table52.A1" office:value-type="string">
            <text:p text:style-name="P73">Nombre del Caso de Uso:</text:p>
          </table:table-cell>
          <table:table-cell table:style-name="Table52.A1" office:value-type="string">
            <text:p text:style-name="P133"><text:span text:style-name="T6">Cerrar</text:span> sesión </text:p>
          </table:table-cell>
        </table:table-row>
        <table:table-row table:style-name="Table52.1">
          <table:table-cell table:style-name="Table52.A1" office:value-type="string">
            <text:p text:style-name="P73">Actores</text:p>
          </table:table-cell>
          <table:table-cell table:style-name="Table52.A1" office:value-type="string">
            <text:p text:style-name="P73"><text:span text:style-name="T36">Todos los </text:span>Usuario<text:span text:style-name="T5">s</text:span> </text:p>
          </table:table-cell>
        </table:table-row>
        <table:table-row table:style-name="Table52.1">
          <table:table-cell table:style-name="Table52.A1" office:value-type="string">
            <text:p text:style-name="P73">Propósito:</text:p>
          </table:table-cell>
          <table:table-cell table:style-name="Table52.A1" office:value-type="string">
            <text:p text:style-name="P95">El usuario <text:span text:style-name="T6">presiona el apartado Cerrar Sesión.</text:span></text:p>
          </table:table-cell>
        </table:table-row>
        <table:table-row table:style-name="Table52.1">
          <table:table-cell table:style-name="Table52.A1" office:value-type="string">
            <text:p text:style-name="P73">Precondiciones</text:p>
          </table:table-cell>
          <table:table-cell table:style-name="Table52.A1" office:value-type="string">
            <text:p text:style-name="P133">CU00<text:span text:style-name="T71">5</text:span></text:p>
          </table:table-cell>
        </table:table-row>
        <table:table-row table:style-name="Table52.1">
          <table:table-cell table:style-name="Table52.A1" office:value-type="string">
            <text:p text:style-name="P73">Resumen</text:p>
          </table:table-cell>
          <table:table-cell table:style-name="Table52.A1" office:value-type="string">
            <text:p text:style-name="P95">El usuario <text:span text:style-name="T6">presiona el botón de cerrar sesión</text:span>, <text:span text:style-name="T5">y </text:span><text:span text:style-name="T6">el usuario es </text:span><text:span text:style-name="T70">mandado</text:span><text:span text:style-name="T6"> al </text:span><text:span text:style-name="T70">menú de ofertas de empleo</text:span><text:span text:style-name="T6"> .</text:span></text:p>
          </table:table-cell>
        </table:table-row>
        <table:table-row table:style-name="Table52.1">
          <table:table-cell table:style-name="Table52.A1" office:value-type="string">
            <text:p text:style-name="P73">Tipo</text:p>
          </table:table-cell>
          <table:table-cell table:style-name="Table52.A1" office:value-type="string">
            <text:p text:style-name="P89">Secundario</text:p>
          </table:table-cell>
        </table:table-row>
        <table:table-row table:style-name="Table52.1">
          <table:table-cell table:style-name="Table52.A1" office:value-type="string">
            <text:p text:style-name="P73">Referencias:</text:p>
          </table:table-cell>
          <table:table-cell table:style-name="Table52.A1" office:value-type="string">
            <text:p text:style-name="P89">CU00<text:span text:style-name="T71">1</text:span>, CU00<text:span text:style-name="T71">2, CU005</text:span></text:p>
          </table:table-cell>
        </table:table-row>
        <table:table-row table:style-name="Table52.9">
          <table:table-cell table:style-name="Table52.A1" table:number-columns-spanned="2" office:value-type="string">
            <text:p text:style-name="P12">Segunda sección</text:p>
          </table:table-cell>
          <table:covered-table-cell/>
        </table:table-row>
        <text:soft-page-break/>
        <table:table-row table:style-name="Table52.9">
          <table:table-cell table:style-name="Table52.A1" office:value-type="string">
            <text:p text:style-name="P12">Acción de actores</text:p>
          </table:table-cell>
          <table:table-cell table:style-name="Table52.A1" office:value-type="string">
            <text:p text:style-name="P13">Respuesta del sistema</text:p>
          </table:table-cell>
        </table:table-row>
        <table:table-row table:style-name="Table52.9">
          <table:table-cell table:style-name="Table52.A1" office:value-type="string">
            <text:p text:style-name="P73">1. <text:span text:style-name="T72">El usuario presiona</text:span> <text:span text:style-name="T5">el </text:span><text:span text:style-name="T39">botón cerrar sesión.</text:span></text:p>
          </table:table-cell>
          <table:table-cell table:style-name="Table52.A1" office:value-type="string">
            <text:p text:style-name="P162">2. <text:span text:style-name="T5">El sistema </text:span><text:span text:style-name="T71">genera un mensaje “Esta seguro de querer cerrar sesión”, debajo hay dos botones cancelar y ok.</text:span><text:span text:style-name="T5"> </text:span></text:p>
          </table:table-cell>
        </table:table-row>
        <table:table-row table:style-name="Table52.9">
          <table:table-cell table:style-name="Table52.A12" office:value-type="string">
            <text:p text:style-name="P238">3. <text:span text:style-name="T72">El usuario presiona el botón cancelar</text:span> </text:p>
          </table:table-cell>
          <table:table-cell table:style-name="Table52.A12" office:value-type="string">
            <text:p text:style-name="P240"><text:span text:style-name="T21">4. </text:span><text:span text:style-name="T7">El sistema quita el mensaje y deja al usuario donde estaba</text:span></text:p>
          </table:table-cell>
        </table:table-row>
        <table:table-row table:style-name="Table52.9">
          <table:table-cell table:style-name="Table52.A12" office:value-type="string">
            <text:p text:style-name="P239">4. El usuario presiona el botón ok<text:span text:style-name="T71"> </text:span></text:p>
          </table:table-cell>
          <table:table-cell table:style-name="Table52.A12" office:value-type="string">
            <text:p text:style-name="P163"><text:span text:style-name="T23">5</text:span><text:span text:style-name="T22">.</text:span><text:span text:style-name="T23">El sistema <text:s/>cierra la sesión y </text:span><text:span text:style-name="T21">manda</text:span><text:span text:style-name="T8"> al </text:span><text:span text:style-name="T23">usuario al</text:span><text:span text:style-name="T8"> </text:span><text:span text:style-name="T21">menú de ofertas de empleo</text:span></text:p>
          </table:table-cell>
        </table:table-row>
      </table:table>
      <text:p text:style-name="P38"/>
      <text:p text:style-name="P241"><text:span text:style-name="T2">C</text:span><text:span text:style-name="T3">ASO DE USO DE ALTO NIVEL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74">Número</text:p>
          </table:table-cell>
          <table:table-cell table:style-name="Table7.A1" office:value-type="string">
            <text:p text:style-name="P74">CU00<text:span text:style-name="T72">7</text:span></text:p>
          </table:table-cell>
        </table:table-row>
        <table:table-row table:style-name="Table7.1">
          <table:table-cell table:style-name="Table7.A1" office:value-type="string">
            <text:p text:style-name="P74">Nombre del Caso de Uso:</text:p>
          </table:table-cell>
          <table:table-cell table:style-name="Table7.A1" office:value-type="string">
            <text:p text:style-name="P134"><text:span text:style-name="T72">Creación</text:span> de Usuario</text:p>
          </table:table-cell>
        </table:table-row>
        <table:table-row table:style-name="Table7.1">
          <table:table-cell table:style-name="Table7.A1" office:value-type="string">
            <text:p text:style-name="P74">Actores</text:p>
          </table:table-cell>
          <table:table-cell table:style-name="Table7.A1" office:value-type="string">
            <text:p text:style-name="P74"><text:span text:style-name="T4">Todos los </text:span>Usuario<text:span text:style-name="T5">s</text:span> </text:p>
          </table:table-cell>
        </table:table-row>
        <table:table-row table:style-name="Table7.1">
          <table:table-cell table:style-name="Table7.A1" office:value-type="string">
            <text:p text:style-name="P74">Descripción</text:p>
          </table:table-cell>
          <table:table-cell table:style-name="Table7.A1" office:value-type="string">
            <text:p text:style-name="P96">El usuario selecciona crear usuario, se genera una página con un formulario de creación de usuarios, rellena los datos solicitados y finaliza el formulario.</text:p>
          </table:table-cell>
        </table:table-row>
        <table:table-row table:style-name="Table7.1">
          <table:table-cell table:style-name="Table7.A1" office:value-type="string">
            <text:p text:style-name="P74">Tipo</text:p>
          </table:table-cell>
          <table:table-cell table:style-name="Table7.A1" office:value-type="string">
            <text:p text:style-name="P74">Primario </text:p>
          </table:table-cell>
        </table:table-row>
      </table:table>
      <text:p text:style-name="P241"/>
      <text:p text:style-name="P52">EXPANDIDO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74">Número</text:p>
          </table:table-cell>
          <table:table-cell table:style-name="Tabla2.A1" office:value-type="string">
            <text:p text:style-name="P74">CU00<text:span text:style-name="T72">7</text:span></text:p>
          </table:table-cell>
        </table:table-row>
        <table:table-row table:style-name="Tabla2.1">
          <table:table-cell table:style-name="Tabla2.A1" office:value-type="string">
            <text:p text:style-name="P74">Nombre del Caso de Uso:</text:p>
          </table:table-cell>
          <table:table-cell table:style-name="Tabla2.A1" office:value-type="string">
            <text:p text:style-name="P134"><text:span text:style-name="T72">Creación</text:span> de Usuario </text:p>
          </table:table-cell>
        </table:table-row>
        <table:table-row table:style-name="Tabla2.1">
          <table:table-cell table:style-name="Tabla2.A1" office:value-type="string">
            <text:p text:style-name="P74">Actores</text:p>
          </table:table-cell>
          <table:table-cell table:style-name="Tabla2.A1" office:value-type="string">
            <text:p text:style-name="P74"><text:span text:style-name="T4">Todos los </text:span>Usuario<text:span text:style-name="T5">s</text:span></text:p>
          </table:table-cell>
        </table:table-row>
        <table:table-row table:style-name="Tabla2.1">
          <table:table-cell table:style-name="Tabla2.A1" office:value-type="string">
            <text:p text:style-name="P74">Propósito:</text:p>
          </table:table-cell>
          <table:table-cell table:style-name="Tabla2.A1" office:value-type="string">
            <text:p text:style-name="P74"><text:span text:style-name="T9">Registrar el usuario en el sistema</text:span> </text:p>
          </table:table-cell>
        </table:table-row>
        <table:table-row table:style-name="Tabla2.1">
          <table:table-cell table:style-name="Tabla2.A1" office:value-type="string">
            <text:p text:style-name="P74">Precondiciones</text:p>
          </table:table-cell>
          <table:table-cell table:style-name="Tabla2.A1" office:value-type="string">
            <text:p text:style-name="P239">CU001. CU002, CU005</text:p>
          </table:table-cell>
        </table:table-row>
        <table:table-row table:style-name="Tabla2.1">
          <table:table-cell table:style-name="Tabla2.A1" office:value-type="string">
            <text:p text:style-name="P74">Resumen</text:p>
          </table:table-cell>
          <table:table-cell table:style-name="Tabla2.A1" office:value-type="string">
            <text:p text:style-name="P96">El usuario selecciona crear usuario, se genera una página con un formulario de creación de usuario, rellena los siguientes datos: <text:span text:style-name="T5">nombre</text:span><text:span text:style-name="T36">, </text:span><text:span text:style-name="T5">nombre de usuario, dirección, teléfono, correo electrónico, CUI y fecha de nacimiento</text:span> Para finalizar su registro debe presionar el botón crear</text:p>
          </table:table-cell>
        </table:table-row>
        <table:table-row table:style-name="Tabla2.1">
          <table:table-cell table:style-name="Tabla2.A1" office:value-type="string">
            <text:p text:style-name="P74">Tipo</text:p>
          </table:table-cell>
          <table:table-cell table:style-name="Tabla2.A1" office:value-type="string">
            <text:p text:style-name="P74">Primario, Esencial</text:p>
          </table:table-cell>
        </table:table-row>
        <text:soft-page-break/>
        <table:table-row table:style-name="Tabla2.1">
          <table:table-cell table:style-name="Tabla2.A1" office:value-type="string">
            <text:p text:style-name="P74">Referencias:</text:p>
          </table:table-cell>
          <table:table-cell table:style-name="Tabla2.A1" office:value-type="string">
            <text:p text:style-name="P239">CU001. CU002, CU005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Segunda sección</text:p>
          </table:table-cell>
          <table:covered-table-cell/>
        </table:table-row>
        <table:table-row table:style-name="Tabla2.10">
          <table:table-cell table:style-name="Tabla2.A1" office:value-type="string">
            <text:p text:style-name="P14">Acción de actores</text:p>
          </table:table-cell>
          <table:table-cell table:style-name="Tabla2.A1" office:value-type="string">
            <text:p text:style-name="P15">Respuesta del sistema</text:p>
          </table:table-cell>
        </table:table-row>
        <table:table-row table:style-name="Tabla2.9">
          <table:table-cell table:style-name="Tabla2.A1" office:value-type="string">
            <text:p text:style-name="P159">1. <text:span text:style-name="T73">El usuario presiona el botón crear usuario</text:span></text:p>
          </table:table-cell>
          <table:table-cell table:style-name="Tabla2.A1" office:value-type="string">
            <text:p text:style-name="P160">2. El sistema redirige al usuario a otra pagina donde están los espacios para ingresar su <text:span text:style-name="T10">nombre</text:span><text:span text:style-name="T7">, </text:span><text:span text:style-name="T10">nombre de usuario, contraseña, dirección, teléfono, correo electrónico, CUI y fecha de nacimiento, </text:span><text:span text:style-name="T7">y quede registrado en el sistema</text:span><text:span text:style-name="T10">.</text:span></text:p>
          </table:table-cell>
        </table:table-row>
        <table:table-row table:style-name="Tabla2.9">
          <table:table-cell table:style-name="Tabla2.A1" office:value-type="string">
            <text:p text:style-name="P74">1. <text:span text:style-name="T74">Ingresa el nombre</text:span><text:span text:style-name="T5">.</text:span></text:p>
          </table:table-cell>
          <table:table-cell table:style-name="Tabla2.A1" office:value-type="string">
            <text:p text:style-name="P75"/>
          </table:table-cell>
        </table:table-row>
        <table:table-row table:style-name="Tabla2.9">
          <table:table-cell table:style-name="Tabla2.A1" office:value-type="string">
            <text:p text:style-name="P76"><text:span text:style-name="T5">2</text:span>. <text:span text:style-name="T74">Ingresa el nombre de usuario</text:span><text:span text:style-name="T5">.</text:span></text:p>
          </table:table-cell>
          <table:table-cell table:style-name="Tabla2.A1" office:value-type="string">
            <text:p text:style-name="P75"/>
          </table:table-cell>
        </table:table-row>
        <table:table-row table:style-name="Tabla2.9">
          <table:table-cell table:style-name="Tabla2.A14" office:value-type="string">
            <text:p text:style-name="P76"><text:span text:style-name="T5">3</text:span>. <text:span text:style-name="T74">Ingresa la dirección.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74"><text:span text:style-name="T5">4</text:span>. <text:span text:style-name="T74">Ingresa el teléfono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74"><text:span text:style-name="T5">5</text:span>. <text:span text:style-name="T74">ingresa correo electrónico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74"><text:span text:style-name="T5">6</text:span>. <text:span text:style-name="T74">Ingresa CUI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74"><text:span text:style-name="T5">7</text:span>. <text:span text:style-name="T74">Ingresa la fecha de nacimiento.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134"><text:span text:style-name="T74">8</text:span>. Presionar el <text:span text:style-name="T37">el cuadro de sección</text:span> de <text:span text:style-name="T37">tipo de usuario</text:span></text:p>
          </table:table-cell>
          <table:table-cell table:style-name="Tabla2.A14" office:value-type="string">
            <text:p text:style-name="P135"/>
          </table:table-cell>
        </table:table-row>
        <table:table-row table:style-name="Tabla2.9">
          <table:table-cell table:style-name="Tabla2.A14" office:value-type="string">
            <text:p text:style-name="P134"><text:span text:style-name="T75">9</text:span>. Presionar el botón de crear usuario</text:p>
          </table:table-cell>
          <table:table-cell table:style-name="Tabla2.A14" office:value-type="string">
            <text:p text:style-name="P135">1<text:span text:style-name="T75">0</text:span>. El sistema <text:span text:style-name="T74">devuelve un mensaje “Usuario creado con éxito”, </text:span><text:span text:style-name="T75">debajo un botón ok, al presionarlo el usuario es mandado al inicio de sesión.</text:span>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Tercera sección (escenarios alternos)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74">En paso <text:span text:style-name="T5">9</text:span>, <text:span text:style-name="T75">al presionar el botón </text:span>si <text:span text:style-name="T5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39"/>
      <text:p text:style-name="P40">C<text:span text:style-name="T38">ASO DE USO DE ALTO NIVEL</text:span></text:p>
      <table:table table:name="Table59" table:style-name="Table59">
        <table:table-column table:style-name="Table59.A" table:number-columns-repeated="2"/>
        <table:table-row table:style-name="Table59.1">
          <table:table-cell table:style-name="Table59.A1" office:value-type="string">
            <text:p text:style-name="P77">Número</text:p>
          </table:table-cell>
          <table:table-cell table:style-name="Table59.A1" office:value-type="string">
            <text:p text:style-name="P77">CU00<text:span text:style-name="T40">8</text:span></text:p>
          </table:table-cell>
        </table:table-row>
        <table:table-row table:style-name="Table59.1">
          <table:table-cell table:style-name="Table59.A1" office:value-type="string">
            <text:p text:style-name="P77">Nombre del Caso de Uso:</text:p>
          </table:table-cell>
          <table:table-cell table:style-name="Table59.A1" office:value-type="string">
            <text:p text:style-name="P164">Menú <text:span text:style-name="T76">Dashboard</text:span> <text:span text:style-name="T6">Administrador</text:span></text:p>
          </table:table-cell>
        </table:table-row>
        <table:table-row table:style-name="Table59.1">
          <table:table-cell table:style-name="Table59.A1" office:value-type="string">
            <text:p text:style-name="P77">Actores</text:p>
          </table:table-cell>
          <table:table-cell table:style-name="Table59.A1" office:value-type="string">
            <text:p text:style-name="P90">Usuario administrador</text:p>
          </table:table-cell>
        </table:table-row>
        <table:table-row table:style-name="Table59.1">
          <table:table-cell table:style-name="Table59.A1" office:value-type="string">
            <text:p text:style-name="P77">Descripción</text:p>
          </table:table-cell>
          <table:table-cell table:style-name="Table59.A1" office:value-type="string">
            <text:p text:style-name="P97">El usuario <text:span text:style-name="T6">es </text:span><text:span text:style-name="T76">mandado al Dashborad</text:span><text:span text:style-name="T6"> </text:span><text:span text:style-name="T77">donde </text:span><text:soft-page-break/><text:span text:style-name="T77">puede visualizar información.</text:span></text:p>
          </table:table-cell>
        </table:table-row>
        <table:table-row table:style-name="Table59.1">
          <table:table-cell table:style-name="Table59.A1" office:value-type="string">
            <text:p text:style-name="P77">Tipo</text:p>
          </table:table-cell>
          <table:table-cell table:style-name="Table59.A1" office:value-type="string">
            <text:p text:style-name="P244">Secundario</text:p>
          </table:table-cell>
        </table:table-row>
      </table:table>
      <text:p text:style-name="P242"/>
      <text:p text:style-name="P53">EXPANDIDO</text:p>
      <table:table table:name="Table60" table:style-name="Table60">
        <table:table-column table:style-name="Table60.A" table:number-columns-repeated="2"/>
        <table:table-row table:style-name="Table60.1">
          <table:table-cell table:style-name="Table60.A1" office:value-type="string">
            <text:p text:style-name="P77">Número</text:p>
          </table:table-cell>
          <table:table-cell table:style-name="Table60.A1" office:value-type="string">
            <text:p text:style-name="P77">CU00<text:span text:style-name="T40">8</text:span></text:p>
          </table:table-cell>
        </table:table-row>
        <table:table-row table:style-name="Table60.1">
          <table:table-cell table:style-name="Table60.A1" office:value-type="string">
            <text:p text:style-name="P77">Nombre del Caso de Uso:</text:p>
          </table:table-cell>
          <table:table-cell table:style-name="Table60.A1" office:value-type="string">
            <text:p text:style-name="P166">Menú <text:span text:style-name="T76">Dashboard</text:span> <text:span text:style-name="T6">Administrador</text:span></text:p>
          </table:table-cell>
        </table:table-row>
        <table:table-row table:style-name="Table60.1">
          <table:table-cell table:style-name="Table60.A1" office:value-type="string">
            <text:p text:style-name="P77">Actores</text:p>
          </table:table-cell>
          <table:table-cell table:style-name="Table60.A1" office:value-type="string">
            <text:p text:style-name="P90">Usuario administrador</text:p>
          </table:table-cell>
        </table:table-row>
        <table:table-row table:style-name="Table60.1">
          <table:table-cell table:style-name="Table60.A1" office:value-type="string">
            <text:p text:style-name="P77">Propósito:</text:p>
          </table:table-cell>
          <table:table-cell table:style-name="Table60.A1" office:value-type="string">
            <text:p text:style-name="P77"><text:span text:style-name="T77">Mostrarle al administrador información importante de la aplicación.</text:span></text:p>
          </table:table-cell>
        </table:table-row>
        <table:table-row table:style-name="Table60.1">
          <table:table-cell table:style-name="Table60.A1" office:value-type="string">
            <text:p text:style-name="P77">Precondiciones</text:p>
          </table:table-cell>
          <table:table-cell table:style-name="Table60.A1" office:value-type="string">
            <text:p text:style-name="P164">CU00<text:span text:style-name="T77">5</text:span></text:p>
          </table:table-cell>
        </table:table-row>
        <table:table-row table:style-name="Table60.1">
          <table:table-cell table:style-name="Table60.A1" office:value-type="string">
            <text:p text:style-name="P77">Resumen</text:p>
          </table:table-cell>
          <table:table-cell table:style-name="Table60.A1" office:value-type="string">
            <text:p text:style-name="P97">El usuario es <text:span text:style-name="T6">redirigido</text:span> <text:span text:style-name="T4">a</text:span> la pagina <text:span text:style-name="T6">de Menú de Administrador </text:span>y <text:span text:style-name="T6">se cargan todos los menús del administrador</text:span><text:span text:style-name="T41">.</text:span></text:p>
          </table:table-cell>
        </table:table-row>
        <table:table-row table:style-name="Table60.1">
          <table:table-cell table:style-name="Table60.A1" office:value-type="string">
            <text:p text:style-name="P77">Tipo</text:p>
          </table:table-cell>
          <table:table-cell table:style-name="Table60.A1" office:value-type="string">
            <text:p text:style-name="P244">Secundario</text:p>
          </table:table-cell>
        </table:table-row>
        <table:table-row table:style-name="Table60.1">
          <table:table-cell table:style-name="Table60.A1" office:value-type="string">
            <text:p text:style-name="P77">Referencias:</text:p>
          </table:table-cell>
          <table:table-cell table:style-name="Table60.A1" office:value-type="string">
            <text:p text:style-name="P161"><text:span text:style-name="T6">CU001, </text:span>CU00<text:span text:style-name="T6">2</text:span> , CU00<text:span text:style-name="T77">5</text:span> </text:p>
          </table:table-cell>
        </table:table-row>
        <table:table-row table:style-name="Table60.9">
          <table:table-cell table:style-name="Table60.A1" table:number-columns-spanned="2" office:value-type="string">
            <text:p text:style-name="P16">Segunda sección</text:p>
          </table:table-cell>
          <table:covered-table-cell/>
        </table:table-row>
        <table:table-row table:style-name="Table60.9">
          <table:table-cell table:style-name="Table60.A1" office:value-type="string">
            <text:p text:style-name="P16">Acción de actores</text:p>
          </table:table-cell>
          <table:table-cell table:style-name="Table60.A1" office:value-type="string">
            <text:p text:style-name="P17">Respuesta del sistema</text:p>
          </table:table-cell>
        </table:table-row>
        <table:table-row table:style-name="Table60.9">
          <table:table-cell table:style-name="Table60.A1" office:value-type="string">
            <text:p text:style-name="P77">1. <text:span text:style-name="T6">El usuario </text:span><text:span text:style-name="T77">ingresa al Dahsboard</text:span></text:p>
          </table:table-cell>
          <table:table-cell table:style-name="Table60.A1" office:value-type="string">
            <text:p text:style-name="P165">2. El sistema <text:span text:style-name="T77">genera un apartado visual con la siguiente información</text:span><text:span text:style-name="T78">(cantidad de usuarios empleador, cantidad de usuarios solicitantes, número de visitas de usuarios invitados, ingresos que se han tenido.)</text:span></text:p>
          </table:table-cell>
        </table:table-row>
      </table:table>
      <text:p text:style-name="P40"/>
      <text:p text:style-name="P41">C<text:span text:style-name="T38">ASO DE USO DE ALTO NIVEL</text:span></text:p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78">Número</text:p>
          </table:table-cell>
          <table:table-cell table:style-name="Table35.A1" office:value-type="string">
            <text:p text:style-name="P78">CU0<text:span text:style-name="T79">09</text:span></text:p>
          </table:table-cell>
        </table:table-row>
        <table:table-row table:style-name="Table35.1">
          <table:table-cell table:style-name="Table35.A1" office:value-type="string">
            <text:p text:style-name="P78">Nombre del Caso de Uso:</text:p>
          </table:table-cell>
          <table:table-cell table:style-name="Table35.A1" office:value-type="string">
            <text:p text:style-name="P166"><text:span text:style-name="T44">Menú </text:span><text:span text:style-name="T79">Gestión de Categorías</text:span><text:span text:style-name="T47"> </text:span><text:span text:style-name="T79">Administrador</text:span></text:p>
          </table:table-cell>
        </table:table-row>
        <table:table-row table:style-name="Table35.1">
          <table:table-cell table:style-name="Table35.A1" office:value-type="string">
            <text:p text:style-name="P78">Actores</text:p>
          </table:table-cell>
          <table:table-cell table:style-name="Table35.A1" office:value-type="string">
            <text:p text:style-name="P78"><text:span text:style-name="T37">Usuario </text:span><text:span text:style-name="T79">Administrador</text:span> </text:p>
          </table:table-cell>
        </table:table-row>
        <table:table-row table:style-name="Table35.1">
          <table:table-cell table:style-name="Table35.A1" office:value-type="string">
            <text:p text:style-name="P78">Descripción</text:p>
          </table:table-cell>
          <table:table-cell table:style-name="Table35.A1" office:value-type="string">
            <text:p text:style-name="P103">E<text:span text:style-name="T43">l </text:span><text:span text:style-name="T79">administrador</text:span><text:span text:style-name="T43"> accede a</text:span><text:span text:style-name="T42">l apartado </text:span><text:span text:style-name="T79">gestión</text:span><text:span text:style-name="T46"> para poder </text:span><text:span text:style-name="T79">editar o agregar nuevas categorías</text:span><text:span text:style-name="T46"> </text:span><text:span text:style-name="T45">.</text:span></text:p>
          </table:table-cell>
        </table:table-row>
        <table:table-row table:style-name="Table35.1">
          <table:table-cell table:style-name="Table35.A1" office:value-type="string">
            <text:p text:style-name="P78">Tipo</text:p>
          </table:table-cell>
          <table:table-cell table:style-name="Table35.A1" office:value-type="string">
            <text:p text:style-name="P244">Secundario</text:p>
          </table:table-cell>
        </table:table-row>
      </table:table>
      <text:p text:style-name="P243"><text:span text:style-name="T1"/></text:p>
      <text:p text:style-name="P243"><text:soft-page-break/><text:span text:style-name="T1">EXPANDIDO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78">Número</text:p>
          </table:table-cell>
          <table:table-cell table:style-name="Table36.A1" office:value-type="string">
            <text:p text:style-name="P78">CU0<text:span text:style-name="T79">09</text:span></text:p>
          </table:table-cell>
        </table:table-row>
        <table:table-row table:style-name="Table36.1">
          <table:table-cell table:style-name="Table36.A1" office:value-type="string">
            <text:p text:style-name="P78">Nombre del Caso de Uso:</text:p>
          </table:table-cell>
          <table:table-cell table:style-name="Table36.A1" office:value-type="string">
            <text:p text:style-name="P166"><text:span text:style-name="T44">Menú </text:span><text:span text:style-name="T79">Gestión de Categorías</text:span><text:span text:style-name="T47"> </text:span><text:span text:style-name="T79">Administrador</text:span></text:p>
          </table:table-cell>
        </table:table-row>
        <table:table-row table:style-name="Table36.3">
          <table:table-cell table:style-name="Table36.A1" office:value-type="string">
            <text:p text:style-name="P78">Actores</text:p>
          </table:table-cell>
          <table:table-cell table:style-name="Table36.A1" office:value-type="string">
            <text:p text:style-name="P78"><text:span text:style-name="T37">Usuario </text:span><text:span text:style-name="T79">Administrador</text:span> </text:p>
          </table:table-cell>
        </table:table-row>
        <table:table-row table:style-name="Table36.1">
          <table:table-cell table:style-name="Table36.A1" office:value-type="string">
            <text:p text:style-name="P78">Propósito:</text:p>
          </table:table-cell>
          <table:table-cell table:style-name="Table36.A1" office:value-type="string">
            <text:p text:style-name="P112">Editar o agregar categorías.</text:p>
          </table:table-cell>
        </table:table-row>
        <table:table-row table:style-name="Table36.1">
          <table:table-cell table:style-name="Table36.A1" office:value-type="string">
            <text:p text:style-name="P78">Precondiciones</text:p>
          </table:table-cell>
          <table:table-cell table:style-name="Table36.A1" office:value-type="string">
            <text:p text:style-name="P166">CU00<text:span text:style-name="T79">5, CU008</text:span></text:p>
          </table:table-cell>
        </table:table-row>
        <table:table-row table:style-name="Table36.1">
          <table:table-cell table:style-name="Table36.A1" office:value-type="string">
            <text:p text:style-name="P78">Resumen</text:p>
          </table:table-cell>
          <table:table-cell table:style-name="Table36.A1" office:value-type="string">
            <text:p text:style-name="P98">E<text:span text:style-name="T43">l </text:span><text:span text:style-name="T79">administrador</text:span><text:span text:style-name="T43"> </text:span><text:span text:style-name="T38">ingresa a la </text:span><text:span text:style-name="T46">pestaña</text:span><text:span text:style-name="T38"> </text:span><text:span text:style-name="T44">d</text:span><text:span text:style-name="T46">e </text:span><text:span text:style-name="T79">gestión</text:span><text:span text:style-name="T42"> </text:span><text:span text:style-name="T44">y </text:span><text:span text:style-name="T46">se genera un listado de l</text:span><text:span text:style-name="T79">as categorías de las ofertas</text:span><text:span text:style-name="T46"> donde puede </text:span><text:span text:style-name="T79">editar</text:span><text:span text:style-name="T47"> </text:span><text:span text:style-name="T79">o agregar nuevas</text:span></text:p>
          </table:table-cell>
        </table:table-row>
        <table:table-row table:style-name="Table36.1">
          <table:table-cell table:style-name="Table36.A1" office:value-type="string">
            <text:p text:style-name="P78">Tipo</text:p>
          </table:table-cell>
          <table:table-cell table:style-name="Table36.A1" office:value-type="string">
            <text:p text:style-name="P166"><text:span text:style-name="T79">Secundario</text:span></text:p>
          </table:table-cell>
        </table:table-row>
        <table:table-row table:style-name="Table36.1">
          <table:table-cell table:style-name="Table36.A1" office:value-type="string">
            <text:p text:style-name="P78">Referencias:</text:p>
          </table:table-cell>
          <table:table-cell table:style-name="Table36.A1" office:value-type="string">
            <text:p text:style-name="P142">CU001, CU002, <text:span text:style-name="T44">CU00</text:span><text:span text:style-name="T79">5</text:span></text:p>
          </table:table-cell>
        </table:table-row>
        <table:table-row table:style-name="Table36.9">
          <table:table-cell table:style-name="Table36.A1" table:number-columns-spanned="2" office:value-type="string">
            <text:p text:style-name="P18">Segunda sección</text:p>
          </table:table-cell>
          <table:covered-table-cell/>
        </table:table-row>
        <table:table-row table:style-name="Table36.9">
          <table:table-cell table:style-name="Table36.A1" office:value-type="string">
            <text:p text:style-name="P18">Acción de actores</text:p>
          </table:table-cell>
          <table:table-cell table:style-name="Table36.A1" office:value-type="string">
            <text:p text:style-name="P19">Respuesta del sistema</text:p>
          </table:table-cell>
        </table:table-row>
        <table:table-row table:style-name="Table36.9">
          <table:table-cell table:style-name="Table36.A1" office:value-type="string">
            <text:p text:style-name="P190">1. Seleccionar el la pestaña <text:span text:style-name="T80">Gestión</text:span></text:p>
          </table:table-cell>
          <table:table-cell table:style-name="Table36.A1" office:value-type="string">
            <text:p text:style-name="P191">2. El sistema <text:span text:style-name="T46">genera </text:span><text:span text:style-name="T48">un listado de los </text:span><text:span text:style-name="T80">categorías de las ofertas con un botón editar en cada fila y encima del listado un botón agregar </text:span><text:span text:style-name="T46">.</text:span></text:p>
          </table:table-cell>
        </table:table-row>
        <table:table-row table:style-name="Table36.9">
          <table:table-cell table:style-name="Table36.A12" office:value-type="string">
            <text:p text:style-name="P208">3. <text:span text:style-name="T80">Presionar editar</text:span><text:span text:style-name="T48"> </text:span></text:p>
          </table:table-cell>
          <table:table-cell table:style-name="Table36.A12" office:value-type="string">
            <text:p text:style-name="P209">4. El sistema <text:span text:style-name="T80">manda al usuario a la pagina de edición de categorías.</text:span></text:p>
          </table:table-cell>
        </table:table-row>
        <table:table-row table:style-name="Table36.9">
          <table:table-cell table:style-name="Table36.A12" office:value-type="string">
            <text:p text:style-name="P247">5. Presionar agregar</text:p>
          </table:table-cell>
          <table:table-cell table:style-name="Table36.A12" office:value-type="string">
            <text:p text:style-name="P248">6. El sistema manda al usuario a la pagina creación de categorías</text:p>
          </table:table-cell>
        </table:table-row>
      </table:table>
      <text:p text:style-name="P175"/>
      <text:p text:style-name="P42">C<text:span text:style-name="T38">ASO DE USO DE ALTO NIVEL</text:span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79">Número</text:p>
          </table:table-cell>
          <table:table-cell table:style-name="Tabla3.A1" office:value-type="string">
            <text:p text:style-name="P79">CU0<text:span text:style-name="T81">10</text:span></text:p>
          </table:table-cell>
        </table:table-row>
        <table:table-row table:style-name="Tabla3.1">
          <table:table-cell table:style-name="Tabla3.A1" office:value-type="string">
            <text:p text:style-name="P79">Nombre del Caso de Uso:</text:p>
          </table:table-cell>
          <table:table-cell table:style-name="Tabla3.A1" office:value-type="string">
            <text:p text:style-name="P255">Edición de Categorías</text:p>
          </table:table-cell>
        </table:table-row>
        <table:table-row table:style-name="Tabla3.1">
          <table:table-cell table:style-name="Tabla3.A1" office:value-type="string">
            <text:p text:style-name="P79">Actores</text:p>
          </table:table-cell>
          <table:table-cell table:style-name="Tabla3.A1" office:value-type="string">
            <text:p text:style-name="P79"><text:span text:style-name="T37">Usuario </text:span><text:span text:style-name="T79">Administrador</text:span> </text:p>
          </table:table-cell>
        </table:table-row>
        <table:table-row table:style-name="Tabla3.1">
          <table:table-cell table:style-name="Tabla3.A1" office:value-type="string">
            <text:p text:style-name="P79">Descripción</text:p>
          </table:table-cell>
          <table:table-cell table:style-name="Tabla3.A1" office:value-type="string">
            <text:p text:style-name="P104">E<text:span text:style-name="T43">l </text:span><text:span text:style-name="T79">administrador</text:span><text:span text:style-name="T43"> accede </text:span><text:span text:style-name="T82">a la edición de categorías desde gestión de categorías.</text:span></text:p>
          </table:table-cell>
        </table:table-row>
        <table:table-row table:style-name="Tabla3.1">
          <table:table-cell table:style-name="Tabla3.A1" office:value-type="string">
            <text:p text:style-name="P79">Tipo</text:p>
          </table:table-cell>
          <table:table-cell table:style-name="Tabla3.A1" office:value-type="string">
            <text:p text:style-name="P245">Secundario</text:p>
          </table:table-cell>
        </table:table-row>
      </table:table>
      <text:p text:style-name="P254"><text:span text:style-name="T1"/></text:p>
      <text:p text:style-name="P254"><text:span text:style-name="T1"/></text:p>
      <text:p text:style-name="P254"><text:soft-page-break/><text:span text:style-name="T1">EXPANDIDO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9">Número</text:p>
          </table:table-cell>
          <table:table-cell table:style-name="Tabla4.A1" office:value-type="string">
            <text:p text:style-name="P79">CU0<text:span text:style-name="T81">10</text:span></text:p>
          </table:table-cell>
        </table:table-row>
        <table:table-row table:style-name="Tabla4.1">
          <table:table-cell table:style-name="Tabla4.A1" office:value-type="string">
            <text:p text:style-name="P79">Nombre del Caso de Uso:</text:p>
          </table:table-cell>
          <table:table-cell table:style-name="Tabla4.A1" office:value-type="string">
            <text:p text:style-name="P255">Edición de Categorías</text:p>
          </table:table-cell>
        </table:table-row>
        <table:table-row table:style-name="Tabla4.3">
          <table:table-cell table:style-name="Tabla4.A1" office:value-type="string">
            <text:p text:style-name="P79">Actores</text:p>
          </table:table-cell>
          <table:table-cell table:style-name="Tabla4.A1" office:value-type="string">
            <text:p text:style-name="P79"><text:span text:style-name="T37">Usuario </text:span><text:span text:style-name="T79">Administrador</text:span> </text:p>
          </table:table-cell>
        </table:table-row>
        <table:table-row table:style-name="Tabla4.1">
          <table:table-cell table:style-name="Tabla4.A1" office:value-type="string">
            <text:p text:style-name="P79">Propósito:</text:p>
          </table:table-cell>
          <table:table-cell table:style-name="Tabla4.A1" office:value-type="string">
            <text:p text:style-name="P113">Editar <text:span text:style-name="T82">la categoría seleccionada</text:span>.</text:p>
          </table:table-cell>
        </table:table-row>
        <table:table-row table:style-name="Tabla4.1">
          <table:table-cell table:style-name="Tabla4.A1" office:value-type="string">
            <text:p text:style-name="P79">Precondiciones</text:p>
          </table:table-cell>
          <table:table-cell table:style-name="Tabla4.A1" office:value-type="string">
            <text:p text:style-name="P167">CU00<text:span text:style-name="T79">5, CU008, </text:span><text:span text:style-name="T82">CU009</text:span></text:p>
          </table:table-cell>
        </table:table-row>
        <table:table-row table:style-name="Tabla4.1">
          <table:table-cell table:style-name="Tabla4.A1" office:value-type="string">
            <text:p text:style-name="P79">Resumen</text:p>
          </table:table-cell>
          <table:table-cell table:style-name="Tabla4.A1" office:value-type="string">
            <text:p text:style-name="P99">E<text:span text:style-name="T43">l </text:span><text:span text:style-name="T79">administrador</text:span><text:span text:style-name="T43"> </text:span><text:span text:style-name="T82">ingresa el valor nuevo por el que va cambiar la categoría seleccionada.</text:span></text:p>
          </table:table-cell>
        </table:table-row>
        <table:table-row table:style-name="Tabla4.1">
          <table:table-cell table:style-name="Tabla4.A1" office:value-type="string">
            <text:p text:style-name="P79">Tipo</text:p>
          </table:table-cell>
          <table:table-cell table:style-name="Tabla4.A1" office:value-type="string">
            <text:p text:style-name="P167"><text:span text:style-name="T79">Secundario</text:span></text:p>
          </table:table-cell>
        </table:table-row>
        <table:table-row table:style-name="Tabla4.1">
          <table:table-cell table:style-name="Tabla4.A1" office:value-type="string">
            <text:p text:style-name="P79">Referencias:</text:p>
          </table:table-cell>
          <table:table-cell table:style-name="Tabla4.A1" office:value-type="string">
            <text:p text:style-name="P143">CU001, CU002, <text:span text:style-name="T44">CU00</text:span><text:span text:style-name="T79">5</text:span></text:p>
          </table:table-cell>
        </table:table-row>
        <table:table-row table:style-name="Tabla4.9">
          <table:table-cell table:style-name="Tabla4.A1" table:number-columns-spanned="2" office:value-type="string">
            <text:p text:style-name="P20">Segunda sección</text:p>
          </table:table-cell>
          <table:covered-table-cell/>
        </table:table-row>
        <table:table-row table:style-name="Tabla4.9">
          <table:table-cell table:style-name="Tabla4.A1" office:value-type="string">
            <text:p text:style-name="P20">Acción de actores</text:p>
          </table:table-cell>
          <table:table-cell table:style-name="Tabla4.A1" office:value-type="string">
            <text:p text:style-name="P21">Respuesta del sistema</text:p>
          </table:table-cell>
        </table:table-row>
        <table:table-row table:style-name="Tabla4.9">
          <table:table-cell table:style-name="Tabla4.A1" office:value-type="string">
            <text:p text:style-name="P192">1. <text:span text:style-name="T82">El usuario inicia la edición de categoría</text:span></text:p>
          </table:table-cell>
          <table:table-cell table:style-name="Tabla4.A1" office:value-type="string">
            <text:p text:style-name="P193">2. El sistema <text:span text:style-name="T87">devuelve</text:span><text:span text:style-name="T82"> la categoría seleccionada en gestión de categorías, se genera un cuadro de texto donde ingresar </text:span><text:span text:style-name="T83">el valor actualizado, </text:span><text:span text:style-name="T84">debajo se genera el botón editar </text:span><text:span text:style-name="T86">y cancelar</text:span><text:span text:style-name="T84">.</text:span></text:p>
          </table:table-cell>
        </table:table-row>
        <table:table-row table:style-name="Tabla4.9">
          <table:table-cell table:style-name="Tabla4.A12" office:value-type="string">
            <text:p text:style-name="P210">3. <text:span text:style-name="T84">Ingresa nuevo valor </text:span><text:span text:style-name="T48"><text:s/></text:span></text:p>
          </table:table-cell>
          <table:table-cell table:style-name="Tabla4.A12" office:value-type="string">
            <text:p text:style-name="P211"/>
          </table:table-cell>
        </table:table-row>
        <table:table-row table:style-name="Tabla4.9">
          <table:table-cell table:style-name="Tabla4.A12" office:value-type="string">
            <text:p text:style-name="P249"><text:span text:style-name="T85">4.</text:span> Presionar <text:span text:style-name="T84">Editar</text:span></text:p>
          </table:table-cell>
          <table:table-cell table:style-name="Tabla4.A12" office:value-type="string">
            <text:p text:style-name="P250"><text:span text:style-name="T85">5.</text:span> El sistema manda <text:span text:style-name="T84">un mensaje ”Categoría Cambiada” </text:span><text:span text:style-name="T85">debajo se genera un botón ok, al presionarlo el usuario es mandado a la pagina de gestión de categorías.</text:span></text:p>
          </table:table-cell>
        </table:table-row>
        <table:table-row table:style-name="Tabla4.9">
          <table:table-cell table:style-name="Tabla4.A12" office:value-type="string">
            <text:p text:style-name="P251"><text:span text:style-name="T102">6</text:span><text:span text:style-name="T85">.</text:span> Presionar <text:span text:style-name="T86">cancelar</text:span></text:p>
          </table:table-cell>
          <table:table-cell table:style-name="Tabla4.A12" office:value-type="string">
            <text:p text:style-name="P257">7. El sistema devuelve al usuario a la paginas de gestión de categorías.</text:p>
          </table:table-cell>
        </table:table-row>
        <table:table-row table:style-name="Tabla4.9">
          <table:table-cell table:style-name="Tabla4.A12" table:number-columns-spanned="2" office:value-type="string">
            <text:p text:style-name="P54">Tercera sección (escenarios alternos)</text:p>
          </table:table-cell>
          <table:covered-table-cell/>
        </table:table-row>
        <table:table-row table:style-name="Tabla4.9">
          <table:table-cell table:style-name="Tabla4.A12" table:number-columns-spanned="2" office:value-type="string">
            <text:p text:style-name="P184">En paso 4, <text:span text:style-name="T5">si deja en blanco </text:span><text:span text:style-name="T68">el cuadro</text:span><text:span text:style-name="T5"> de texto, se muestra el mensaje ”ingrese </text:span><text:span text:style-name="T87">el valor</text:span><text:span text:style-name="T5"> </text:span>a<text:span text:style-name="T5"> </text:span>cambiar<text:span text:style-name="T5">”</text:span></text:p>
          </table:table-cell>
          <table:covered-table-cell/>
        </table:table-row>
      </table:table>
      <text:p text:style-name="P176"/>
      <text:p text:style-name="P43">C<text:span text:style-name="T38">ASO DE USO DE ALTO NIVEL</text:span></text:p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80">Número</text:p>
          </table:table-cell>
          <table:table-cell table:style-name="Tabla7.A1" office:value-type="string">
            <text:p text:style-name="P80">CU0<text:span text:style-name="T81">1</text:span><text:span text:style-name="T87">1</text:span></text:p>
          </table:table-cell>
        </table:table-row>
        <table:table-row table:style-name="Tabla7.1">
          <table:table-cell table:style-name="Tabla7.A1" office:value-type="string">
            <text:p text:style-name="P80">Nombre del Caso de Uso:</text:p>
          </table:table-cell>
          <table:table-cell table:style-name="Tabla7.A1" office:value-type="string">
            <text:p text:style-name="P256"><text:span text:style-name="T87">Creación</text:span> de Categorías</text:p>
          </table:table-cell>
        </table:table-row>
        <text:soft-page-break/>
        <table:table-row table:style-name="Tabla7.1">
          <table:table-cell table:style-name="Tabla7.A1" office:value-type="string">
            <text:p text:style-name="P80">Actores</text:p>
          </table:table-cell>
          <table:table-cell table:style-name="Tabla7.A1" office:value-type="string">
            <text:p text:style-name="P80"><text:span text:style-name="T37">Usuario </text:span><text:span text:style-name="T79">Administrador</text:span> </text:p>
          </table:table-cell>
        </table:table-row>
        <table:table-row table:style-name="Tabla7.1">
          <table:table-cell table:style-name="Tabla7.A1" office:value-type="string">
            <text:p text:style-name="P80">Descripción</text:p>
          </table:table-cell>
          <table:table-cell table:style-name="Tabla7.A1" office:value-type="string">
            <text:p text:style-name="P105">E<text:span text:style-name="T43">l </text:span><text:span text:style-name="T79">administrador</text:span><text:span text:style-name="T43"> accede </text:span><text:span text:style-name="T82">a la </text:span><text:span text:style-name="T87">creación</text:span><text:span text:style-name="T82"> de categorías desde gestión de categorías.</text:span></text:p>
          </table:table-cell>
        </table:table-row>
        <table:table-row table:style-name="Tabla7.1">
          <table:table-cell table:style-name="Tabla7.A1" office:value-type="string">
            <text:p text:style-name="P80">Tipo</text:p>
          </table:table-cell>
          <table:table-cell table:style-name="Tabla7.A1" office:value-type="string">
            <text:p text:style-name="P246">Secundario</text:p>
          </table:table-cell>
        </table:table-row>
      </table:table>
      <text:p text:style-name="P259"><text:span text:style-name="T1"/></text:p>
      <text:p text:style-name="P259"><text:span text:style-name="T1">EXPANDIDO</text:span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0">Número</text:p>
          </table:table-cell>
          <table:table-cell table:style-name="Tabla8.A1" office:value-type="string">
            <text:p text:style-name="P80">CU0<text:span text:style-name="T81">1</text:span><text:span text:style-name="T87">1</text:span></text:p>
          </table:table-cell>
        </table:table-row>
        <table:table-row table:style-name="Tabla8.1">
          <table:table-cell table:style-name="Tabla8.A1" office:value-type="string">
            <text:p text:style-name="P80">Nombre del Caso de Uso:</text:p>
          </table:table-cell>
          <table:table-cell table:style-name="Tabla8.A1" office:value-type="string">
            <text:p text:style-name="P256"><text:span text:style-name="T87">Creación</text:span> de Categorías</text:p>
          </table:table-cell>
        </table:table-row>
        <table:table-row table:style-name="Tabla8.3">
          <table:table-cell table:style-name="Tabla8.A1" office:value-type="string">
            <text:p text:style-name="P80">Actores</text:p>
          </table:table-cell>
          <table:table-cell table:style-name="Tabla8.A1" office:value-type="string">
            <text:p text:style-name="P80"><text:span text:style-name="T37">Usuario </text:span><text:span text:style-name="T79">Administrador</text:span> </text:p>
          </table:table-cell>
        </table:table-row>
        <table:table-row table:style-name="Tabla8.1">
          <table:table-cell table:style-name="Tabla8.A1" office:value-type="string">
            <text:p text:style-name="P80">Propósito:</text:p>
          </table:table-cell>
          <table:table-cell table:style-name="Tabla8.A1" office:value-type="string">
            <text:p text:style-name="P114"><text:span text:style-name="T87">Crear</text:span> <text:span text:style-name="T87">una nueva </text:span><text:span text:style-name="T82">categoría </text:span>.</text:p>
          </table:table-cell>
        </table:table-row>
        <table:table-row table:style-name="Tabla8.1">
          <table:table-cell table:style-name="Tabla8.A1" office:value-type="string">
            <text:p text:style-name="P80">Precondiciones</text:p>
          </table:table-cell>
          <table:table-cell table:style-name="Tabla8.A1" office:value-type="string">
            <text:p text:style-name="P168">CU00<text:span text:style-name="T79">5, CU008, </text:span><text:span text:style-name="T82">CU009</text:span></text:p>
          </table:table-cell>
        </table:table-row>
        <table:table-row table:style-name="Tabla8.1">
          <table:table-cell table:style-name="Tabla8.A1" office:value-type="string">
            <text:p text:style-name="P80">Resumen</text:p>
          </table:table-cell>
          <table:table-cell table:style-name="Tabla8.A1" office:value-type="string">
            <text:p text:style-name="P100">E<text:span text:style-name="T43">l </text:span><text:span text:style-name="T79">administrador</text:span><text:span text:style-name="T43"> </text:span><text:span text:style-name="T82">ingresa el valor nuevo p</text:span><text:span text:style-name="T87">ara la categoría.</text:span></text:p>
          </table:table-cell>
        </table:table-row>
        <table:table-row table:style-name="Tabla8.1">
          <table:table-cell table:style-name="Tabla8.A1" office:value-type="string">
            <text:p text:style-name="P80">Tipo</text:p>
          </table:table-cell>
          <table:table-cell table:style-name="Tabla8.A1" office:value-type="string">
            <text:p text:style-name="P168"><text:span text:style-name="T79">Secundario</text:span></text:p>
          </table:table-cell>
        </table:table-row>
        <table:table-row table:style-name="Tabla8.1">
          <table:table-cell table:style-name="Tabla8.A1" office:value-type="string">
            <text:p text:style-name="P80">Referencias:</text:p>
          </table:table-cell>
          <table:table-cell table:style-name="Tabla8.A1" office:value-type="string">
            <text:p text:style-name="P144">CU001, CU002, <text:span text:style-name="T44">CU00</text:span><text:span text:style-name="T79">5</text:span></text:p>
          </table:table-cell>
        </table:table-row>
        <table:table-row table:style-name="Tabla8.9">
          <table:table-cell table:style-name="Tabla8.A1" table:number-columns-spanned="2" office:value-type="string">
            <text:p text:style-name="P22">Segunda sección</text:p>
          </table:table-cell>
          <table:covered-table-cell/>
        </table:table-row>
        <table:table-row table:style-name="Tabla8.9">
          <table:table-cell table:style-name="Tabla8.A1" office:value-type="string">
            <text:p text:style-name="P22">Acción de actores</text:p>
          </table:table-cell>
          <table:table-cell table:style-name="Tabla8.A1" office:value-type="string">
            <text:p text:style-name="P23">Respuesta del sistema</text:p>
          </table:table-cell>
        </table:table-row>
        <table:table-row table:style-name="Tabla8.9">
          <table:table-cell table:style-name="Tabla8.A1" office:value-type="string">
            <text:p text:style-name="P194">1. <text:span text:style-name="T82">El usuario inicia la </text:span><text:span text:style-name="T87">creación</text:span><text:span text:style-name="T82"> de categoría</text:span></text:p>
          </table:table-cell>
          <table:table-cell table:style-name="Tabla8.A1" office:value-type="string">
            <text:p text:style-name="P195">2. El sistema <text:span text:style-name="T87">devuelve</text:span><text:span text:style-name="T82"> la categoría seleccionada en gestión de categorías, se genera un cuadro de texto donde ingresar </text:span><text:span text:style-name="T83">el valor </text:span><text:span text:style-name="T87">nuevo</text:span><text:span text:style-name="T83">, </text:span><text:span text:style-name="T84">debajo se genera el botón </text:span><text:span text:style-name="T87">crear</text:span><text:span text:style-name="T84"> </text:span><text:span text:style-name="T86">y cancelar</text:span><text:span text:style-name="T84">.</text:span></text:p>
          </table:table-cell>
        </table:table-row>
        <table:table-row table:style-name="Tabla8.9">
          <table:table-cell table:style-name="Tabla8.A12" office:value-type="string">
            <text:p text:style-name="P212">3. <text:span text:style-name="T84">Ingresa nuevo valor </text:span><text:span text:style-name="T48"><text:s/></text:span></text:p>
          </table:table-cell>
          <table:table-cell table:style-name="Tabla8.A12" office:value-type="string">
            <text:p text:style-name="P213"/>
          </table:table-cell>
        </table:table-row>
        <table:table-row table:style-name="Tabla8.9">
          <table:table-cell table:style-name="Tabla8.A12" office:value-type="string">
            <text:p text:style-name="P252"><text:span text:style-name="T85">4.</text:span> Presionar <text:span text:style-name="T87">Crear</text:span></text:p>
          </table:table-cell>
          <table:table-cell table:style-name="Tabla8.A12" office:value-type="string">
            <text:p text:style-name="P253"><text:span text:style-name="T85">5.</text:span> El sistema manda <text:span text:style-name="T84">un mensaje ”Categoría </text:span><text:span text:style-name="T87">Creada</text:span><text:span text:style-name="T84">” </text:span><text:span text:style-name="T85">debajo se genera un botón ok, al presionarlo el usuario es mandado a la pagina de gestión de categorías.</text:span></text:p>
          </table:table-cell>
        </table:table-row>
        <table:table-row table:style-name="Tabla8.9">
          <table:table-cell table:style-name="Tabla8.A12" office:value-type="string">
            <text:p text:style-name="P252"><text:span text:style-name="T85">4.</text:span> Presionar <text:span text:style-name="T86">cancelar</text:span></text:p>
          </table:table-cell>
          <table:table-cell table:style-name="Tabla8.A12" office:value-type="string">
            <text:p text:style-name="P258">7. El sistema devuelve al usuario a la paginas de gestión de categorías.</text:p>
          </table:table-cell>
        </table:table-row>
        <table:table-row table:style-name="Tabla8.9">
          <table:table-cell table:style-name="Tabla8.A12" table:number-columns-spanned="2" office:value-type="string">
            <text:p text:style-name="P55">Tercera sección (escenarios alternos)</text:p>
          </table:table-cell>
          <table:covered-table-cell/>
        </table:table-row>
        <table:table-row table:style-name="Tabla8.9">
          <table:table-cell table:style-name="Tabla8.A12" table:number-columns-spanned="2" office:value-type="string">
            <text:p text:style-name="P185">En paso 4, <text:span text:style-name="T5">si deja en blanco </text:span><text:span text:style-name="T68">el cuadro</text:span><text:span text:style-name="T5"> de texto, se muestra el mensaje ”ingrese </text:span><text:span text:style-name="T87">algún valor</text:span><text:span text:style-name="T5">”</text:span></text:p>
          </table:table-cell>
          <table:covered-table-cell/>
        </table:table-row>
      </table:table>
      <text:p text:style-name="P43"><text:soft-page-break/>C<text:span text:style-name="T38">ASO DE USO DE ALTO NIVEL</text:span></text:p>
      <table:table table:name="Tabla12" table:style-name="Tabla12">
        <table:table-column table:style-name="Tabla12.A" table:number-columns-repeated="2"/>
        <table:table-row table:style-name="Tabla12.1">
          <table:table-cell table:style-name="Tabla12.A1" office:value-type="string">
            <text:p text:style-name="P80">Número</text:p>
          </table:table-cell>
          <table:table-cell table:style-name="Tabla12.A1" office:value-type="string">
            <text:p text:style-name="P260">CU0<text:span text:style-name="T81">1</text:span>2</text:p>
          </table:table-cell>
        </table:table-row>
        <table:table-row table:style-name="Tabla12.1">
          <table:table-cell table:style-name="Tabla12.A1" office:value-type="string">
            <text:p text:style-name="P80">Nombre del Caso de Uso:</text:p>
          </table:table-cell>
          <table:table-cell table:style-name="Tabla12.A1" office:value-type="string">
            <text:p text:style-name="P261">Comisión Administrador</text:p>
          </table:table-cell>
        </table:table-row>
        <table:table-row table:style-name="Tabla12.1">
          <table:table-cell table:style-name="Tabla12.A1" office:value-type="string">
            <text:p text:style-name="P80">Actores</text:p>
          </table:table-cell>
          <table:table-cell table:style-name="Tabla12.A1" office:value-type="string">
            <text:p text:style-name="P80"><text:span text:style-name="T37">Usuario </text:span><text:span text:style-name="T79">Administrador</text:span> </text:p>
          </table:table-cell>
        </table:table-row>
        <table:table-row table:style-name="Tabla12.1">
          <table:table-cell table:style-name="Tabla12.A1" office:value-type="string">
            <text:p text:style-name="P80">Descripción</text:p>
          </table:table-cell>
          <table:table-cell table:style-name="Tabla12.A1" office:value-type="string">
            <text:p text:style-name="P106">E<text:span text:style-name="T43">l </text:span><text:span text:style-name="T79">administrador</text:span><text:span text:style-name="T43"> </text:span><text:span text:style-name="T88">accede al apartado Comisión</text:span><text:span text:style-name="T82"> <text:s/></text:span><text:span text:style-name="T88">para cambiar el valor</text:span><text:span text:style-name="T82">.</text:span></text:p>
          </table:table-cell>
        </table:table-row>
        <table:table-row table:style-name="Tabla12.1">
          <table:table-cell table:style-name="Tabla12.A1" office:value-type="string">
            <text:p text:style-name="P80">Tipo</text:p>
          </table:table-cell>
          <table:table-cell table:style-name="Tabla12.A1" office:value-type="string">
            <text:p text:style-name="P246">Secundario</text:p>
          </table:table-cell>
        </table:table-row>
      </table:table>
      <text:p text:style-name="P259"><text:span text:style-name="T1"/></text:p>
      <text:p text:style-name="P259"><text:span text:style-name="T1">EXPANDIDO</text:span>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80">Número</text:p>
          </table:table-cell>
          <table:table-cell table:style-name="Tabla13.A1" office:value-type="string">
            <text:p text:style-name="P260">CU0<text:span text:style-name="T81">1</text:span>2</text:p>
          </table:table-cell>
        </table:table-row>
        <table:table-row table:style-name="Tabla13.1">
          <table:table-cell table:style-name="Tabla13.A1" office:value-type="string">
            <text:p text:style-name="P80">Nombre del Caso de Uso:</text:p>
          </table:table-cell>
          <table:table-cell table:style-name="Tabla13.A1" office:value-type="string">
            <text:p text:style-name="P261">Comisión Administrador</text:p>
          </table:table-cell>
        </table:table-row>
        <table:table-row table:style-name="Tabla13.3">
          <table:table-cell table:style-name="Tabla13.A1" office:value-type="string">
            <text:p text:style-name="P80">Actores</text:p>
          </table:table-cell>
          <table:table-cell table:style-name="Tabla13.A1" office:value-type="string">
            <text:p text:style-name="P80"><text:span text:style-name="T37">Usuario </text:span><text:span text:style-name="T79">Administrador</text:span> </text:p>
          </table:table-cell>
        </table:table-row>
        <table:table-row table:style-name="Tabla13.1">
          <table:table-cell table:style-name="Tabla13.A1" office:value-type="string">
            <text:p text:style-name="P80">Propósito:</text:p>
          </table:table-cell>
          <table:table-cell table:style-name="Tabla13.A1" office:value-type="string">
            <text:p text:style-name="P114"><text:span text:style-name="T88">Actualizar el valor de la comisión.</text:span></text:p>
          </table:table-cell>
        </table:table-row>
        <table:table-row table:style-name="Tabla13.1">
          <table:table-cell table:style-name="Tabla13.A1" office:value-type="string">
            <text:p text:style-name="P80">Precondiciones</text:p>
          </table:table-cell>
          <table:table-cell table:style-name="Tabla13.A1" office:value-type="string">
            <text:p text:style-name="P168">CU00<text:span text:style-name="T79">5, CU008</text:span></text:p>
          </table:table-cell>
        </table:table-row>
        <table:table-row table:style-name="Tabla13.1">
          <table:table-cell table:style-name="Tabla13.A1" office:value-type="string">
            <text:p text:style-name="P80">Resumen</text:p>
          </table:table-cell>
          <table:table-cell table:style-name="Tabla13.A1" office:value-type="string">
            <text:p text:style-name="P101">E<text:span text:style-name="T43">l </text:span><text:span text:style-name="T79">administrador</text:span><text:span text:style-name="T43"> </text:span><text:span text:style-name="T88">accede al apartado Comisión</text:span><text:span text:style-name="T82"> <text:s/></text:span><text:span text:style-name="T88">donde se genera un formulario para cambiar el valor</text:span><text:span text:style-name="T82">.</text:span></text:p>
          </table:table-cell>
        </table:table-row>
        <table:table-row table:style-name="Tabla13.1">
          <table:table-cell table:style-name="Tabla13.A1" office:value-type="string">
            <text:p text:style-name="P80">Tipo</text:p>
          </table:table-cell>
          <table:table-cell table:style-name="Tabla13.A1" office:value-type="string">
            <text:p text:style-name="P168"><text:span text:style-name="T79">Secundario</text:span></text:p>
          </table:table-cell>
        </table:table-row>
        <table:table-row table:style-name="Tabla13.1">
          <table:table-cell table:style-name="Tabla13.A1" office:value-type="string">
            <text:p text:style-name="P80">Referencias:</text:p>
          </table:table-cell>
          <table:table-cell table:style-name="Tabla13.A1" office:value-type="string">
            <text:p text:style-name="P144">CU001, CU002, <text:span text:style-name="T44">CU00</text:span><text:span text:style-name="T79">5</text:span></text:p>
          </table:table-cell>
        </table:table-row>
        <table:table-row table:style-name="Tabla13.9">
          <table:table-cell table:style-name="Tabla13.A1" table:number-columns-spanned="2" office:value-type="string">
            <text:p text:style-name="P22">Segunda sección</text:p>
          </table:table-cell>
          <table:covered-table-cell/>
        </table:table-row>
        <table:table-row table:style-name="Tabla13.9">
          <table:table-cell table:style-name="Tabla13.A1" office:value-type="string">
            <text:p text:style-name="P22">Acción de actores</text:p>
          </table:table-cell>
          <table:table-cell table:style-name="Tabla13.A1" office:value-type="string">
            <text:p text:style-name="P23">Respuesta del sistema</text:p>
          </table:table-cell>
        </table:table-row>
        <table:table-row table:style-name="Tabla13.9">
          <table:table-cell table:style-name="Tabla13.A1" office:value-type="string">
            <text:p text:style-name="P194">1. <text:span text:style-name="T82">El usuario </text:span><text:span text:style-name="T88">presiona la pestaña Comisión.</text:span></text:p>
          </table:table-cell>
          <table:table-cell table:style-name="Tabla13.A1" office:value-type="string">
            <text:p text:style-name="P195">2. El sistema <text:span text:style-name="T88">manda al usuario a la pagina de comisión donde se genera un formulario que muestra el valor de la comisión actual y genera un cuadro de texto para ingresar el nuevo valor, también se genera un botón cambiar.</text:span></text:p>
          </table:table-cell>
        </table:table-row>
        <table:table-row table:style-name="Tabla13.9">
          <table:table-cell table:style-name="Tabla13.A12" office:value-type="string">
            <text:p text:style-name="P212">3. <text:span text:style-name="T84">Ingresa nuevo valor </text:span><text:span text:style-name="T48"><text:s/></text:span></text:p>
          </table:table-cell>
          <table:table-cell table:style-name="Tabla13.A12" office:value-type="string">
            <text:p text:style-name="P213"/>
          </table:table-cell>
        </table:table-row>
        <table:table-row table:style-name="Tabla13.9">
          <table:table-cell table:style-name="Tabla13.A12" office:value-type="string">
            <text:p text:style-name="P252"><text:span text:style-name="T85">4.</text:span> Presionar <text:span text:style-name="T88">Cambiar</text:span></text:p>
          </table:table-cell>
          <table:table-cell table:style-name="Tabla13.A12" office:value-type="string">
            <text:p text:style-name="P253"><text:span text:style-name="T85">5.</text:span> El sistema manda <text:span text:style-name="T89">recarga la pagina y actualiza el valor en la pagina y en el sistema.</text:span></text:p>
          </table:table-cell>
        </table:table-row>
        <table:table-row table:style-name="Tabla13.9">
          <table:table-cell table:style-name="Tabla13.A12" table:number-columns-spanned="2" office:value-type="string">
            <text:p text:style-name="P55">Tercera sección (escenarios alternos)</text:p>
          </table:table-cell>
          <table:covered-table-cell/>
        </table:table-row>
        <text:soft-page-break/>
        <table:table-row table:style-name="Tabla13.9">
          <table:table-cell table:style-name="Tabla13.A12" table:number-columns-spanned="2" office:value-type="string">
            <text:p text:style-name="P185">En paso <text:span text:style-name="T89">3</text:span>, <text:span text:style-name="T5">si deja en blanco </text:span><text:span text:style-name="T68">el cuadro</text:span><text:span text:style-name="T5"> de texto, se muestra el mensaje ”ingrese </text:span><text:span text:style-name="T87">el valor</text:span><text:span text:style-name="T5"> </text:span>a<text:span text:style-name="T5"> </text:span>cambiar<text:span text:style-name="T5">”</text:span>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186">En paso <text:span text:style-name="T89">3</text:span>, <text:span text:style-name="T5">si deja </text:span><text:span text:style-name="T89">el valor no es valido</text:span><text:span text:style-name="T5"> , se muestra el mensaje ”ingrese </text:span><text:span text:style-name="T89">un</text:span><text:span text:style-name="T87"> valor</text:span><text:span text:style-name="T5"> </text:span><text:span text:style-name="T89">valido </text:span><text:span text:style-name="T5">”</text:span></text:p>
          </table:table-cell>
          <table:covered-table-cell/>
        </table:table-row>
      </table:table>
      <text:p text:style-name="P177"/>
      <text:p text:style-name="P44">C<text:span text:style-name="T38">ASO DE USO DE ALTO NIVEL</text:span></text:p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81">Número</text:p>
          </table:table-cell>
          <table:table-cell table:style-name="Tabla14.A1" office:value-type="string">
            <text:p text:style-name="P81">CU0<text:span text:style-name="T89">13</text:span></text:p>
          </table:table-cell>
        </table:table-row>
        <table:table-row table:style-name="Tabla14.1">
          <table:table-cell table:style-name="Tabla14.A1" office:value-type="string">
            <text:p text:style-name="P81">Nombre del Caso de Uso:</text:p>
          </table:table-cell>
          <table:table-cell table:style-name="Tabla14.A1" office:value-type="string">
            <text:p text:style-name="P169"><text:span text:style-name="T44">Menú </text:span><text:span text:style-name="T89">Administrador</text:span><text:span text:style-name="T44"> </text:span><text:span text:style-name="T48">Reportes</text:span></text:p>
          </table:table-cell>
        </table:table-row>
        <table:table-row table:style-name="Tabla14.1">
          <table:table-cell table:style-name="Tabla14.A1" office:value-type="string">
            <text:p text:style-name="P81">Actores</text:p>
          </table:table-cell>
          <table:table-cell table:style-name="Tabla14.A1" office:value-type="string">
            <text:p text:style-name="P81"><text:span text:style-name="T37">Usuario </text:span><text:span text:style-name="T89">Administrador</text:span> </text:p>
          </table:table-cell>
        </table:table-row>
        <table:table-row table:style-name="Tabla14.1">
          <table:table-cell table:style-name="Tabla14.A1" office:value-type="string">
            <text:p text:style-name="P81">Descripción</text:p>
          </table:table-cell>
          <table:table-cell table:style-name="Tabla14.A1" office:value-type="string">
            <text:p text:style-name="P107">E<text:span text:style-name="T43">l </text:span><text:span text:style-name="T89">administrador</text:span><text:span text:style-name="T43"> accede a</text:span><text:span text:style-name="T42">l apartado de </text:span><text:span text:style-name="T48">reportes</text:span><text:span text:style-name="T46"> para poder visualizar </text:span><text:span text:style-name="T89">la comisión</text:span><text:span text:style-name="T48">, </text:span><text:span text:style-name="T89">empleados</text:span><text:span text:style-name="T48"> </text:span><text:span text:style-name="T89">e ingresos</text:span><text:span text:style-name="T48">.</text:span></text:p>
          </table:table-cell>
        </table:table-row>
        <table:table-row table:style-name="Tabla14.1">
          <table:table-cell table:style-name="Tabla14.A1" office:value-type="string">
            <text:p text:style-name="P81">Tipo</text:p>
          </table:table-cell>
          <table:table-cell table:style-name="Tabla14.A1" office:value-type="string">
            <text:p text:style-name="P169">Primario</text:p>
          </table:table-cell>
        </table:table-row>
      </table:table>
      <text:p text:style-name="P262"/>
      <text:p text:style-name="P58">EXPANDIDO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81">Número</text:p>
          </table:table-cell>
          <table:table-cell table:style-name="Tabla15.A1" office:value-type="string">
            <text:p text:style-name="P81">CU0<text:span text:style-name="T89">13</text:span></text:p>
          </table:table-cell>
        </table:table-row>
        <table:table-row table:style-name="Tabla15.1">
          <table:table-cell table:style-name="Tabla15.A1" office:value-type="string">
            <text:p text:style-name="P81">Nombre del Caso de Uso:</text:p>
          </table:table-cell>
          <table:table-cell table:style-name="Tabla15.A1" office:value-type="string">
            <text:p text:style-name="P169"><text:span text:style-name="T44">Menú </text:span><text:span text:style-name="T89">Administrador</text:span><text:span text:style-name="T44"> </text:span><text:span text:style-name="T48">Reportes</text:span></text:p>
          </table:table-cell>
        </table:table-row>
        <table:table-row table:style-name="Tabla15.1">
          <table:table-cell table:style-name="Tabla15.A1" office:value-type="string">
            <text:p text:style-name="P81">Actores</text:p>
          </table:table-cell>
          <table:table-cell table:style-name="Tabla15.A1" office:value-type="string">
            <text:p text:style-name="P81"><text:span text:style-name="T37">Usuario </text:span><text:span text:style-name="T89">Administrador</text:span> </text:p>
          </table:table-cell>
        </table:table-row>
        <table:table-row table:style-name="Tabla15.1">
          <table:table-cell table:style-name="Tabla15.A1" office:value-type="string">
            <text:p text:style-name="P81">Propósito:</text:p>
          </table:table-cell>
          <table:table-cell table:style-name="Tabla15.A1" office:value-type="string">
            <text:p text:style-name="P107"><text:span text:style-name="T49">V</text:span><text:span text:style-name="T46">isualizar </text:span><text:span text:style-name="T89">la comisión</text:span><text:span text:style-name="T48">, </text:span><text:span text:style-name="T89">empleados</text:span><text:span text:style-name="T48"> </text:span><text:span text:style-name="T89">e ingresos</text:span><text:span text:style-name="T48">..</text:span></text:p>
          </table:table-cell>
        </table:table-row>
        <table:table-row table:style-name="Tabla15.1">
          <table:table-cell table:style-name="Tabla15.A1" office:value-type="string">
            <text:p text:style-name="P81">Precondiciones</text:p>
          </table:table-cell>
          <table:table-cell table:style-name="Tabla15.A1" office:value-type="string">
            <text:p text:style-name="P169">CU00<text:span text:style-name="T79">5, CU008</text:span></text:p>
          </table:table-cell>
        </table:table-row>
        <table:table-row table:style-name="Tabla15.1">
          <table:table-cell table:style-name="Tabla15.A1" office:value-type="string">
            <text:p text:style-name="P81">Resumen</text:p>
          </table:table-cell>
          <table:table-cell table:style-name="Tabla15.A1" office:value-type="string">
            <text:p text:style-name="P102">E<text:span text:style-name="T43">l usuario </text:span><text:span text:style-name="T38">ingresa a la </text:span><text:span text:style-name="T46">pestaña</text:span><text:span text:style-name="T38"> </text:span><text:span text:style-name="T44">d</text:span><text:span text:style-name="T46">e </text:span><text:span text:style-name="T48">reporte</text:span><text:span text:style-name="T42"> </text:span><text:span text:style-name="T44">y </text:span><text:span text:style-name="T46">se genera</text:span><text:span text:style-name="T48">n </text:span><text:span text:style-name="T90">cuatro</text:span><text:span text:style-name="T46"> listado</text:span><text:span text:style-name="T48">s, </text:span><text:span text:style-name="T90">historial de comisiones</text:span><text:span text:style-name="T46">. </text:span><text:span text:style-name="T90">top 5 empleados con mas ofertas, top 5 empleados con mas ingresos y total de ingresos, todos descargables.</text:span></text:p>
          </table:table-cell>
        </table:table-row>
        <table:table-row table:style-name="Tabla15.1">
          <table:table-cell table:style-name="Tabla15.A1" office:value-type="string">
            <text:p text:style-name="P81">Tipo</text:p>
          </table:table-cell>
          <table:table-cell table:style-name="Tabla15.A1" office:value-type="string">
            <text:p text:style-name="P169">Primario, <text:span text:style-name="T42">Esencial</text:span></text:p>
          </table:table-cell>
        </table:table-row>
        <table:table-row table:style-name="Tabla15.1">
          <table:table-cell table:style-name="Tabla15.A1" office:value-type="string">
            <text:p text:style-name="P81">Referencias:</text:p>
          </table:table-cell>
          <table:table-cell table:style-name="Tabla15.A1" office:value-type="string">
            <text:p text:style-name="P145">CU001, CU002, <text:span text:style-name="T44">CU00</text:span><text:span text:style-name="T79">5</text:span></text:p>
          </table:table-cell>
        </table:table-row>
        <table:table-row table:style-name="Tabla15.9">
          <table:table-cell table:style-name="Tabla15.A1" table:number-columns-spanned="2" office:value-type="string">
            <text:p text:style-name="P24">Segunda sección</text:p>
          </table:table-cell>
          <table:covered-table-cell/>
        </table:table-row>
        <table:table-row table:style-name="Tabla15.9">
          <table:table-cell table:style-name="Tabla15.A1" office:value-type="string">
            <text:p text:style-name="P24">Acción de actores</text:p>
          </table:table-cell>
          <table:table-cell table:style-name="Tabla15.A1" office:value-type="string">
            <text:p text:style-name="P25">Respuesta del sistema</text:p>
          </table:table-cell>
        </table:table-row>
        <table:table-row table:style-name="Tabla15.9">
          <table:table-cell table:style-name="Tabla15.A1" office:value-type="string">
            <text:p text:style-name="P196">1. Seleccionar el la pestaña de <text:span text:style-name="T48">reportes</text:span></text:p>
          </table:table-cell>
          <table:table-cell table:style-name="Tabla15.A1" office:value-type="string">
            <text:p text:style-name="P197">2. El sistema<text:span text:style-name="T24"> genera</text:span><text:span text:style-name="T25">n </text:span><text:span text:style-name="T26">cuatro</text:span><text:span text:style-name="T24"> listado</text:span><text:span text:style-name="T25">s, </text:span><text:span text:style-name="T26">historial de comisiones con un botón de descarga</text:span><text:span text:style-name="T24">. </text:span><text:span text:style-name="T26">Top 5 empleados mas oferta con un botón de </text:span><text:soft-page-break/><text:span text:style-name="T26">descarga, Top 5 empleados con mas ingresos con un filtro de rango de tiempo y botón de descarga, Total de ingresos <text:s/>con un filtro de rango de tiempo y botón de descarga.</text:span></text:p>
          </table:table-cell>
        </table:table-row>
        <table:table-row table:style-name="Tabla15.9">
          <table:table-cell table:style-name="Tabla15.A12" office:value-type="string">
            <text:p text:style-name="P263">3.Presiona Descargar</text:p>
          </table:table-cell>
          <table:table-cell table:style-name="Tabla15.A12" office:value-type="string">
            <text:p text:style-name="P264">4.El sistema genera un archivo PDF con el reporte presionado.</text:p>
          </table:table-cell>
        </table:table-row>
      </table:table>
      <text:p text:style-name="P178"/>
      <text:p text:style-name="P45">C<text:span text:style-name="T38">ASO DE USO DE ALTO NIVEL</text:span></text:p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82">Número</text:p>
          </table:table-cell>
          <table:table-cell table:style-name="Tabla16.A1" office:value-type="string">
            <text:p text:style-name="P82">CU0<text:span text:style-name="T89">1</text:span><text:span text:style-name="T91">4</text:span></text:p>
          </table:table-cell>
        </table:table-row>
        <table:table-row table:style-name="Tabla16.1">
          <table:table-cell table:style-name="Tabla16.A1" office:value-type="string">
            <text:p text:style-name="P82">Nombre del Caso de Uso:</text:p>
          </table:table-cell>
          <table:table-cell table:style-name="Tabla16.A1" office:value-type="string">
            <text:p text:style-name="P263">Completar Información Empleador</text:p>
          </table:table-cell>
        </table:table-row>
        <table:table-row table:style-name="Tabla16.1">
          <table:table-cell table:style-name="Tabla16.A1" office:value-type="string">
            <text:p text:style-name="P82">Actores</text:p>
          </table:table-cell>
          <table:table-cell table:style-name="Tabla16.A1" office:value-type="string">
            <text:p text:style-name="P82"><text:span text:style-name="T37">Usuario </text:span><text:span text:style-name="T92">Empleador</text:span> </text:p>
          </table:table-cell>
        </table:table-row>
        <table:table-row table:style-name="Tabla16.1">
          <table:table-cell table:style-name="Tabla16.A1" office:value-type="string">
            <text:p text:style-name="P82">Descripción</text:p>
          </table:table-cell>
          <table:table-cell table:style-name="Tabla16.A1" office:value-type="string">
            <text:p text:style-name="P115">El <text:span text:style-name="T92">empleador</text:span> inicia sesión <text:span text:style-name="T92">y se genera un espacio para completar información necesaria.</text:span></text:p>
          </table:table-cell>
        </table:table-row>
        <table:table-row table:style-name="Tabla16.1">
          <table:table-cell table:style-name="Tabla16.A1" office:value-type="string">
            <text:p text:style-name="P82">Tipo</text:p>
          </table:table-cell>
          <table:table-cell table:style-name="Tabla16.A1" office:value-type="string">
            <text:p text:style-name="P170">Primario</text:p>
          </table:table-cell>
        </table:table-row>
      </table:table>
      <text:p text:style-name="P267"/>
      <text:p text:style-name="P59">EXPANDIDO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82">Número</text:p>
          </table:table-cell>
          <table:table-cell table:style-name="Tabla17.A1" office:value-type="string">
            <text:p text:style-name="P82">CU0<text:span text:style-name="T89">1</text:span><text:span text:style-name="T91">4</text:span></text:p>
          </table:table-cell>
        </table:table-row>
        <table:table-row table:style-name="Tabla17.1">
          <table:table-cell table:style-name="Tabla17.A1" office:value-type="string">
            <text:p text:style-name="P82">Nombre del Caso de Uso:</text:p>
          </table:table-cell>
          <table:table-cell table:style-name="Tabla17.A1" office:value-type="string">
            <text:p text:style-name="P263">Completar Información Empleador</text:p>
          </table:table-cell>
        </table:table-row>
        <table:table-row table:style-name="Tabla17.1">
          <table:table-cell table:style-name="Tabla17.A1" office:value-type="string">
            <text:p text:style-name="P82">Actores</text:p>
          </table:table-cell>
          <table:table-cell table:style-name="Tabla17.A1" office:value-type="string">
            <text:p text:style-name="P82"><text:span text:style-name="T37">Usuario </text:span><text:span text:style-name="T92">Empleador</text:span> </text:p>
          </table:table-cell>
        </table:table-row>
        <table:table-row table:style-name="Tabla17.1">
          <table:table-cell table:style-name="Tabla17.A1" office:value-type="string">
            <text:p text:style-name="P82">Propósito:</text:p>
          </table:table-cell>
          <table:table-cell table:style-name="Tabla17.A1" office:value-type="string">
            <text:p text:style-name="P117">Completar información necesaria para el sistema</text:p>
          </table:table-cell>
        </table:table-row>
        <table:table-row table:style-name="Tabla17.1">
          <table:table-cell table:style-name="Tabla17.A1" office:value-type="string">
            <text:p text:style-name="P82">Precondiciones</text:p>
          </table:table-cell>
          <table:table-cell table:style-name="Tabla17.A1" office:value-type="string">
            <text:p text:style-name="P170">CU00<text:span text:style-name="T79">5</text:span></text:p>
          </table:table-cell>
        </table:table-row>
        <table:table-row table:style-name="Tabla17.1">
          <table:table-cell table:style-name="Tabla17.A1" office:value-type="string">
            <text:p text:style-name="P82">Resumen</text:p>
          </table:table-cell>
          <table:table-cell table:style-name="Tabla17.A1" office:value-type="string">
            <text:p text:style-name="P116">El <text:span text:style-name="T92">empleador</text:span> inicia sesión <text:span text:style-name="T92">y se generan dos cuadros de texto en donde agrega la misión y visión de la empresa para completar información.</text:span></text:p>
          </table:table-cell>
        </table:table-row>
        <table:table-row table:style-name="Tabla17.1">
          <table:table-cell table:style-name="Tabla17.A1" office:value-type="string">
            <text:p text:style-name="P82">Tipo</text:p>
          </table:table-cell>
          <table:table-cell table:style-name="Tabla17.A1" office:value-type="string">
            <text:p text:style-name="P170">Primario, <text:span text:style-name="T42">Esencial</text:span></text:p>
          </table:table-cell>
        </table:table-row>
        <table:table-row table:style-name="Tabla17.1">
          <table:table-cell table:style-name="Tabla17.A1" office:value-type="string">
            <text:p text:style-name="P82">Referencias:</text:p>
          </table:table-cell>
          <table:table-cell table:style-name="Tabla17.A1" office:value-type="string">
            <text:p text:style-name="P146">CU001, CU002, <text:span text:style-name="T44">CU00</text:span><text:span text:style-name="T79">5</text:span></text:p>
          </table:table-cell>
        </table:table-row>
        <table:table-row table:style-name="Tabla17.9">
          <table:table-cell table:style-name="Tabla17.A1" table:number-columns-spanned="2" office:value-type="string">
            <text:p text:style-name="P26">Segunda sección</text:p>
          </table:table-cell>
          <table:covered-table-cell/>
        </table:table-row>
        <table:table-row table:style-name="Tabla17.9">
          <table:table-cell table:style-name="Tabla17.A1" office:value-type="string">
            <text:p text:style-name="P26">Acción de actores</text:p>
          </table:table-cell>
          <table:table-cell table:style-name="Tabla17.A1" office:value-type="string">
            <text:p text:style-name="P27">Respuesta del sistema</text:p>
          </table:table-cell>
        </table:table-row>
        <table:table-row table:style-name="Tabla17.9">
          <table:table-cell table:style-name="Tabla17.A1" office:value-type="string">
            <text:p text:style-name="P198">1. <text:span text:style-name="T92">El Empleador inicia sesión</text:span></text:p>
          </table:table-cell>
          <table:table-cell table:style-name="Tabla17.A1" office:value-type="string">
            <text:p text:style-name="P199">2. El sistema<text:span text:style-name="T24"> genera</text:span><text:span text:style-name="T25">n </text:span><text:span text:style-name="T27">dos cuadros de texto, </text:span><text:soft-page-break/><text:span text:style-name="T27">donde</text:span><text:span text:style-name="T26"> </text:span><text:span text:style-name="T28">se puede introducir la información de la misión y la visión de la empresa, se genera un botón siguiente <text:s/>.</text:span></text:p>
          </table:table-cell>
        </table:table-row>
        <table:table-row table:style-name="Tabla17.9">
          <table:table-cell table:style-name="Tabla17.A12" office:value-type="string">
            <text:p text:style-name="P268">3. Ingresa la Misión </text:p>
          </table:table-cell>
          <table:table-cell table:style-name="Tabla17.A12" office:value-type="string">
            <text:p text:style-name="P264"/>
          </table:table-cell>
        </table:table-row>
        <table:table-row table:style-name="Tabla17.9">
          <table:table-cell table:style-name="Tabla17.A12" office:value-type="string">
            <text:p text:style-name="P268">4. Ingresa la Visión</text:p>
          </table:table-cell>
          <table:table-cell table:style-name="Tabla17.A12" office:value-type="string">
            <text:p text:style-name="P264"/>
          </table:table-cell>
        </table:table-row>
        <table:table-row table:style-name="Tabla17.9">
          <table:table-cell table:style-name="Tabla17.A12" office:value-type="string">
            <text:p text:style-name="P268">5. Presiona el botón siguiente </text:p>
          </table:table-cell>
          <table:table-cell table:style-name="Tabla17.A12" office:value-type="string">
            <text:p text:style-name="P269">6. El sistema manda al usuario a una pagina de método de pago .</text:p>
          </table:table-cell>
        </table:table-row>
        <table:table-row table:style-name="Tabla17.9">
          <table:table-cell table:style-name="Tabla17.A12" table:number-columns-spanned="2" office:value-type="string">
            <text:p text:style-name="P56">Tercera sección (escenarios alternos)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187">En paso <text:span text:style-name="T89">3</text:span>, <text:span text:style-name="T5">si deja en blanco </text:span><text:span text:style-name="T68">el cuadro</text:span><text:span text:style-name="T5"> de texto, se muestra el mensaje ”ingrese </text:span><text:span text:style-name="T93">la misión</text:span><text:span text:style-name="T5">”</text:span>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187">En paso <text:span text:style-name="T93">4</text:span>, <text:span text:style-name="T5">si deja en blanco </text:span><text:span text:style-name="T68">el cuadro</text:span><text:span text:style-name="T5"> de texto, se muestra el mensaje ”ingrese </text:span><text:span text:style-name="T93">la visión</text:span><text:span text:style-name="T5">”</text:span></text:p>
          </table:table-cell>
          <table:covered-table-cell/>
        </table:table-row>
      </table:table>
      <text:p text:style-name="P179"/>
      <text:p text:style-name="P46">C<text:span text:style-name="T38">ASO DE USO DE ALTO NIVEL</text:span></text:p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83">Número</text:p>
          </table:table-cell>
          <table:table-cell table:style-name="Tabla18.A1" office:value-type="string">
            <text:p text:style-name="P83">CU0<text:span text:style-name="T89">1</text:span><text:span text:style-name="T93">5</text:span></text:p>
          </table:table-cell>
        </table:table-row>
        <table:table-row table:style-name="Tabla18.1">
          <table:table-cell table:style-name="Tabla18.A1" office:value-type="string">
            <text:p text:style-name="P83">Nombre del Caso de Uso:</text:p>
          </table:table-cell>
          <table:table-cell table:style-name="Tabla18.A1" office:value-type="string">
            <text:p text:style-name="P265">Completar Información <text:span text:style-name="T93">Método de Pago </text:span>Empleador</text:p>
          </table:table-cell>
        </table:table-row>
        <table:table-row table:style-name="Tabla18.1">
          <table:table-cell table:style-name="Tabla18.A1" office:value-type="string">
            <text:p text:style-name="P83">Actores</text:p>
          </table:table-cell>
          <table:table-cell table:style-name="Tabla18.A1" office:value-type="string">
            <text:p text:style-name="P83"><text:span text:style-name="T37">Usuario </text:span><text:span text:style-name="T92">Empleador</text:span> </text:p>
          </table:table-cell>
        </table:table-row>
        <table:table-row table:style-name="Tabla18.1">
          <table:table-cell table:style-name="Tabla18.A1" office:value-type="string">
            <text:p text:style-name="P83">Descripción</text:p>
          </table:table-cell>
          <table:table-cell table:style-name="Tabla18.A1" office:value-type="string">
            <text:p text:style-name="P119">El empleador <text:span text:style-name="T94">inicia el completado de información del método de pago para la comisión.</text:span></text:p>
          </table:table-cell>
        </table:table-row>
        <table:table-row table:style-name="Tabla18.1">
          <table:table-cell table:style-name="Tabla18.A1" office:value-type="string">
            <text:p text:style-name="P83">Tipo</text:p>
          </table:table-cell>
          <table:table-cell table:style-name="Tabla18.A1" office:value-type="string">
            <text:p text:style-name="P171">Primario</text:p>
          </table:table-cell>
        </table:table-row>
      </table:table>
      <text:p text:style-name="P273"/>
      <text:p text:style-name="P60">EXPANDIDO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83">Número</text:p>
          </table:table-cell>
          <table:table-cell table:style-name="Tabla19.A1" office:value-type="string">
            <text:p text:style-name="P83">CU0<text:span text:style-name="T89">1</text:span><text:span text:style-name="T93">5</text:span></text:p>
          </table:table-cell>
        </table:table-row>
        <table:table-row table:style-name="Tabla19.1">
          <table:table-cell table:style-name="Tabla19.A1" office:value-type="string">
            <text:p text:style-name="P83">Nombre del Caso de Uso:</text:p>
          </table:table-cell>
          <table:table-cell table:style-name="Tabla19.A1" office:value-type="string">
            <text:p text:style-name="P265">Completar Información <text:span text:style-name="T93">Método de Pago </text:span>Empleador</text:p>
          </table:table-cell>
        </table:table-row>
        <table:table-row table:style-name="Tabla19.1">
          <table:table-cell table:style-name="Tabla19.A1" office:value-type="string">
            <text:p text:style-name="P83">Actores</text:p>
          </table:table-cell>
          <table:table-cell table:style-name="Tabla19.A1" office:value-type="string">
            <text:p text:style-name="P83"><text:span text:style-name="T37">Usuario </text:span><text:span text:style-name="T92">Empleador</text:span> </text:p>
          </table:table-cell>
        </table:table-row>
        <table:table-row table:style-name="Tabla19.1">
          <table:table-cell table:style-name="Tabla19.A1" office:value-type="string">
            <text:p text:style-name="P83">Propósito:</text:p>
          </table:table-cell>
          <table:table-cell table:style-name="Tabla19.A1" office:value-type="string">
            <text:p text:style-name="P118">Completar información necesaria para el sistema</text:p>
          </table:table-cell>
        </table:table-row>
        <table:table-row table:style-name="Tabla19.1">
          <table:table-cell table:style-name="Tabla19.A1" office:value-type="string">
            <text:p text:style-name="P83">Precondiciones</text:p>
          </table:table-cell>
          <table:table-cell table:style-name="Tabla19.A1" office:value-type="string">
            <text:p text:style-name="P171">CU00<text:span text:style-name="T79">5</text:span></text:p>
          </table:table-cell>
        </table:table-row>
        <table:table-row table:style-name="Tabla19.1">
          <table:table-cell table:style-name="Tabla19.A1" office:value-type="string">
            <text:p text:style-name="P83">Resumen</text:p>
          </table:table-cell>
          <table:table-cell table:style-name="Tabla19.A1" office:value-type="string">
            <text:p text:style-name="P120">El empleador <text:span text:style-name="T94">inicia el completado de información del método de pago para la </text:span><text:soft-page-break/><text:span text:style-name="T94">comisión seleccionando </text:span><text:span text:style-name="T95">método y presionando el botón para terminar el completado de información</text:span></text:p>
          </table:table-cell>
        </table:table-row>
        <table:table-row table:style-name="Tabla19.1">
          <table:table-cell table:style-name="Tabla19.A1" office:value-type="string">
            <text:p text:style-name="P83">Tipo</text:p>
          </table:table-cell>
          <table:table-cell table:style-name="Tabla19.A1" office:value-type="string">
            <text:p text:style-name="P171">Primario, <text:span text:style-name="T42">Esencial</text:span></text:p>
          </table:table-cell>
        </table:table-row>
        <table:table-row table:style-name="Tabla19.1">
          <table:table-cell table:style-name="Tabla19.A1" office:value-type="string">
            <text:p text:style-name="P83">Referencias:</text:p>
          </table:table-cell>
          <table:table-cell table:style-name="Tabla19.A1" office:value-type="string">
            <text:p text:style-name="P147">CU001, CU002, <text:span text:style-name="T44">CU00</text:span><text:span text:style-name="T79">5</text:span></text:p>
          </table:table-cell>
        </table:table-row>
        <table:table-row table:style-name="Tabla19.9">
          <table:table-cell table:style-name="Tabla19.A1" table:number-columns-spanned="2" office:value-type="string">
            <text:p text:style-name="P28">Segunda sección</text:p>
          </table:table-cell>
          <table:covered-table-cell/>
        </table:table-row>
        <table:table-row table:style-name="Tabla19.9">
          <table:table-cell table:style-name="Tabla19.A1" office:value-type="string">
            <text:p text:style-name="P28">Acción de actores</text:p>
          </table:table-cell>
          <table:table-cell table:style-name="Tabla19.A1" office:value-type="string">
            <text:p text:style-name="P29">Respuesta del sistema</text:p>
          </table:table-cell>
        </table:table-row>
        <table:table-row table:style-name="Tabla19.9">
          <table:table-cell table:style-name="Tabla19.A1" office:value-type="string">
            <text:p text:style-name="P200">1. <text:span text:style-name="T92">El Empleador inicia sesión</text:span></text:p>
          </table:table-cell>
          <table:table-cell table:style-name="Tabla19.A1" office:value-type="string">
            <text:p text:style-name="P201">2. El sistema<text:span text:style-name="T24"> genera</text:span><text:span text:style-name="T25">n </text:span><text:span text:style-name="T30">un cuadro de selección <text:s/>para los métodos de pago, también genera un botón siguiente.</text:span></text:p>
          </table:table-cell>
        </table:table-row>
        <table:table-row table:style-name="Tabla19.9">
          <table:table-cell table:style-name="Tabla19.A12" office:value-type="string">
            <text:p text:style-name="P268">3. <text:span text:style-name="T95">Selecciona el método de pago</text:span> </text:p>
          </table:table-cell>
          <table:table-cell table:style-name="Tabla19.A12" office:value-type="string">
            <text:p text:style-name="P266"/>
          </table:table-cell>
        </table:table-row>
        <table:table-row table:style-name="Tabla19.9">
          <table:table-cell table:style-name="Tabla19.A12" office:value-type="string">
            <text:p text:style-name="P268">4. <text:span text:style-name="T95">Presiona el botón siguiente</text:span></text:p>
          </table:table-cell>
          <table:table-cell table:style-name="Tabla19.A12" office:value-type="string">
            <text:p text:style-name="P274">5. <text:span text:style-name="T80">El sistema manda </text:span><text:span text:style-name="T84">un mensaje ”</text:span>Información<text:span text:style-name="T84"> </text:span>Completada<text:span text:style-name="T84">” </text:span><text:span text:style-name="T85">debajo se genera un botón ok, al presionarlo el usuario es mandado a la pagina de gestión </text:span>de ofertas<text:span text:style-name="T85">.</text:span></text:p>
          </table:table-cell>
        </table:table-row>
        <table:table-row table:style-name="Tabla19.9">
          <table:table-cell table:style-name="Tabla19.A12" table:number-columns-spanned="2" office:value-type="string">
            <text:p text:style-name="P56">Tercera sección (escenarios alternos)</text:p>
          </table:table-cell>
          <table:covered-table-cell/>
        </table:table-row>
        <table:table-row table:style-name="Tabla19.15">
          <table:table-cell table:style-name="Tabla19.A12" table:number-columns-spanned="2" office:value-type="string">
            <text:p text:style-name="P188">En paso <text:span text:style-name="T89">3</text:span>, <text:span text:style-name="T5">si </text:span><text:span text:style-name="T96">no se selecciona ningún método</text:span><text:span text:style-name="T5"> se muestra el mensaje ”</text:span><text:span text:style-name="T96">seleccione algún valor</text:span><text:span text:style-name="T5">”</text:span></text:p>
          </table:table-cell>
          <table:covered-table-cell/>
        </table:table-row>
      </table:table>
      <text:p text:style-name="P180"/>
      <text:p text:style-name="P47">C<text:span text:style-name="T38">ASO DE USO DE ALTO NIVEL</text:span></text:p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84">Número</text:p>
          </table:table-cell>
          <table:table-cell table:style-name="Tabla20.A1" office:value-type="string">
            <text:p text:style-name="P84">CU0<text:span text:style-name="T89">1</text:span><text:span text:style-name="T96">6</text:span></text:p>
          </table:table-cell>
        </table:table-row>
        <table:table-row table:style-name="Tabla20.1">
          <table:table-cell table:style-name="Tabla20.A1" office:value-type="string">
            <text:p text:style-name="P84">Nombre del Caso de Uso:</text:p>
          </table:table-cell>
          <table:table-cell table:style-name="Tabla20.A1" office:value-type="string">
            <text:p text:style-name="P275">Gestión de Ofertas Empleador</text:p>
          </table:table-cell>
        </table:table-row>
        <table:table-row table:style-name="Tabla20.1">
          <table:table-cell table:style-name="Tabla20.A1" office:value-type="string">
            <text:p text:style-name="P84">Actores</text:p>
          </table:table-cell>
          <table:table-cell table:style-name="Tabla20.A1" office:value-type="string">
            <text:p text:style-name="P84"><text:span text:style-name="T37">Usuario </text:span><text:span text:style-name="T92">Empleador</text:span> </text:p>
          </table:table-cell>
        </table:table-row>
        <table:table-row table:style-name="Tabla20.1">
          <table:table-cell table:style-name="Tabla20.A1" office:value-type="string">
            <text:p text:style-name="P84">Descripción</text:p>
          </table:table-cell>
          <table:table-cell table:style-name="Tabla20.A1" office:value-type="string">
            <text:p text:style-name="P121">El empleador <text:span text:style-name="T94">inicia </text:span><text:span text:style-name="T97">en la </text:span><text:span text:style-name="T96">gestión de ofertas </text:span><text:span text:style-name="T97">para editar, </text:span><text:span text:style-name="T98">eliminar </text:span><text:span text:style-name="T97">o crear ofertas.</text:span></text:p>
          </table:table-cell>
        </table:table-row>
        <table:table-row table:style-name="Tabla20.1">
          <table:table-cell table:style-name="Tabla20.A1" office:value-type="string">
            <text:p text:style-name="P84">Tipo</text:p>
          </table:table-cell>
          <table:table-cell table:style-name="Tabla20.A1" office:value-type="string">
            <text:p text:style-name="P172">Primario</text:p>
          </table:table-cell>
        </table:table-row>
      </table:table>
      <text:p text:style-name="P280"/>
      <text:p text:style-name="P61">EXPANDIDO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84">Número</text:p>
          </table:table-cell>
          <table:table-cell table:style-name="Tabla21.A1" office:value-type="string">
            <text:p text:style-name="P84">CU0<text:span text:style-name="T89">1</text:span><text:span text:style-name="T96">6</text:span></text:p>
          </table:table-cell>
        </table:table-row>
        <table:table-row table:style-name="Tabla21.1">
          <table:table-cell table:style-name="Tabla21.A1" office:value-type="string">
            <text:p text:style-name="P84">Nombre del Caso de Uso:</text:p>
          </table:table-cell>
          <table:table-cell table:style-name="Tabla21.A1" office:value-type="string">
            <text:p text:style-name="P275">Gestión de Ofertas Empleador</text:p>
          </table:table-cell>
        </table:table-row>
        <table:table-row table:style-name="Tabla21.1">
          <table:table-cell table:style-name="Tabla21.A1" office:value-type="string">
            <text:p text:style-name="P84">Actores</text:p>
          </table:table-cell>
          <table:table-cell table:style-name="Tabla21.A1" office:value-type="string">
            <text:p text:style-name="P84"><text:span text:style-name="T37">Usuario </text:span><text:span text:style-name="T92">Empleador</text:span> </text:p>
          </table:table-cell>
        </table:table-row>
        <text:soft-page-break/>
        <table:table-row table:style-name="Tabla21.4">
          <table:table-cell table:style-name="Tabla21.A1" office:value-type="string">
            <text:p text:style-name="P84">Propósito:</text:p>
          </table:table-cell>
          <table:table-cell table:style-name="Tabla21.A1" office:value-type="string">
            <text:p text:style-name="P126">Editar o crear Ofertas de empleo</text:p>
          </table:table-cell>
        </table:table-row>
        <table:table-row table:style-name="Tabla21.1">
          <table:table-cell table:style-name="Tabla21.A1" office:value-type="string">
            <text:p text:style-name="P84">Precondiciones</text:p>
          </table:table-cell>
          <table:table-cell table:style-name="Tabla21.A1" office:value-type="string">
            <text:p text:style-name="P172">CU00<text:span text:style-name="T79">5</text:span></text:p>
          </table:table-cell>
        </table:table-row>
        <table:table-row table:style-name="Tabla21.1">
          <table:table-cell table:style-name="Tabla21.A1" office:value-type="string">
            <text:p text:style-name="P84">Resumen</text:p>
          </table:table-cell>
          <table:table-cell table:style-name="Tabla21.A1" office:value-type="string">
            <text:p text:style-name="P121">El empleador <text:span text:style-name="T94">inicia </text:span><text:span text:style-name="T97">en la </text:span><text:span text:style-name="T96">gestión de ofertas </text:span><text:span text:style-name="T98">donde se puede editar, eliminar y crear cada oferta de empleo para el sistema.</text:span></text:p>
          </table:table-cell>
        </table:table-row>
        <table:table-row table:style-name="Tabla21.1">
          <table:table-cell table:style-name="Tabla21.A1" office:value-type="string">
            <text:p text:style-name="P84">Tipo</text:p>
          </table:table-cell>
          <table:table-cell table:style-name="Tabla21.A1" office:value-type="string">
            <text:p text:style-name="P172">Primario, <text:span text:style-name="T42">Esencial</text:span></text:p>
          </table:table-cell>
        </table:table-row>
        <table:table-row table:style-name="Tabla21.1">
          <table:table-cell table:style-name="Tabla21.A1" office:value-type="string">
            <text:p text:style-name="P84">Referencias:</text:p>
          </table:table-cell>
          <table:table-cell table:style-name="Tabla21.A1" office:value-type="string">
            <text:p text:style-name="P148">CU001, CU002, <text:span text:style-name="T44">CU00</text:span><text:span text:style-name="T79">5</text:span></text:p>
          </table:table-cell>
        </table:table-row>
        <table:table-row table:style-name="Tabla21.9">
          <table:table-cell table:style-name="Tabla21.A1" table:number-columns-spanned="2" office:value-type="string">
            <text:p text:style-name="P30">Segunda sección</text:p>
          </table:table-cell>
          <table:covered-table-cell/>
        </table:table-row>
        <table:table-row table:style-name="Tabla21.9">
          <table:table-cell table:style-name="Tabla21.A1" office:value-type="string">
            <text:p text:style-name="P30">Acción de actores</text:p>
          </table:table-cell>
          <table:table-cell table:style-name="Tabla21.A1" office:value-type="string">
            <text:p text:style-name="P31">Respuesta del sistema</text:p>
          </table:table-cell>
        </table:table-row>
        <table:table-row table:style-name="Tabla21.9">
          <table:table-cell table:style-name="Tabla21.A1" office:value-type="string">
            <text:p text:style-name="P202">1. <text:span text:style-name="T92">El Empleador </text:span><text:span text:style-name="T99">completa la información e inicia en gestión de ofertas</text:span></text:p>
          </table:table-cell>
          <table:table-cell table:style-name="Tabla21.A1" office:value-type="string">
            <text:p text:style-name="P203">2. El sistema<text:span text:style-name="T24"> genera</text:span><text:span text:style-name="T25">n </text:span><text:span text:style-name="T30">un </text:span><text:span text:style-name="T31">listado donde cada oferta tiene dos botones, editar y eliminar, arriba del listado hay un botón de creación de ofertas.</text:span></text:p>
          </table:table-cell>
        </table:table-row>
        <table:table-row table:style-name="Tabla21.9">
          <table:table-cell table:style-name="Tabla21.A12" office:value-type="string">
            <text:p text:style-name="P270">3. <text:span text:style-name="T99">Presionar Editar</text:span></text:p>
          </table:table-cell>
          <table:table-cell table:style-name="Tabla21.A12" office:value-type="string">
            <text:p text:style-name="P281">4.El sistema manda al usuario a la pagina de edición de ofertas</text:p>
          </table:table-cell>
        </table:table-row>
        <table:table-row table:style-name="Tabla21.9">
          <table:table-cell table:style-name="Tabla21.A12" office:value-type="string">
            <text:p text:style-name="P271"><text:span text:style-name="T99">5</text:span>. <text:span text:style-name="T99">Presionar Eliminar</text:span></text:p>
          </table:table-cell>
          <table:table-cell table:style-name="Tabla21.A12" office:value-type="string">
            <text:p text:style-name="P276">5. <text:span text:style-name="T99">El sistema elimina la oferta y actualiza la pagina para actualizar la información <text:s/>del usuario.</text:span></text:p>
          </table:table-cell>
        </table:table-row>
        <table:table-row table:style-name="Tabla21.9">
          <table:table-cell table:style-name="Tabla21.A12" office:value-type="string">
            <text:p text:style-name="P271"><text:span text:style-name="T99">7</text:span>. <text:span text:style-name="T99">Presionar Crear Oferta</text:span></text:p>
          </table:table-cell>
          <table:table-cell table:style-name="Tabla21.A12" office:value-type="string">
            <text:p text:style-name="P276"><text:span text:style-name="T99">6</text:span> <text:span text:style-name="T99">El sistema manda al usuario a la pagina de creación de ofertas</text:span></text:p>
          </table:table-cell>
        </table:table-row>
      </table:table>
      <text:p text:style-name="P181"/>
      <text:p text:style-name="P48">C<text:span text:style-name="T38">ASO DE USO DE ALTO NIVEL</text:span></text:p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85">Número</text:p>
          </table:table-cell>
          <table:table-cell table:style-name="Tabla22.A1" office:value-type="string">
            <text:p text:style-name="P85">CU0<text:span text:style-name="T89">1</text:span><text:span text:style-name="T99">7</text:span></text:p>
          </table:table-cell>
        </table:table-row>
        <table:table-row table:style-name="Tabla22.1">
          <table:table-cell table:style-name="Tabla22.A1" office:value-type="string">
            <text:p text:style-name="P85">Nombre del Caso de Uso:</text:p>
          </table:table-cell>
          <table:table-cell table:style-name="Tabla22.A1" office:value-type="string">
            <text:p text:style-name="P277"><text:span text:style-name="T100">Edición</text:span> de Ofertas Empleador</text:p>
          </table:table-cell>
        </table:table-row>
        <table:table-row table:style-name="Tabla22.1">
          <table:table-cell table:style-name="Tabla22.A1" office:value-type="string">
            <text:p text:style-name="P85">Actores</text:p>
          </table:table-cell>
          <table:table-cell table:style-name="Tabla22.A1" office:value-type="string">
            <text:p text:style-name="P85"><text:span text:style-name="T37">Usuario </text:span><text:span text:style-name="T92">Empleador</text:span> </text:p>
          </table:table-cell>
        </table:table-row>
        <table:table-row table:style-name="Tabla22.1">
          <table:table-cell table:style-name="Tabla22.A1" office:value-type="string">
            <text:p text:style-name="P85">Descripción</text:p>
          </table:table-cell>
          <table:table-cell table:style-name="Tabla22.A1" office:value-type="string">
            <text:p text:style-name="P122">El empleador <text:span text:style-name="T100">selecciona la edición de ofertas se inicia una pagina para poder editar la información de la oferta.</text:span></text:p>
          </table:table-cell>
        </table:table-row>
        <table:table-row table:style-name="Tabla22.1">
          <table:table-cell table:style-name="Tabla22.A1" office:value-type="string">
            <text:p text:style-name="P85">Tipo</text:p>
          </table:table-cell>
          <table:table-cell table:style-name="Tabla22.A1" office:value-type="string">
            <text:p text:style-name="P173">Primario</text:p>
          </table:table-cell>
        </table:table-row>
      </table:table>
      <text:p text:style-name="P284"/>
      <text:p text:style-name="P62">EXPANDIDO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85">Número</text:p>
          </table:table-cell>
          <table:table-cell table:style-name="Tabla23.A1" office:value-type="string">
            <text:p text:style-name="P85">CU0<text:span text:style-name="T89">1</text:span><text:span text:style-name="T99">7</text:span></text:p>
          </table:table-cell>
        </table:table-row>
        <text:soft-page-break/>
        <table:table-row table:style-name="Tabla23.1">
          <table:table-cell table:style-name="Tabla23.A1" office:value-type="string">
            <text:p text:style-name="P85">Nombre del Caso de Uso:</text:p>
          </table:table-cell>
          <table:table-cell table:style-name="Tabla23.A1" office:value-type="string">
            <text:p text:style-name="P277"><text:span text:style-name="T100">Edición</text:span> de Ofertas Empleador</text:p>
          </table:table-cell>
        </table:table-row>
        <table:table-row table:style-name="Tabla23.1">
          <table:table-cell table:style-name="Tabla23.A1" office:value-type="string">
            <text:p text:style-name="P85">Actores</text:p>
          </table:table-cell>
          <table:table-cell table:style-name="Tabla23.A1" office:value-type="string">
            <text:p text:style-name="P85"><text:span text:style-name="T37">Usuario </text:span><text:span text:style-name="T92">Empleador</text:span> </text:p>
          </table:table-cell>
        </table:table-row>
        <table:table-row table:style-name="Tabla23.4">
          <table:table-cell table:style-name="Tabla23.A1" office:value-type="string">
            <text:p text:style-name="P85">Propósito:</text:p>
          </table:table-cell>
          <table:table-cell table:style-name="Tabla23.A1" office:value-type="string">
            <text:p text:style-name="P127">Editar Oferta de empleo</text:p>
          </table:table-cell>
        </table:table-row>
        <table:table-row table:style-name="Tabla23.1">
          <table:table-cell table:style-name="Tabla23.A1" office:value-type="string">
            <text:p text:style-name="P85">Precondiciones</text:p>
          </table:table-cell>
          <table:table-cell table:style-name="Tabla23.A1" office:value-type="string">
            <text:p text:style-name="P173">CU00<text:span text:style-name="T79">5</text:span></text:p>
          </table:table-cell>
        </table:table-row>
        <table:table-row table:style-name="Tabla23.1">
          <table:table-cell table:style-name="Tabla23.A1" office:value-type="string">
            <text:p text:style-name="P85">Resumen</text:p>
          </table:table-cell>
          <table:table-cell table:style-name="Tabla23.A1" office:value-type="string">
            <text:p text:style-name="P123">El empleador <text:span text:style-name="T100">selecciona la edición de ofertas se </text:span><text:span text:style-name="T101">abre un formulario que permite cambiar los datos que estaban al inicio en la oferta y los actualiza.</text:span></text:p>
          </table:table-cell>
        </table:table-row>
        <table:table-row table:style-name="Tabla23.1">
          <table:table-cell table:style-name="Tabla23.A1" office:value-type="string">
            <text:p text:style-name="P85">Tipo</text:p>
          </table:table-cell>
          <table:table-cell table:style-name="Tabla23.A1" office:value-type="string">
            <text:p text:style-name="P173">Primario, <text:span text:style-name="T42">Esencial</text:span></text:p>
          </table:table-cell>
        </table:table-row>
        <table:table-row table:style-name="Tabla23.1">
          <table:table-cell table:style-name="Tabla23.A1" office:value-type="string">
            <text:p text:style-name="P85">Referencias:</text:p>
          </table:table-cell>
          <table:table-cell table:style-name="Tabla23.A1" office:value-type="string">
            <text:p text:style-name="P149">CU001, CU002, <text:span text:style-name="T44">CU00</text:span><text:span text:style-name="T79">5</text:span></text:p>
          </table:table-cell>
        </table:table-row>
        <table:table-row table:style-name="Tabla23.9">
          <table:table-cell table:style-name="Tabla23.A1" table:number-columns-spanned="2" office:value-type="string">
            <text:p text:style-name="P32">Segunda sección</text:p>
          </table:table-cell>
          <table:covered-table-cell/>
        </table:table-row>
        <table:table-row table:style-name="Tabla23.9">
          <table:table-cell table:style-name="Tabla23.A1" office:value-type="string">
            <text:p text:style-name="P32">Acción de actores</text:p>
          </table:table-cell>
          <table:table-cell table:style-name="Tabla23.A1" office:value-type="string">
            <text:p text:style-name="P33">Respuesta del sistema</text:p>
          </table:table-cell>
        </table:table-row>
        <table:table-row table:style-name="Tabla23.9">
          <table:table-cell table:style-name="Tabla23.A1" office:value-type="string">
            <text:p text:style-name="P204">1. <text:span text:style-name="T92">El Empleador </text:span><text:span text:style-name="T101">selecciona editar la información de la oferta</text:span></text:p>
          </table:table-cell>
          <table:table-cell table:style-name="Tabla23.A1" office:value-type="string">
            <text:p text:style-name="P205">2. El sistema<text:span text:style-name="T24"> genera</text:span><text:span text:style-name="T25">n </text:span><text:span text:style-name="T33">una pagina donde aparece un formulario donde están datos que puede cambiar(Nombre de la oferta, </text:span><text:span text:style-name="T34">descripción, categoría, Fecha de publicación, Fecha limite, Salario Aproximado, Modalidad, Ubicación y Detalles</text:span><text:span text:style-name="T33">), </text:span><text:span text:style-name="T34">en la parte baja se generan dos botones, cancelar y editar.</text:span></text:p>
          </table:table-cell>
        </table:table-row>
        <table:table-row table:style-name="Tabla23.9">
          <table:table-cell table:style-name="Tabla23.A12" office:value-type="string">
            <text:p text:style-name="P74"><text:span text:style-name="T105">3</text:span>. <text:span text:style-name="T74">Ingresa <text:s/></text:span><text:span text:style-name="T102">o dejar en blanco </text:span><text:span text:style-name="T74">el nombre </text:span><text:span text:style-name="T102">de la oferta</text:span><text:span text:style-name="T5">.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13">
          <table:table-cell table:style-name="Tabla23.A12" office:value-type="string">
            <text:p text:style-name="P86"><text:span text:style-name="T105">4</text:span>. <text:span text:style-name="T74">Ingresa </text:span><text:span text:style-name="T102">o dejar en blanco la descripción.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86"><text:span text:style-name="T105">5</text:span>. <text:span text:style-name="T74">Ingresa </text:span><text:span text:style-name="T102">o dejar en blanco </text:span><text:span text:style-name="T74"><text:s/>la </text:span><text:span text:style-name="T102">categoría.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86"><text:span text:style-name="T105">6</text:span>. <text:span text:style-name="T74">Ingresa </text:span><text:span text:style-name="T102">o dejar en blanco </text:span><text:span text:style-name="T74"><text:s/>el </text:span><text:span text:style-name="T102">fecha de publicación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86"><text:span text:style-name="T105">7</text:span>. <text:span text:style-name="T74">ingresa </text:span><text:span text:style-name="T102">o dejar en blanco fecha limite aplicación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86"><text:span text:style-name="T105">8</text:span>. <text:span text:style-name="T74">Ingresa </text:span><text:span text:style-name="T102">o dejar en blanco salario Aproximado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86"><text:span text:style-name="T105">9</text:span>. <text:span text:style-name="T74">Ingresa </text:span><text:span text:style-name="T102">o dejar en blanco modalidad</text:span></text:p>
          </table:table-cell>
          <table:table-cell table:style-name="Tabla23.A12" office:value-type="string">
            <text:p text:style-name="P205"/>
          </table:table-cell>
        </table:table-row>
        <table:table-row table:style-name="Tabla23.9">
          <table:table-cell table:style-name="Tabla23.A12" office:value-type="string">
            <text:p text:style-name="P285"><text:span text:style-name="T105">10</text:span>. <text:span text:style-name="T74">Ingresa </text:span>o dejar en blanco <text:span text:style-name="T103">ubicación</text:span></text:p>
          </table:table-cell>
          <table:table-cell table:style-name="Tabla23.A12" office:value-type="string">
            <text:p text:style-name="P205"/>
          </table:table-cell>
        </table:table-row>
        <text:soft-page-break/>
        <table:table-row table:style-name="Tabla23.9">
          <table:table-cell table:style-name="Tabla23.A12" office:value-type="string">
            <text:p text:style-name="P286"><text:span text:style-name="T103">1</text:span><text:span text:style-name="T105">1</text:span>. <text:span text:style-name="T74">Ingresa </text:span>o dejar en blanco <text:span text:style-name="T103">detalles</text:span></text:p>
          </table:table-cell>
          <table:table-cell table:style-name="Tabla23.A12" office:value-type="string">
            <text:p text:style-name="P282"/>
          </table:table-cell>
        </table:table-row>
        <table:table-row table:style-name="Tabla23.9">
          <table:table-cell table:style-name="Tabla23.A12" office:value-type="string">
            <text:p text:style-name="P271"><text:span text:style-name="T103">1</text:span><text:span text:style-name="T105">2</text:span>. <text:span text:style-name="T99">Presionar Editar</text:span></text:p>
          </table:table-cell>
          <table:table-cell table:style-name="Tabla23.A12" office:value-type="string">
            <text:p text:style-name="P282"><text:span text:style-name="T103">1</text:span><text:span text:style-name="T105">3</text:span>. <text:span text:style-name="T80">El sistema manda </text:span><text:span text:style-name="T84">un mensaje ”</text:span><text:span text:style-name="T102">Oferta Editada</text:span><text:span text:style-name="T84"> ” </text:span><text:span text:style-name="T85">debajo se genera un botón ok, al presionarlo el usuario es mandado a la pagina de gestión de </text:span><text:span text:style-name="T102">ofertas con la información actualizada </text:span><text:span text:style-name="T85">.</text:span></text:p>
          </table:table-cell>
        </table:table-row>
        <table:table-row table:style-name="Tabla23.9">
          <table:table-cell table:style-name="Tabla23.A12" office:value-type="string">
            <text:p text:style-name="P271"><text:span text:style-name="T103">1</text:span><text:span text:style-name="T105">4</text:span>. <text:span text:style-name="T99">Presionar </text:span><text:span text:style-name="T102">Cancelar</text:span></text:p>
          </table:table-cell>
          <table:table-cell table:style-name="Tabla23.A12" office:value-type="string">
            <text:p text:style-name="P276"><text:span text:style-name="T103">1</text:span><text:span text:style-name="T105">5</text:span><text:span text:style-name="T103">.</text:span> <text:span text:style-name="T99">El sistema </text:span><text:span text:style-name="T102">devuelve al usuario a la pagina de gestión de ofertas</text:span><text:span text:style-name="T99">.</text:span></text:p>
          </table:table-cell>
        </table:table-row>
      </table:table>
      <text:p text:style-name="P182"/>
      <text:p text:style-name="P49">C<text:span text:style-name="T38">ASO DE USO DE ALTO NIVEL</text:span></text:p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87">Número</text:p>
          </table:table-cell>
          <table:table-cell table:style-name="Tabla24.A1" office:value-type="string">
            <text:p text:style-name="P87">CU0<text:span text:style-name="T89">1</text:span><text:span text:style-name="T104">8</text:span></text:p>
          </table:table-cell>
        </table:table-row>
        <table:table-row table:style-name="Tabla24.1">
          <table:table-cell table:style-name="Tabla24.A1" office:value-type="string">
            <text:p text:style-name="P87">Nombre del Caso de Uso:</text:p>
          </table:table-cell>
          <table:table-cell table:style-name="Tabla24.A1" office:value-type="string">
            <text:p text:style-name="P278"><text:span text:style-name="T104">Creación</text:span> de Ofertas Empleador</text:p>
          </table:table-cell>
        </table:table-row>
        <table:table-row table:style-name="Tabla24.1">
          <table:table-cell table:style-name="Tabla24.A1" office:value-type="string">
            <text:p text:style-name="P87">Actores</text:p>
          </table:table-cell>
          <table:table-cell table:style-name="Tabla24.A1" office:value-type="string">
            <text:p text:style-name="P87"><text:span text:style-name="T37">Usuario </text:span><text:span text:style-name="T92">Empleador</text:span> </text:p>
          </table:table-cell>
        </table:table-row>
        <table:table-row table:style-name="Tabla24.1">
          <table:table-cell table:style-name="Tabla24.A1" office:value-type="string">
            <text:p text:style-name="P87">Descripción</text:p>
          </table:table-cell>
          <table:table-cell table:style-name="Tabla24.A1" office:value-type="string">
            <text:p text:style-name="P124">El empleador <text:span text:style-name="T105">presiona</text:span><text:span text:style-name="T100"> </text:span><text:span text:style-name="T104">crear</text:span><text:span text:style-name="T100"> ofertas se inicia una pagina para poder </text:span><text:span text:style-name="T105">crear</text:span><text:span text:style-name="T100"> la información de la oferta.</text:span></text:p>
          </table:table-cell>
        </table:table-row>
        <table:table-row table:style-name="Tabla24.1">
          <table:table-cell table:style-name="Tabla24.A1" office:value-type="string">
            <text:p text:style-name="P87">Tipo</text:p>
          </table:table-cell>
          <table:table-cell table:style-name="Tabla24.A1" office:value-type="string">
            <text:p text:style-name="P174">Primario</text:p>
          </table:table-cell>
        </table:table-row>
      </table:table>
      <text:p text:style-name="P288"/>
      <text:p text:style-name="P63">EXPANDIDO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87">Número</text:p>
          </table:table-cell>
          <table:table-cell table:style-name="Tabla25.A1" office:value-type="string">
            <text:p text:style-name="P87">CU0<text:span text:style-name="T89">1</text:span><text:span text:style-name="T104">8</text:span></text:p>
          </table:table-cell>
        </table:table-row>
        <table:table-row table:style-name="Tabla25.1">
          <table:table-cell table:style-name="Tabla25.A1" office:value-type="string">
            <text:p text:style-name="P87">Nombre del Caso de Uso:</text:p>
          </table:table-cell>
          <table:table-cell table:style-name="Tabla25.A1" office:value-type="string">
            <text:p text:style-name="P278"><text:span text:style-name="T104">Creación</text:span> de Ofertas Empleador</text:p>
          </table:table-cell>
        </table:table-row>
        <table:table-row table:style-name="Tabla25.1">
          <table:table-cell table:style-name="Tabla25.A1" office:value-type="string">
            <text:p text:style-name="P87">Actores</text:p>
          </table:table-cell>
          <table:table-cell table:style-name="Tabla25.A1" office:value-type="string">
            <text:p text:style-name="P87"><text:span text:style-name="T37">Usuario </text:span><text:span text:style-name="T92">Empleador</text:span> </text:p>
          </table:table-cell>
        </table:table-row>
        <table:table-row table:style-name="Tabla25.4">
          <table:table-cell table:style-name="Tabla25.A1" office:value-type="string">
            <text:p text:style-name="P87">Propósito:</text:p>
          </table:table-cell>
          <table:table-cell table:style-name="Tabla25.A1" office:value-type="string">
            <text:p text:style-name="P128"><text:span text:style-name="T105">Crear</text:span> Oferta de empleo</text:p>
          </table:table-cell>
        </table:table-row>
        <table:table-row table:style-name="Tabla25.1">
          <table:table-cell table:style-name="Tabla25.A1" office:value-type="string">
            <text:p text:style-name="P87">Precondiciones</text:p>
          </table:table-cell>
          <table:table-cell table:style-name="Tabla25.A1" office:value-type="string">
            <text:p text:style-name="P174">CU00<text:span text:style-name="T79">5</text:span></text:p>
          </table:table-cell>
        </table:table-row>
        <table:table-row table:style-name="Tabla25.1">
          <table:table-cell table:style-name="Tabla25.A1" office:value-type="string">
            <text:p text:style-name="P87">Resumen</text:p>
          </table:table-cell>
          <table:table-cell table:style-name="Tabla25.A1" office:value-type="string">
            <text:p text:style-name="P125">El empleador <text:span text:style-name="T105">presiona</text:span><text:span text:style-name="T100"> </text:span><text:span text:style-name="T104">crear</text:span><text:span text:style-name="T100"> ofertas se inicia una pagina para poder </text:span><text:span text:style-name="T105">que </text:span><text:span text:style-name="T106">muestra</text:span><text:span text:style-name="T105"> un formulario que el usuario rellena para completar la oferta.</text:span></text:p>
          </table:table-cell>
        </table:table-row>
        <table:table-row table:style-name="Tabla25.1">
          <table:table-cell table:style-name="Tabla25.A1" office:value-type="string">
            <text:p text:style-name="P87">Tipo</text:p>
          </table:table-cell>
          <table:table-cell table:style-name="Tabla25.A1" office:value-type="string">
            <text:p text:style-name="P174">Primario, <text:span text:style-name="T42">Esencial</text:span></text:p>
          </table:table-cell>
        </table:table-row>
        <table:table-row table:style-name="Tabla25.1">
          <table:table-cell table:style-name="Tabla25.A1" office:value-type="string">
            <text:p text:style-name="P87">Referencias:</text:p>
          </table:table-cell>
          <table:table-cell table:style-name="Tabla25.A1" office:value-type="string">
            <text:p text:style-name="P150">CU001, CU002, <text:span text:style-name="T44">CU00</text:span><text:span text:style-name="T79">5</text:span></text:p>
          </table:table-cell>
        </table:table-row>
        <table:table-row table:style-name="Tabla25.9">
          <table:table-cell table:style-name="Tabla25.A1" table:number-columns-spanned="2" office:value-type="string">
            <text:p text:style-name="P34">Segunda sección</text:p>
          </table:table-cell>
          <table:covered-table-cell/>
        </table:table-row>
        <text:soft-page-break/>
        <table:table-row table:style-name="Tabla25.9">
          <table:table-cell table:style-name="Tabla25.A1" office:value-type="string">
            <text:p text:style-name="P34">Acción de actores</text:p>
          </table:table-cell>
          <table:table-cell table:style-name="Tabla25.A1" office:value-type="string">
            <text:p text:style-name="P35">Respuesta del sistema</text:p>
          </table:table-cell>
        </table:table-row>
        <table:table-row table:style-name="Tabla25.9">
          <table:table-cell table:style-name="Tabla25.A1" office:value-type="string">
            <text:p text:style-name="P206">1. <text:span text:style-name="T92">El Empleador </text:span><text:span text:style-name="T101">selecciona </text:span><text:span text:style-name="T105">crear</text:span><text:span text:style-name="T101"> la </text:span><text:span text:style-name="T105">una nueva</text:span><text:span text:style-name="T101"> </text:span><text:span text:style-name="T105">o</text:span><text:span text:style-name="T101">ferta</text:span></text:p>
          </table:table-cell>
          <table:table-cell table:style-name="Tabla25.A1" office:value-type="string">
            <text:p text:style-name="P207">2. El sistema<text:span text:style-name="T24"> genera</text:span><text:span text:style-name="T25">n </text:span><text:span text:style-name="T33">una pagina donde aparece un formulario donde están datos que </text:span><text:span text:style-name="T35">hay que rellenar</text:span><text:span text:style-name="T33">(Nombre de la oferta, </text:span><text:span text:style-name="T34">descripción, categoría, Fecha de publicación, Fecha limite, Salario Aproximado, Modalidad, Ubicación y Detalles</text:span><text:span text:style-name="T33">), </text:span><text:span text:style-name="T34">en la parte baja se generan dos botones, cancelar y </text:span><text:span text:style-name="T35">crear</text:span><text:span text:style-name="T34">.</text:span></text:p>
          </table:table-cell>
        </table:table-row>
        <table:table-row table:style-name="Tabla25.9">
          <table:table-cell table:style-name="Tabla25.A12" office:value-type="string">
            <text:p text:style-name="P87"><text:span text:style-name="T105">3</text:span>. <text:span text:style-name="T74">Ingresa <text:s/></text:span><text:span text:style-name="T102">o dejar en blanco </text:span><text:span text:style-name="T74">el nombre </text:span><text:span text:style-name="T102">de la oferta</text:span><text:span text:style-name="T5">.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13">
          <table:table-cell table:style-name="Tabla25.A12" office:value-type="string">
            <text:p text:style-name="P87"><text:span text:style-name="T105">4</text:span>. <text:span text:style-name="T74">Ingresa </text:span><text:span text:style-name="T102">o dejar en blanco la descripción.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87"><text:span text:style-name="T105">5</text:span>. <text:span text:style-name="T74">Ingresa </text:span><text:span text:style-name="T102">o dejar en blanco </text:span><text:span text:style-name="T74"><text:s/>la </text:span><text:span text:style-name="T102">categoría.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87"><text:span text:style-name="T105">6</text:span>. <text:span text:style-name="T74">Ingresa </text:span><text:span text:style-name="T102">o dejar en blanco </text:span><text:span text:style-name="T74"><text:s/>el </text:span><text:span text:style-name="T102">fecha de publicación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87"><text:span text:style-name="T105">7</text:span>. <text:span text:style-name="T74">ingresa </text:span><text:span text:style-name="T102">o dejar en blanco fecha limite aplicación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87"><text:span text:style-name="T105">8</text:span>. <text:span text:style-name="T74">Ingresa </text:span><text:span text:style-name="T102">o dejar en blanco salario Aproximado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87"><text:span text:style-name="T105">9</text:span>. <text:span text:style-name="T74">Ingresa </text:span><text:span text:style-name="T102">o dejar en blanco modalidad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287"><text:span text:style-name="T105">10</text:span>. <text:span text:style-name="T74">Ingresa </text:span>o dejar en blanco <text:span text:style-name="T103">ubicación</text:span></text:p>
          </table:table-cell>
          <table:table-cell table:style-name="Tabla25.A12" office:value-type="string">
            <text:p text:style-name="P207"/>
          </table:table-cell>
        </table:table-row>
        <table:table-row table:style-name="Tabla25.9">
          <table:table-cell table:style-name="Tabla25.A12" office:value-type="string">
            <text:p text:style-name="P287"><text:span text:style-name="T103">1</text:span><text:span text:style-name="T105">1</text:span>. <text:span text:style-name="T74">Ingresa </text:span>o dejar en blanco <text:span text:style-name="T103">detalles</text:span></text:p>
          </table:table-cell>
          <table:table-cell table:style-name="Tabla25.A12" office:value-type="string">
            <text:p text:style-name="P283"/>
          </table:table-cell>
        </table:table-row>
        <table:table-row table:style-name="Tabla25.9">
          <table:table-cell table:style-name="Tabla25.A12" office:value-type="string">
            <text:p text:style-name="P272"><text:span text:style-name="T103">1</text:span><text:span text:style-name="T105">2</text:span>. <text:span text:style-name="T99">Presionar </text:span><text:span text:style-name="T105">Crear</text:span></text:p>
          </table:table-cell>
          <table:table-cell table:style-name="Tabla25.A12" office:value-type="string">
            <text:p text:style-name="P283"><text:span text:style-name="T103">1</text:span><text:span text:style-name="T105">3</text:span>.<text:span text:style-name="T80">El sistema manda </text:span><text:span text:style-name="T84">un mensaje ”</text:span><text:span text:style-name="T102">Oferta </text:span><text:span text:style-name="T105">Creada</text:span><text:span text:style-name="T84"> ” </text:span><text:span text:style-name="T85">debajo se genera un botón ok, al presionarlo el usuario es mandado a la pagina de gestión de </text:span><text:span text:style-name="T102">ofertas </text:span><text:span text:style-name="T105">con la oferta creada</text:span><text:span text:style-name="T102"> </text:span><text:span text:style-name="T85">.</text:span></text:p>
          </table:table-cell>
        </table:table-row>
        <table:table-row table:style-name="Tabla25.9">
          <table:table-cell table:style-name="Tabla25.A12" office:value-type="string">
            <text:p text:style-name="P272"><text:span text:style-name="T103">1</text:span><text:span text:style-name="T105">4</text:span>. <text:span text:style-name="T99">Presionar </text:span><text:span text:style-name="T102">Cancelar</text:span></text:p>
          </table:table-cell>
          <table:table-cell table:style-name="Tabla25.A12" office:value-type="string">
            <text:p text:style-name="P279"><text:span text:style-name="T103">1</text:span><text:span text:style-name="T105">5</text:span>. <text:span text:style-name="T99">El sistema </text:span><text:span text:style-name="T102">devuelve al usuario a la pagina de gestión de ofertas</text:span><text:span text:style-name="T99">.</text:span></text:p>
          </table:table-cell>
        </table:table-row>
        <table:table-row table:style-name="Tabla25.9">
          <table:table-cell table:style-name="Tabla25.A12" table:number-columns-spanned="2" office:value-type="string">
            <text:p text:style-name="P57">Tercera sección (escenarios alternos)</text:p>
          </table:table-cell>
          <table:covered-table-cell/>
        </table:table-row>
        <table:table-row table:style-name="Tabla25.9">
          <table:table-cell table:style-name="Tabla25.A12" table:number-columns-spanned="2" office:value-type="string">
            <text:p text:style-name="P189">En paso <text:span text:style-name="T107">12</text:span>, si <text:span text:style-name="T5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1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0:05:01.426234011</meta:creation-date>
    <dc:date>2023-10-17T23:04:18.903271149</dc:date>
    <meta:editing-duration>PT52M46S</meta:editing-duration>
    <meta:editing-cycles>14</meta:editing-cycles>
    <meta:generator>LibreOffice/7.3.7.2$Linux_X86_64 LibreOffice_project/30$Build-2</meta:generator>
    <meta:document-statistic meta:table-count="36" meta:image-count="0" meta:object-count="0" meta:page-count="21" meta:paragraph-count="707" meta:word-count="3659" meta:character-count="22145" meta:non-whitespace-character-count="19125"/>
  </office:meta>
</office:document-meta>
</file>